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Courier1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text-properties fo:font-variant="normal" fo:text-transform="none" fo:color="#0f1115" loext:opacity="100%" style:font-name="quote-cjk-patch" fo:font-size="16.5pt" fo:letter-spacing="normal" fo:font-style="normal" fo:font-weight="bold" officeooo:paragraph-rsid="00141939"/>
    </style:style>
    <style:style style:name="P2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3" style:family="paragraph" style:parent-style-name="Text_20_body">
      <style:paragraph-properties fo:margin-left="0in" fo:margin-right="0in" fo:margin-top="0in" fo:margin-bottom="0.1665in" style:contextual-spacing="false" style:line-height-at-least="0.25in" fo:orphans="2" fo:widows="2" fo:text-indent="0in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f1115" loext:opacity="100%" style:font-name="Menlo" fo:font-size="9.75pt" fo:letter-spacing="normal" fo:font-style="normal" fo:font-weight="normal" officeooo:paragraph-rsid="0011e33e"/>
    </style:style>
    <style:style style:name="P7" style:family="paragraph" style:parent-style-name="Text_20_body">
      <style:paragraph-properties fo:margin-left="0.0835in" fo:margin-right="0in" style:line-height-at-least="0.1874in" fo:orphans="2" fo:widows="2" fo:text-indent="0in" style:auto-text-indent="fals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in" loext:border="none"/>
    </style:style>
    <style:style style:name="P8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0f1115" loext:opacity="100%" fo:letter-spacing="normal"/>
    </style:style>
    <style:style style:name="P9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800080" loext:opacity="100%" style:font-name="quote-cjk-patch" fo:font-size="16.5pt" fo:letter-spacing="normal" fo:font-style="normal" fo:font-weight="bold" loext:padding="0in" loext:border="none"/>
    </style:style>
    <style:style style:name="P10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  <style:text-properties fo:font-variant="normal" fo:text-transform="none" fo:color="#800080" loext:opacity="100%" style:font-name="quote-cjk-patch" fo:font-size="12pt" fo:letter-spacing="normal" fo:font-style="normal" fo:font-weight="bold" loext:padding="0in" loext:border="none"/>
    </style:style>
    <style:style style:name="P11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800080" loext:opacity="100%" style:font-name="Menlo" fo:font-size="9.75pt" fo:letter-spacing="normal" fo:font-style="normal" fo:font-weight="normal" loext:padding="0in" loext:border="none"/>
    </style:style>
    <style:style style:name="P12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800080" loext:opacity="100%" fo:letter-spacing="normal" loext:padding="0in" loext:border="none"/>
    </style:style>
    <style:style style:name="P13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/>
    </style:style>
    <style:style style:name="P15" style:family="paragraph" style:parent-style-name="Standard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officeooo:paragraph-rsid="00119498" style:font-style-asian="normal" style:font-style-complex="normal"/>
    </style:style>
    <style:style style:name="P16" style:family="paragraph" style:parent-style-name="Standard"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officeooo:paragraph-rsid="0011e33e" style:font-style-asian="normal" style:font-style-complex="normal"/>
    </style:style>
    <style:style style:name="P17" style:family="paragraph" style:parent-style-name="Text_20_body">
      <style:paragraph-properties fo:margin-top="0in" fo:margin-bottom="0in" style:contextual-spacing="false" style:line-height-at-least="0.1252in"/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 loext:padding="0in" loext:border="none"/>
    </style:style>
    <style:style style:name="P18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P21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a0a1a7" loext:opacity="100%" style:font-name="Menlo" fo:font-size="9.75pt" fo:letter-spacing="normal" fo:font-style="italic" fo:font-weight="normal" officeooo:paragraph-rsid="0011e33e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a0a1a7" loext:opacity="100%" style:font-name="Menlo" fo:font-size="9.75pt" fo:letter-spacing="normal" fo:font-style="italic" fo:font-weight="normal" loext:padding="0in" loext:border="none"/>
    </style:style>
    <style:style style:name="P23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a0a1a7" loext:opacity="100%" style:font-name="Menlo" fo:font-size="9.75pt" fo:letter-spacing="normal" fo:font-style="italic" fo:font-weight="normal" loext:padding="0in" loext:border="none"/>
    </style:style>
    <style:style style:name="P24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50a14f" loext:opacity="100%" style:font-name="Menlo" fo:font-size="9.75pt" fo:letter-spacing="normal" fo:font-style="normal" fo:font-weight="normal"/>
    </style:style>
    <style:style style:name="P25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50a14f" loext:opacity="100%" fo:letter-spacing="normal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4078f2" loext:opacity="100%" style:font-name="Menlo" fo:font-size="9.75pt" fo:font-style="normal" fo:font-weight="normal"/>
    </style:style>
    <style:style style:name="P27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style:font-name="Menlo" fo:font-size="9.75pt" fo:font-style="normal" fo:font-weight="normal"/>
    </style:style>
    <style:style style:name="P28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</style:style>
    <style:style style:name="P29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</style:style>
    <style:style style:name="P30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</style:style>
    <style:style style:name="P31" style:family="paragraph" style:parent-style-name="Preformatted_20_Text">
      <style:paragraph-properties fo:margin-top="0in" fo:margin-bottom="0in" style:contextual-spacing="false" style:line-height-at-least="0.2291in" fo:padding="0in" fo:border="none"/>
    </style:style>
    <style:style style:name="P32" style:family="paragraph" style:parent-style-name="Standard">
      <style:text-properties officeooo:paragraph-rsid="00119498"/>
    </style:style>
    <style:style style:name="P33" style:family="paragraph" style:parent-style-name="Standard">
      <style:text-properties officeooo:paragraph-rsid="0011e33e"/>
    </style:style>
    <style:style style:name="P34" style:family="paragraph" style:parent-style-name="Standard">
      <style:text-properties officeooo:paragraph-rsid="00134a13"/>
    </style:style>
    <style:style style:name="P35" style:family="paragraph" style:parent-style-name="Standard">
      <style:text-properties officeooo:paragraph-rsid="00141939"/>
    </style:style>
    <style:style style:name="P36" style:family="paragraph" style:parent-style-name="Standard">
      <style:text-properties officeooo:paragraph-rsid="001604cb"/>
    </style:style>
    <style:style style:name="P37" style:family="paragraph" style:parent-style-name="Text_20_body">
      <style:paragraph-properties fo:margin-top="0in" fo:margin-bottom="0in" style:contextual-spacing="false" style:line-height-at-least="0.1252in"/>
      <style:text-properties loext:padding="0in" loext:border="none"/>
    </style:style>
    <style:style style:name="P38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0f1115" loext:opacity="100%" style:font-name="Menlo" fo:font-size="9pt" fo:background-color="#ffffff" loext:padding="0in" loext:border="none"/>
    </style:style>
    <style:style style:name="P39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40" style:family="paragraph" style:parent-style-name="Text_20_body">
      <style:paragraph-properties fo:margin-left="0in" fo:margin-right="0in" fo:margin-top="0.1665in" fo:margin-bottom="0in" style:contextual-spacing="false" fo:orphans="2" fo:widows="2" fo:text-indent="0in" style:auto-text-indent="false"/>
    </style:style>
    <style:style style:name="P4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42" style:family="paragraph" style:parent-style-name="Heading_20_2">
      <style:paragraph-properties fo:margin-left="0.4583in" fo:margin-right="0.4583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800080" loext:opacity="100%" style:font-name="quote-cjk-patch" fo:font-size="16.5pt" fo:letter-spacing="normal" fo:font-style="normal" fo:font-weight="bold" loext:padding="0in" loext:border="none"/>
    </style:style>
    <style:style style:name="P43" style:family="paragraph" style:parent-style-name="Heading_20_3">
      <style:paragraph-properties fo:margin-left="0.4583in" fo:margin-right="0.4583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800080" loext:opacity="100%" style:font-name="quote-cjk-patch" fo:font-size="15pt" fo:letter-spacing="normal" fo:font-style="normal" fo:font-weight="bold" loext:padding="0in" loext:border="none"/>
    </style:style>
    <style:style style:name="P44" style:family="paragraph" style:parent-style-name="Heading_20_3">
      <style:paragraph-properties fo:margin-left="0.4583in" fo:margin-right="0.4583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fo:color="#800080" loext:opacity="100%" fo:letter-spacing="normal" loext:padding="0in" loext:border="none"/>
    </style:style>
    <style:style style:name="P45" style:family="paragraph" style:parent-style-name="Heading_20_3">
      <style:paragraph-properties fo:margin-left="0.4583in" fo:margin-right="0.4583in" fo:margin-top="0.3335in" fo:margin-bottom="0.1665in" style:contextual-spacing="false" style:line-height-at-least="0.3126in" fo:orphans="2" fo:widows="2" fo:text-indent="0in" style:auto-text-indent="false"/>
    </style:style>
    <style:style style:name="P46" style:family="paragraph" style:parent-style-name="Preformatted_20_Text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a0a1a7" loext:opacity="100%" style:font-name="Menlo" fo:font-size="9.75pt" fo:letter-spacing="normal" fo:font-style="italic" fo:font-weight="normal" loext:padding="0in" loext:border="none"/>
    </style:style>
    <style:style style:name="P47" style:family="paragraph" style:parent-style-name="Preformatted_20_Text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800080" loext:opacity="100%" style:font-name="Menlo" fo:font-size="9.75pt" fo:letter-spacing="normal" fo:font-style="normal" fo:font-weight="normal" loext:padding="0in" loext:border="none"/>
    </style:style>
    <style:style style:name="P48" style:family="paragraph" style:parent-style-name="Preformatted_20_Text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800080" loext:opacity="100%" fo:letter-spacing="normal" loext:padding="0in" loext:border="none"/>
    </style:style>
    <style:style style:name="P49" style:family="paragraph" style:parent-style-name="Preformatted_20_Text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383a42" loext:opacity="100%" style:font-name="Menlo" fo:font-size="9.75pt" fo:letter-spacing="normal" fo:font-style="normal" fo:font-weight="normal" loext:padding="0in" loext:border="none"/>
    </style:style>
    <style:style style:name="P50" style:family="paragraph" style:parent-style-name="Preformatted_20_Text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0a14f" loext:opacity="100%" fo:letter-spacing="normal" loext:padding="0in" loext:border="none"/>
    </style:style>
    <style:style style:name="P51" style:family="paragraph" style:parent-style-name="Preformatted_20_Text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e45649" loext:opacity="100%" style:font-name="Menlo" fo:font-size="9.75pt" fo:letter-spacing="normal" fo:font-style="normal" fo:font-weight="normal" loext:padding="0in" loext:border="none"/>
    </style:style>
    <style:style style:name="P52" style:family="paragraph" style:parent-style-name="Preformatted_20_Text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53" style:family="paragraph" style:parent-style-name="Standard">
      <style:text-properties officeooo:rsid="00119498" officeooo:paragraph-rsid="00119498"/>
    </style:style>
    <style:style style:name="P54" style:family="paragraph" style:parent-style-name="Standard">
      <style:text-properties officeooo:paragraph-rsid="001a67f1"/>
    </style:style>
    <style:style style:name="P55" style:family="paragraph" style:parent-style-name="Standard">
      <style:paragraph-properties fo:margin-left="0.4583in" fo:margin-right="0.4583in" fo:margin-top="0in" fo:margin-bottom="0.1665in" style:contextual-spacing="false" style:line-height-at-least="0.25in" fo:orphans="2" fo:widows="2" fo:text-indent="0in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loext:padding="0in" loext:border="none"/>
    </style:style>
    <style:style style:name="P56" style:family="paragraph" style:parent-style-name="Text_20_body">
      <style:paragraph-properties fo:margin-left="0.4583in" fo:margin-right="0.4583in" fo:margin-top="0in" fo:margin-bottom="0.1665in" style:contextual-spacing="false" fo:orphans="2" fo:widows="2" fo:text-indent="0in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57" style:family="paragraph" style:parent-style-name="Text_20_body">
      <style:paragraph-properties fo:margin-left="0.4583in" fo:margin-right="0.4583in" fo:margin-top="0.1665in" fo:margin-bottom="0.1665in" style:contextual-spacing="false" fo:orphans="2" fo:widows="2" fo:text-indent="0in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58" style:family="paragraph" style:parent-style-name="Text_20_body">
      <style:paragraph-properties fo:margin-left="0.4583in" fo:margin-right="0.4583in" fo:margin-top="0.1665in" fo:margin-bottom="0in" style:contextual-spacing="false" fo:orphans="2" fo:widows="2" fo:text-indent="0in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59" style:family="paragraph" style:parent-style-name="Text_20_body" style:list-style-name="L5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60" style:family="paragraph" style:parent-style-name="Text_20_body" style:list-style-name="L6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61" style:family="paragraph" style:parent-style-name="Text_20_body" style:list-style-name="L7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62" style:family="paragraph" style:parent-style-name="Text_20_body" style:list-style-name="L10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63" style:family="paragraph" style:parent-style-name="Text_20_body" style:list-style-name="L12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64" style:family="paragraph" style:parent-style-name="Text_20_body">
      <style:paragraph-properties fo:margin-left="0.5417in" fo:margin-right="0.4583in" fo:margin-top="0in" fo:margin-bottom="0.25in" style:contextual-spacing="false" style:line-height-at-least="0.1874in" fo:orphans="2" fo:widows="2" fo:text-indent="0in" style:auto-text-indent="fals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in" loext:border="none"/>
    </style:style>
    <style:style style:name="P65" style:family="paragraph" style:parent-style-name="Text_20_body">
      <style:paragraph-properties fo:margin-left="0.4583in" fo:margin-right="0.4583in" fo:margin-top="0in" fo:margin-bottom="0.1665in" style:contextual-spacing="false" style:line-height-at-least="0.25in" fo:orphans="2" fo:widows="2" fo:text-indent="0in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loext:padding="0in" loext:border="none"/>
    </style:style>
    <style:style style:name="P66" style:family="paragraph" style:parent-style-name="Text_20_body">
      <style:paragraph-properties fo:margin-left="0.4583in" fo:margin-right="0.4583in" fo:margin-top="0.1665in" fo:margin-bottom="0.1665in" style:contextual-spacing="false" style:line-height-at-least="0.2291in" fo:orphans="2" fo:widows="2" fo:text-indent="0in" style:auto-text-indent="false"/>
    </style:style>
    <style:style style:name="P67" style:family="paragraph" style:parent-style-name="Text_20_body">
      <style:paragraph-properties fo:margin-left="0.4583in" fo:margin-right="0.4583in" fo:margin-top="0in" fo:margin-bottom="0.1665in" style:contextual-spacing="false" style:line-height-at-least="0.2291in" fo:orphans="2" fo:widows="2" fo:text-indent="0in" style:auto-text-indent="false"/>
    </style:style>
    <style:style style:name="P68" style:family="paragraph" style:parent-style-name="Text_20_body" style:list-style-name="L5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69" style:family="paragraph" style:parent-style-name="Text_20_body" style:list-style-name="L7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70" style:family="paragraph" style:parent-style-name="Text_20_body" style:list-style-name="L16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71" style:family="paragraph" style:parent-style-name="Text_20_body" style:list-style-name="L17">
      <style:paragraph-properties fo:margin-left="0.4583in" fo:margin-right="0.4583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72" style:family="paragraph" style:parent-style-name="Text_20_body" style:list-style-name="L1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73" style:family="paragraph" style:parent-style-name="Text_20_body" style:list-style-name="L2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74" style:family="paragraph" style:parent-style-name="Text_20_body" style:list-style-name="L3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75" style:family="paragraph" style:parent-style-name="Text_20_body" style:list-style-name="L4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76" style:family="paragraph" style:parent-style-name="Text_20_body">
      <style:paragraph-properties fo:margin-left="0.4583in" fo:margin-right="0.4583in" fo:margin-top="0.1665in" fo:margin-bottom="0.1665in" style:contextual-spacing="false" fo:orphans="2" fo:widows="2" fo:text-indent="0in" style:auto-text-indent="false"/>
    </style:style>
    <style:style style:name="P77" style:family="paragraph" style:parent-style-name="Text_20_body">
      <style:paragraph-properties fo:margin-left="0.4583in" fo:margin-right="0.4583in" fo:margin-top="0in" fo:margin-bottom="0.1665in" style:contextual-spacing="false" fo:orphans="2" fo:widows="2" fo:text-indent="0in" style:auto-text-indent="false"/>
    </style:style>
    <style:style style:name="P78" style:family="paragraph" style:parent-style-name="Text_20_body" style:list-style-name="L6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79" style:family="paragraph" style:parent-style-name="Text_20_body" style:list-style-name="L7">
      <style:paragraph-properties fo:margin-left="0.4272in" fo:margin-right="0.4272in" fo:margin-top="0in" fo:margin-bottom="0.0835in" style:contextual-spacing="false" fo:orphans="2" fo:widows="2" fo:text-indent="0in" style:auto-text-indent="false" fo:padding="0in" fo:border="none"/>
    </style:style>
    <style:style style:name="P80" style:family="paragraph" style:parent-style-name="Text_20_body" style:list-style-name="L7">
      <style:paragraph-properties fo:margin-left="0.4583in" fo:margin-right="0.4583in" fo:margin-top="0in" fo:margin-bottom="0.0835in" style:contextual-spacing="false" fo:orphans="2" fo:widows="2" fo:text-indent="0in" style:auto-text-indent="false" fo:padding="0in" fo:border="none"/>
    </style:style>
    <style:style style:name="P81" style:family="paragraph" style:parent-style-name="Text_20_body" style:list-style-name="L7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82" style:family="paragraph" style:parent-style-name="Text_20_body" style:list-style-name="L8">
      <style:paragraph-properties fo:margin-left="0.4272in" fo:margin-right="0.4272in" fo:margin-top="0in" fo:margin-bottom="0in" style:contextual-spacing="false" fo:orphans="2" fo:widows="2" fo:text-indent="0in" style:auto-text-indent="false" fo:padding="0in" fo:border="none"/>
    </style:style>
    <style:style style:name="P83" style:family="paragraph" style:parent-style-name="Text_20_body" style:list-style-name="L9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84" style:family="paragraph" style:parent-style-name="Text_20_body" style:list-style-name="L11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85" style:family="paragraph" style:parent-style-name="Text_20_body" style:list-style-name="L13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86" style:family="paragraph" style:parent-style-name="Text_20_body" style:list-style-name="L14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87" style:family="paragraph" style:parent-style-name="Text_20_body" style:list-style-name="L15">
      <style:paragraph-properties fo:margin-left="0.4583in" fo:margin-right="0.4583in" fo:margin-top="0in" fo:margin-bottom="0.0835in" style:contextual-spacing="false" fo:orphans="2" fo:widows="2" fo:text-indent="0in" style:auto-text-indent="false" fo:padding="0in" fo:border="none"/>
    </style:style>
    <style:style style:name="P88" style:family="paragraph" style:parent-style-name="Text_20_body" style:list-style-name="L15">
      <style:paragraph-properties fo:margin-left="0.4272in" fo:margin-right="0.4272in" fo:margin-top="0in" fo:margin-bottom="0in" style:contextual-spacing="false" fo:orphans="2" fo:widows="2" fo:text-indent="0in" style:auto-text-indent="false" fo:padding="0in" fo:border="none"/>
    </style:style>
    <style:style style:name="P89" style:family="paragraph" style:parent-style-name="Text_20_body" style:list-style-name="L18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P90" style:family="paragraph" style:parent-style-name="Text_20_body" style:list-style-name="L19">
      <style:paragraph-properties fo:margin-left="0.4583in" fo:margin-right="0.4583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fo:color="#4078f2" loext:opacity="100%"/>
    </style:style>
    <style:style style:name="T2" style:family="text">
      <style:text-properties fo:color="#4078f2" loext:opacity="100%" style:font-name="Menlo" fo:font-size="9.75pt" fo:font-style="normal" fo:font-weight="normal"/>
    </style:style>
    <style:style style:name="T3" style:family="text">
      <style:text-properties fo:color="#50a14f" loext:opacity="100%"/>
    </style:style>
    <style:style style:name="T4" style:family="text">
      <style:text-properties fo:color="#50a14f" loext:opacity="100%" style:font-name="Menlo" fo:font-size="9.75pt" fo:font-style="normal" fo:font-weight="normal"/>
    </style:style>
    <style:style style:name="T5" style:family="text">
      <style:text-properties fo:color="#383a42" loext:opacity="100%"/>
    </style:style>
    <style:style style:name="T6" style:family="text">
      <style:text-properties fo:color="#383a42" loext:opacity="100%" style:font-name="Menlo" fo:font-size="9.75pt" fo:font-style="normal" fo:font-weight="normal"/>
    </style:style>
    <style:style style:name="T7" style:family="text">
      <style:text-properties style:font-name="Menlo" fo:font-size="9.75pt" fo:font-style="normal" fo:font-weight="normal"/>
    </style:style>
    <style:style style:name="T8" style:family="text">
      <style:text-properties fo:color="#b76b01" loext:opacity="100%"/>
    </style:style>
    <style:style style:name="T9" style:family="text">
      <style:text-properties fo:color="#b76b01" loext:opacity="100%" style:font-name="Menlo" fo:font-size="9.75pt" fo:font-style="normal" fo:font-weight="normal"/>
    </style:style>
    <style:style style:name="T10" style:family="text">
      <style:text-properties fo:font-variant="normal" fo:text-transform="none" fo:color="#4078f2" loext:opacity="100%" style:font-name="Menlo" fo:font-size="9.75pt" fo:letter-spacing="normal" fo:font-style="normal" fo:font-weight="normal"/>
    </style:style>
    <style:style style:name="T11" style:family="text">
      <style:text-properties fo:font-variant="normal" fo:text-transform="none" fo:color="#4078f2" loext:opacity="100%" style:font-name="Menlo" fo:font-size="9.75pt" fo:letter-spacing="normal" fo:font-style="italic" fo:font-weight="normal" officeooo:rsid="00119498"/>
    </style:style>
    <style:style style:name="T12" style:family="text"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T13" style:family="text">
      <style:text-properties fo:font-variant="normal" fo:text-transform="none" fo:color="#0f1115" loext:opacity="100%" style:font-name="Menlo" fo:font-size="9.75pt" fo:letter-spacing="normal" fo:font-style="normal" fo:font-weight="normal" officeooo:rsid="0012ac34"/>
    </style:style>
    <style:style style:name="T14" style:family="text">
      <style:text-properties fo:font-variant="normal" fo:text-transform="none" fo:color="#0f1115" loext:opacity="100%" style:font-name="Menlo" fo:font-size="16.5pt" fo:letter-spacing="normal" fo:font-style="normal" fo:font-weight="bold" fo:background-color="#ebeef2" loext:char-shading-value="0" loext:padding="0in" loext:border="none"/>
    </style:style>
    <style:style style:name="T15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16" style:family="text">
      <style:text-properties fo:font-variant="normal" fo:text-transform="none" fo:color="#0f1115" loext:opacity="100%" fo:letter-spacing="normal"/>
    </style:style>
    <style:style style:name="T17" style:family="text">
      <style:text-properties fo:font-variant="normal" fo:text-transform="none" fo:color="#50a14f" loext:opacity="100%" style:font-name="Menlo" fo:font-size="9.75pt" fo:letter-spacing="normal" fo:font-style="normal" fo:font-weight="normal"/>
    </style:style>
    <style:style style:name="T18" style:family="text"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T19" style:family="text">
      <style:text-properties fo:font-variant="normal" fo:text-transform="none" style:use-window-font-color="true" loext:opacity="0%" style:font-name="Menlo" fo:font-size="9.75pt" fo:letter-spacing="normal" fo:font-style="normal" fo:font-weight="normal" style:font-style-asian="normal" style:font-style-complex="normal"/>
    </style:style>
    <style:style style:name="T20" style:family="text">
      <style:text-properties fo:font-variant="normal" fo:text-transform="none" style:use-window-font-color="true" loext:opacity="0%" style:font-name="Menlo" fo:font-size="9.75pt" fo:letter-spacing="normal" fo:font-style="normal" fo:font-weight="normal" officeooo:rsid="00119498" style:font-style-asian="normal" style:font-style-complex="normal"/>
    </style:style>
    <style:style style:name="T21" style:family="text">
      <style:text-properties fo:font-variant="normal" fo:text-transform="none" fo:color="#cc7832" loext:opacity="100%" style:font-name="Courier1" fo:font-size="10pt" fo:letter-spacing="normal" fo:font-style="normal" fo:font-weight="bold" style:font-size-asian="10pt" style:font-style-asian="normal" style:font-weight-asian="bold"/>
    </style:style>
    <style:style style:name="T22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in" loext:border="none"/>
    </style:style>
    <style:style style:name="T23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800080" loext:opacity="100%" style:font-name="quote-cjk-patch" fo:font-size="15pt" fo:letter-spacing="normal" fo:font-style="normal" fo:font-weight="bold" loext:padding="0in" loext:border="none"/>
    </style:style>
    <style:style style:name="T25" style:family="text">
      <style:text-properties fo:font-variant="normal" fo:text-transform="none" fo:color="#800080" loext:opacity="100%" style:font-name="quote-cjk-patch" fo:font-size="16.5pt" fo:letter-spacing="normal" fo:font-style="normal" fo:font-weight="bold" loext:padding="0in" loext:border="none"/>
    </style:style>
    <style:style style:name="T26" style:family="text">
      <style:text-properties fo:font-variant="normal" fo:text-transform="none" fo:color="#800080" loext:opacity="100%" style:font-name="Menlo" fo:font-size="10.5pt" fo:letter-spacing="normal" fo:font-style="normal" fo:font-weight="normal" fo:background-color="#ebeef2" loext:char-shading-value="0" loext:padding="0in" loext:border="none"/>
    </style:style>
    <style:style style:name="T27" style:family="text">
      <style:text-properties fo:font-variant="normal" fo:text-transform="none" fo:color="#800080" loext:opacity="100%" style:font-name="Menlo" fo:font-size="15pt" fo:letter-spacing="normal" fo:font-style="normal" fo:font-weight="bold" fo:background-color="#ebeef2" loext:char-shading-value="0" loext:padding="0in" loext:border="none"/>
    </style:style>
    <style:style style:name="T28" style:family="text">
      <style:text-properties fo:font-variant="normal" fo:text-transform="none" fo:color="#3964fe" loext:opacity="100%" style:text-line-through-style="none" style:text-line-through-type="none" style:font-name="quote-cjk-patch" fo:font-size="10.5pt" fo:letter-spacing="normal" fo:font-style="normal" style:text-underline-style="none" fo:font-weight="bold" style:text-blinking="false" loext:padding="0.0193in" loext:border-left="2.24pt solid #000000" loext:border-right="2.24pt solid #000000" loext:border-top="1.5pt solid #000000" loext:border-bottom="1.5pt solid #000000"/>
    </style:style>
    <style:style style:name="T29" style:family="text">
      <style:text-properties fo:font-variant="normal" fo:text-transform="none" fo:color="#3964fe" loext:opacity="100%" style:text-line-through-style="none" style:text-line-through-type="none" style:font-name="quote-cjk-patch" fo:font-size="10.5pt" fo:letter-spacing="normal" fo:font-style="normal" style:text-underline-style="none" fo:font-weight="normal" style:text-blinking="false" loext:padding="0.0193in" loext:border-left="2.24pt solid #000000" loext:border-right="2.24pt solid #000000" loext:border-top="1.5pt solid #000000" loext:border-bottom="1.5pt solid #000000"/>
    </style:style>
    <style:style style:name="T30" style:family="text">
      <style:text-properties officeooo:rsid="0011e33e"/>
    </style:style>
    <style:style style:name="T31" style:family="text">
      <style:text-properties officeooo:rsid="0012ac34"/>
    </style:style>
    <style:style style:name="T32" style:family="text">
      <style:text-properties fo:color="#cc7832" loext:opacity="100%" style:font-name="Courier1" fo:font-size="10pt" fo:font-weight="normal" style:font-size-asian="10pt" style:font-weight-asian="normal"/>
    </style:style>
    <style:style style:name="T33" style:family="text">
      <style:text-properties fo:color="#cc7832" loext:opacity="100%" style:font-name="Courier1" fo:font-size="10pt" fo:font-weight="bold" style:font-size-asian="10pt" style:font-weight-asian="bold"/>
    </style:style>
    <style:style style:name="T34" style:family="text">
      <style:text-properties fo:color="#cc7832" loext:opacity="100%" style:font-name="Courier1" fo:font-size="10pt" fo:font-style="normal" fo:font-weight="bold" style:font-size-asian="10pt" style:font-style-asian="normal" style:font-weight-asian="bold"/>
    </style:style>
    <style:style style:name="T35" style:family="text">
      <style:text-properties fo:color="#cc7832" loext:opacity="100%" style:font-name="Courier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a9b7c6" loext:opacity="100%" style:font-name="Courier1" fo:font-size="10pt" fo:font-weight="normal" style:font-size-asian="10pt" style:font-weight-asian="normal"/>
    </style:style>
    <style:style style:name="T37" style:family="text">
      <style:text-properties fo:color="#a9b7c6" loext:opacity="100%" style:font-name="Courier1" fo:font-size="10pt" fo:font-style="normal" fo:font-weight="normal" style:font-size-asian="10pt" style:font-style-asian="normal" style:font-weight-asian="normal"/>
    </style:style>
    <style:style style:name="T38" style:family="text">
      <style:text-properties fo:color="#d8d8d8" loext:opacity="100%" style:font-name="Courier1" fo:font-size="10pt" fo:font-weight="normal" style:font-size-asian="10pt" style:font-weight-asian="normal"/>
    </style:style>
    <style:style style:name="T39" style:family="text">
      <style:text-properties fo:color="#d8d8d8" loext:opacity="100%" style:font-name="Courier1" fo:font-size="10pt" fo:font-style="normal" fo:font-weight="normal" style:font-size-asian="10pt" style:font-style-asian="normal" style:font-weight-asian="normal"/>
    </style:style>
    <style:style style:name="T40" style:family="text">
      <style:text-properties fo:color="#ffc66d" loext:opacity="100%" style:font-name="Courier1" fo:font-size="10pt" fo:font-weight="normal" style:font-size-asian="10pt" style:font-weight-asian="normal"/>
    </style:style>
    <style:style style:name="T41" style:family="text">
      <style:text-properties fo:color="#ffc66d" loext:opacity="100%" style:font-name="Courier1" fo:font-size="10pt" fo:font-style="normal" fo:font-weight="normal" style:font-size-asian="10pt" style:font-style-asian="normal" style:font-weight-asian="normal"/>
    </style:style>
    <style:style style:name="T42" style:family="text">
      <style:text-properties fo:color="#808080" loext:opacity="100%" style:font-name="Courier1" fo:font-size="10pt" fo:font-style="italic" fo:font-weight="normal" style:font-size-asian="10pt" style:font-style-asian="italic" style:font-weight-asian="normal"/>
    </style:style>
    <style:style style:name="T43" style:family="text">
      <style:text-properties fo:color="#808080" loext:opacity="100%" style:font-name="Courier1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8000" loext:opacity="100%" style:font-name="Courier1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897bb" loext:opacity="100%" style:font-name="Courier1" fo:font-size="10pt" fo:font-style="normal" fo:font-weight="normal" style:font-size-asian="10pt" style:font-style-asian="normal" style:font-weight-asian="normal"/>
    </style:style>
    <style:style style:name="T46" style:family="text">
      <style:text-properties fo:color="#810ca8" loext:opacity="100%" style:font-name="Courier1" fo:font-size="10pt" fo:font-style="normal" fo:font-weight="bold" style:font-size-asian="10pt" style:font-style-asian="normal" style:font-weight-asian="bold"/>
    </style:style>
    <style:style style:name="T47" style:family="text">
      <style:text-properties officeooo:rsid="00141939"/>
    </style:style>
    <style:style style:name="T48" style:family="text">
      <style:text-properties fo:color="#a0a1a7" loext:opacity="100%" style:font-name="Menlo" fo:font-size="9.75pt" fo:font-style="italic" fo:font-weight="normal"/>
    </style:style>
    <style:style style:name="T49" style:family="text">
      <style:text-properties officeooo:rsid="001604cb"/>
    </style:style>
    <style:style style:name="T50" style:family="text">
      <style:text-properties fo:color="#e45649" loext:opacity="100%"/>
    </style:style>
    <style:style style:name="T51" style:family="text">
      <style:text-properties fo:color="#e45649" loext:opacity="100%" style:font-name="Menlo" fo:font-size="9.75pt" fo:font-style="normal" fo:font-weight="normal"/>
    </style:style>
    <style:style style:name="T52" style:family="text">
      <style:text-properties style:font-name="quote-cjk-patch" fo:font-size="15pt" fo:font-style="normal" fo:font-weight="bold"/>
    </style:style>
    <style:style style:name="T53" style:family="text">
      <style:text-properties fo:color="#a626a4" loext:opacity="100%"/>
    </style:style>
    <style:style style:name="T54" style:family="text">
      <style:text-properties fo:color="#a626a4" loext:opacity="100%" style:font-name="Menlo" fo:font-size="9.75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Запустить docker compose <text:s/><text:line-break/>docker compose up -d<text:line-break/><text:line-break/>проверить, что контейнеры запустились <text:s/><text:line-break/>docker ps -a<text:line-break/><text:line-break/>Создать топик </text:p>
      <text:p text:style-name="P4"><text:span text:style-name="T1">docker</text:span> <text:span text:style-name="T3">exec</text:span> kafka kafka-topics <text:span text:style-name="T1">--create</text:span> <text:span text:style-name="T5">\</text:span></text:p>
      <text:p text:style-name="P8"><text:s text:c="2"/><text:span text:style-name="T2">--topic</text:span><text:span text:style-name="T7"> test-topic </text:span><text:span text:style-name="T6">\</text:span></text:p>
      <text:p text:style-name="P8"><text:s text:c="2"/><text:span text:style-name="T7">--bootstrap-server kafka:19092 </text:span><text:span text:style-name="T6">\</text:span></text:p>
      <text:p text:style-name="P8"><text:s text:c="2"/><text:span text:style-name="T2">--partitions</text:span><text:span text:style-name="T7"> </text:span><text:span text:style-name="T9">3</text:span><text:span text:style-name="T7"> </text:span><text:span text:style-name="T6">\</text:span></text:p>
      <text:p text:style-name="P8"><text:s text:c="2"/><text:span text:style-name="T7">--replication-factor </text:span><text:span text:style-name="T9">1</text:span></text:p>
      <text:p text:style-name="Standard"/>
      <text:p text:style-name="P53">проверить </text:p>
      <text:p text:style-name="P32"><text:line-break/><text:span text:style-name="T10">docker</text:span><text:span text:style-name="T12"> </text:span><text:span text:style-name="T17">exec</text:span><text:span text:style-name="T12"> kafka kafka-topics </text:span><text:span text:style-name="T10">--list</text:span><text:span text:style-name="T12"> --bootstrap-server kafka:19092</text:span></text:p>
      <text:p text:style-name="P32"/>
      <text:p text:style-name="P32"><text:line-break/><text:span text:style-name="T19">Созда</text:span><text:span text:style-name="T20">ть таблицу </text:span><text:span text:style-name="T11"><text:line-break/></text:span><text:line-break/><text:span text:style-name="T10">docker</text:span><text:span text:style-name="T12"> </text:span><text:span text:style-name="T17">exec</text:span><text:span text:style-name="T12"> postgres psql </text:span><text:span text:style-name="T10">-U</text:span><text:span text:style-name="T12"> test_user </text:span><text:span text:style-name="T10">-d</text:span><text:span text:style-name="T12"> test_db </text:span><text:span text:style-name="T10">-c</text:span><text:span text:style-name="T12"> </text:span><text:span text:style-name="T17">"</text:span></text:p>
      <text:p text:style-name="P24">CREATE TABLE messages (</text:p>
      <text:p text:style-name="P25"><text:s text:c="4"/><text:span text:style-name="T7">id SERIAL PRIMARY KEY,</text:span></text:p>
      <text:p text:style-name="P25"><text:s text:c="4"/><text:span text:style-name="T7">msgUuid VARCHAR(36) NOT NULL UNIQUE,</text:span></text:p>
      <text:p text:style-name="P25"><text:s text:c="4"/><text:span text:style-name="T7">head BOOLEAN NOT NULL,</text:span></text:p>
      <text:p text:style-name="P25"><text:s text:c="4"/><text:span text:style-name="T7">timeRq BIGINT NOT NULL,</text:span></text:p>
      <text:p text:style-name="P25"><text:s text:c="4"/><text:span text:style-name="T7">created_at TIMESTAMP DEFAULT CURRENT_TIMESTAMP</text:span></text:p>
      <text:p text:style-name="P24">);"</text:p>
      <text:p text:style-name="P30"/>
      <text:p text:style-name="P15">проверить</text:p>
      <text:p text:style-name="P5"><text:span text:style-name="T1">docker</text:span> <text:span text:style-name="T3">exec</text:span> postgres psql <text:span text:style-name="T1">-U</text:span> test_user <text:span text:style-name="T1">-d</text:span> test_db <text:span text:style-name="T1">-c</text:span> <text:span text:style-name="T3">"\dt"</text:span></text:p>
      <text:p text:style-name="P5"/>
      <text:p text:style-name="P5"/>
      <text:p text:style-name="P16"><text:line-break/>Тестируем подключение <text:span text:style-name="T30">кафка</text:span></text:p>
      <text:h text:style-name="P13" text:outline-level="3">Тест Kafka (из контейнера):</text:h>
      <text:p text:style-name="P17"/>
      <text:p text:style-name="P33"><text:line-break/><text:span text:style-name="T18"># Отправляем сообщение через INTERNAL listener</text:span></text:p>
      <text:p text:style-name="P5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1</text:span><text:span text:style-name="T5">\"</text:span><text:span text:style-name="T3">, </text:span><text:span text:style-name="T5">\"</text:span><text:span text:style-name="T3">head</text:span><text:span text:style-name="T5">\"</text:span><text:span text:style-name="T3">: tru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30"/>
      <text:p text:style-name="P21"># Читаем сообщение</text:p>
      <text:p text:style-name="P6"><text:soft-page-break/><text:span text:style-name="T1">docker</text:span> <text:span text:style-name="T3">exec</text:span> kafka kafka-console-consumer <text:span text:style-name="T1">--topic</text:span> test-topic --bootstrap-server kafka:19092 --from-beginning --timeout-ms <text:span text:style-name="T8">5000</text:span></text:p>
      <text:p text:style-name="Standard"/>
      <text:p text:style-name="Standard"/>
      <text:p text:style-name="Standard"><text:span text:style-name="T31">проверить какие топики есть</text:span><text:line-break/><text:span text:style-name="T10"><text:line-break/>docker</text:span><text:span text:style-name="T16"> </text:span><text:span text:style-name="T17">exec</text:span><text:span text:style-name="T16"> </text:span><text:span text:style-name="T12">kafka kafka-topics </text:span><text:span text:style-name="T10">--list</text:span><text:span text:style-name="T16"> </text:span><text:span text:style-name="T12">--bootstrap-server kafka:19092<text:line-break/><text:line-break/><text:line-break/># Отправляем несколько сообщений с разными head значениями</text:span></text:p>
      <text:p text:style-name="P5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2</text:span><text:span text:style-name="T5">\"</text:span><text:span text:style-name="T3">, </text:span><text:span text:style-name="T5">\"</text:span><text:span text:style-name="T3">head</text:span><text:span text:style-name="T5">\"</text:span><text:span text:style-name="T3">: tru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5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3</text:span><text:span text:style-name="T5">\"</text:span><text:span text:style-name="T3">, </text:span><text:span text:style-name="T5">\"</text:span><text:span text:style-name="T3">head</text:span><text:span text:style-name="T5">\"</text:span><text:span text:style-name="T3">: fals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5"><text:span text:style-name="T1">docker</text:span> <text:span text:style-name="T3">exec</text:span> kafka <text:span text:style-name="T1">bash</text:span> <text:span text:style-name="T1">-c</text:span> <text:span text:style-name="T3">"echo '{</text:span><text:span text:style-name="T5">\"</text:span><text:span text:style-name="T3">msg_uuid</text:span><text:span text:style-name="T5">\"</text:span><text:span text:style-name="T3">: </text:span><text:span text:style-name="T5">\"</text:span><text:span text:style-name="T3">test-004</text:span><text:span text:style-name="T5">\"</text:span><text:span text:style-name="T3">, </text:span><text:span text:style-name="T5">\"</text:span><text:span text:style-name="T3">head</text:span><text:span text:style-name="T5">\"</text:span><text:span text:style-name="T3">: true, </text:span><text:span text:style-name="T5">\"</text:span><text:span text:style-name="T3">method</text:span><text:span text:style-name="T5">\"</text:span><text:span text:style-name="T3">: </text:span><text:span text:style-name="T5">\"</text:span><text:span text:style-name="T3">POST</text:span><text:span text:style-name="T5">\"</text:span><text:span text:style-name="T3">, </text:span><text:span text:style-name="T5">\"</text:span><text:span text:style-name="T3">uri</text:span><text:span text:style-name="T5">\"</text:span><text:span text:style-name="T3">: </text:span><text:span text:style-name="T5">\"</text:span><text:span text:style-name="T3">/test</text:span><text:span text:style-name="T5">\"</text:span><text:span text:style-name="T3">}' | kafka-console-producer --topic test-topic --bootstrap-server kafka:19092"</text:span></text:p>
      <text:p text:style-name="P34"><text:span text:style-name="T12"><text:line-break/></text:span><text:span text:style-name="T13">проверит детали топика</text:span><text:span text:style-name="T12"><text:line-break/>docker exec kafka kafka-topics --describe --topic test-topic --bootstrap-server kafka:19092<text:line-break/></text:span></text:p>
      <text:p text:style-name="P36"><text:span text:style-name="T12"><text:line-break/>JSR223 Sampler<text:line-break/></text:span><text:span text:style-name="T21">import</text:span><text:span text:style-name="T32"> </text:span><text:span text:style-name="T36">org.apache.kafka.clients.producer.</text:span><text:span text:style-name="T38">*</text:span><text:line-break/><text:span text:style-name="T33">import</text:span><text:span text:style-name="T32"> </text:span><text:span text:style-name="T36">java.util.</text:span><text:span text:style-name="T40">Properties</text:span><text:line-break/><text:line-break/><text:span text:style-name="T42">// ПолучаемKafka Producer</text:span><text:line-break/><text:span text:style-name="T34">def</text:span><text:span text:style-name="T35"> </text:span><text:span text:style-name="T37">kafkaProducer </text:span><text:span text:style-name="T39">= </text:span><text:span text:style-name="T37">vars.getObject</text:span><text:span text:style-name="T39">(</text:span><text:span text:style-name="T44">"kafkaProducer"</text:span><text:span text:style-name="T39">)</text:span><text:line-break/><text:line-break/><text:span text:style-name="T34">if</text:span><text:span text:style-name="T35"> </text:span><text:span text:style-name="T39">(</text:span><text:span text:style-name="T37">kafkaProducer </text:span><text:span text:style-name="T39">== </text:span><text:span text:style-name="T34">null</text:span><text:span text:style-name="T39">) {</text:span><text:line-break/><text:span text:style-name="T39"> <text:s text:c="3"/></text:span><text:span text:style-name="T34">def</text:span><text:span text:style-name="T35"> </text:span><text:span text:style-name="T37">props </text:span><text:span text:style-name="T39">= </text:span><text:span text:style-name="T34">new</text:span><text:span text:style-name="T35"> </text:span><text:span text:style-name="T41">Properties</text:span><text:span text:style-name="T39">()</text:span><text:line-break/><text:span text:style-name="T39"> <text:s text:c="3"/></text:span><text:span text:style-name="T37">props.put</text:span><text:span text:style-name="T39">(</text:span><text:span text:style-name="T44">"bootstrap.servers"</text:span><text:span text:style-name="T37">, </text:span><text:span text:style-name="T44">"localhost:9092"</text:span><text:span text:style-name="T39">) <text:s/></text:span><text:span text:style-name="T42">// ИЗМЕНИЛИнаinternal</text:span><text:line-break/><text:span text:style-name="T43"> <text:s text:c="3"/></text:span><text:span text:style-name="T37">props.put</text:span><text:span text:style-name="T39">(</text:span><text:span text:style-name="T44">"key.serializer"</text:span><text:span text:style-name="T37">, </text:span><text:span text:style-name="T44">"org.apache.kafka.common.serialization.StringSerializer"</text:span><text:span text:style-name="T39">)</text:span><text:line-break/><text:span text:style-name="T39"> <text:s text:c="3"/></text:span><text:span text:style-name="T37">props.put</text:span><text:span text:style-name="T39">(</text:span><text:span text:style-name="T44">"value.serializer"</text:span><text:span text:style-name="T37">, </text:span><text:span text:style-name="T44">"org.apache.kafka.common.serialization.StringSerializer"</text:span><text:span text:style-name="T39">)</text:span><text:line-break/><text:span text:style-name="T39"> <text:s text:c="3"/></text:span><text:span text:style-name="T37">props.put</text:span><text:span text:style-name="T39">(</text:span><text:span text:style-name="T44">"acks"</text:span><text:span text:style-name="T37">, </text:span><text:span text:style-name="T44">"1"</text:span><text:span text:style-name="T39">) <text:s/></text:span><text:span text:style-name="T42">// Упростилидляпроизводительности</text:span><text:line-break/><text:span text:style-name="T43"> <text:s text:c="2"/></text:span><text:span text:style-name="T37">props.put</text:span><text:span text:style-name="T39">(</text:span><text:span text:style-name="T44">"request.timeout.ms"</text:span><text:span text:style-name="T37">, </text:span><text:span text:style-name="T44">"30000"</text:span><text:span text:style-name="T39">)</text:span><text:line-break/><text:span text:style-name="T39"> <text:s text:c="3"/></text:span><text:span text:style-name="T37">props.put</text:span><text:span text:style-name="T39">(</text:span><text:span text:style-name="T44">"delivery.timeout.ms"</text:span><text:span text:style-name="T37">, </text:span><text:span text:style-name="T44">"45000"</text:span><text:span text:style-name="T39">)</text:span><text:line-break/><text:span text:style-name="T39"> <text:s text:c="3"/></text:span><text:line-break/><text:span text:style-name="T39"> <text:s text:c="3"/></text:span><text:span text:style-name="T37">kafkaProducer </text:span><text:span text:style-name="T39">= </text:span><text:span text:style-name="T34">new</text:span><text:span text:style-name="T35"> </text:span><text:span text:style-name="T37">KafkaProducer</text:span><text:span text:style-name="T39">&lt;</text:span><text:span text:style-name="T41">String</text:span><text:span text:style-name="T37">, </text:span><text:span text:style-name="T41">String</text:span><text:span text:style-name="T39">&gt;(</text:span><text:span text:style-name="T37">props</text:span><text:span text:style-name="T39">)</text:span><text:line-break/><text:span text:style-name="T39"> <text:s text:c="3"/></text:span><text:span text:style-name="T37">vars.putObject</text:span><text:span text:style-name="T39">(</text:span><text:span text:style-name="T44">"kafkaProducer"</text:span><text:span text:style-name="T37">, kafkaProducer</text:span><text:span text:style-name="T39">)</text:span><text:line-break/><text:span text:style-name="T39">}</text:span><text:line-break/><text:line-break/><text:span text:style-name="T34">try</text:span><text:span text:style-name="T35"> </text:span><text:span text:style-name="T39">{</text:span><text:line-break/><text:span text:style-name="T39"> <text:s text:c="3"/></text:span><text:span text:style-name="T42">// Беремсгенерированныепеременные</text:span><text:line-break/><text:span text:style-name="T43"> <text:s text:c="2"/></text:span><text:span text:style-name="T34">def</text:span><text:span text:style-name="T35"> </text:span><text:span text:style-name="T37">key </text:span><text:span text:style-name="T39">= </text:span><text:span text:style-name="T37">vars.get</text:span><text:span text:style-name="T39">(</text:span><text:span text:style-name="T44">"msgUuid"</text:span><text:span text:style-name="T39">)</text:span><text:line-break/><text:span text:style-name="T39"> <text:s text:c="3"/></text:span><text:span text:style-name="T34">def</text:span><text:span text:style-name="T35"> </text:span><text:span text:style-name="T37">message </text:span><text:span text:style-name="T39">= </text:span><text:span text:style-name="T37">vars.get</text:span><text:span text:style-name="T39">(</text:span><text:span text:style-name="T44">"kafkaMessage"</text:span><text:span text:style-name="T39">)</text:span><text:line-break/><text:span text:style-name="T39"> <text:s text:c="3"/></text:span><text:line-break/><text:span text:style-name="T39"> <text:s text:c="3"/></text:span><text:span text:style-name="T42">// ОтправляемвKafka стаймаутом</text:span><text:line-break/><text:span text:style-name="T43"> <text:s text:c="2"/></text:span><text:span text:style-name="T34">def</text:span><text:span text:style-name="T35"> </text:span><text:span text:style-name="T37">record </text:span><text:span text:style-name="T39">= </text:span><text:span text:style-name="T34">new</text:span><text:span text:style-name="T35"> </text:span><text:span text:style-name="T37">ProducerRecord</text:span><text:span text:style-name="T39">&lt;&gt;(</text:span><text:span text:style-name="T44">"test-topic"</text:span><text:span text:style-name="T37">, key, message</text:span><text:span text:style-name="T39">)</text:span><text:line-break/><text:span text:style-name="T39"> <text:s text:c="3"/></text:span><text:span text:style-name="T34">def</text:span><text:span text:style-name="T35"> </text:span><text:span text:style-name="T37">future </text:span><text:span text:style-name="T39">= </text:span><text:span text:style-name="T37">kafkaProducer.send</text:span><text:span text:style-name="T39">(</text:span><text:span text:style-name="T37">record</text:span><text:span text:style-name="T39">)</text:span><text:line-break/><text:span text:style-name="T39"> <text:s text:c="3"/></text:span><text:line-break/><text:span text:style-name="T39"> <text:s text:c="3"/></text:span><text:span text:style-name="T42">// ИспользуемтаймаутчтобыизбежатьInterruptedException приостановке</text:span><text:line-break/><text:span text:style-name="T43"> <text:s text:c="2"/></text:span><text:span text:style-name="T34">def</text:span><text:span text:style-name="T35"> </text:span><text:span text:style-name="T37">metadata </text:span><text:span text:style-name="T39">= </text:span><text:span text:style-name="T37">future.get</text:span><text:span text:style-name="T39">(</text:span><text:span text:style-name="T45">10</text:span><text:span text:style-name="T37">, java.util.concurrent.TimeUnit.SECONDS</text:span><text:span text:style-name="T39">)</text:span><text:line-break/><text:span text:style-name="T39"> <text:s text:c="3"/></text:span><text:line-break/><text:span text:style-name="T39"> <text:s text:c="3"/></text:span><text:span text:style-name="T34">return</text:span><text:span text:style-name="T35"> </text:span><text:span text:style-name="T44">"SUCCESS: Partition " </text:span><text:span text:style-name="T39">+ </text:span><text:span text:style-name="T37">metadata.partition</text:span><text:span text:style-name="T39">()</text:span><text:line-break/><text:soft-page-break/><text:span text:style-name="T39"> <text:s text:c="3"/></text:span><text:line-break/><text:span text:style-name="T39">} </text:span><text:span text:style-name="T34">catch</text:span><text:span text:style-name="T35"> </text:span><text:span text:style-name="T39">(</text:span><text:span text:style-name="T37">java.util.concurrent.TimeoutException e</text:span><text:span text:style-name="T39">) {</text:span><text:line-break/><text:span text:style-name="T39"> <text:s text:c="3"/></text:span><text:span text:style-name="T37">log.warn</text:span><text:span text:style-name="T39">(</text:span><text:span text:style-name="T44">"Timeout sending message, but it might still be delivered"</text:span><text:span text:style-name="T39">)</text:span><text:line-break/><text:span text:style-name="T39"> <text:s text:c="3"/></text:span><text:span text:style-name="T34">return</text:span><text:span text:style-name="T35"> </text:span><text:span text:style-name="T44">"TIMEOUT: " </text:span><text:span text:style-name="T39">+ </text:span><text:span text:style-name="T37">e.getMessage</text:span><text:span text:style-name="T39">()</text:span><text:line-break/><text:span text:style-name="T39">} </text:span><text:span text:style-name="T34">catch</text:span><text:span text:style-name="T35"> </text:span><text:span text:style-name="T39">(</text:span><text:span text:style-name="T37">java.lang.</text:span><text:span text:style-name="T41">InterruptedException </text:span><text:span text:style-name="T37">e</text:span><text:span text:style-name="T39">) {</text:span><text:line-break/><text:span text:style-name="T39"> <text:s text:c="3"/></text:span><text:span text:style-name="T37">log.warn</text:span><text:span text:style-name="T39">(</text:span><text:span text:style-name="T44">"Interrupted while sending message"</text:span><text:span text:style-name="T39">)</text:span><text:line-break/><text:span text:style-name="T39"> <text:s text:c="3"/></text:span><text:span text:style-name="T41">Thread</text:span><text:span text:style-name="T37">.currentThread</text:span><text:span text:style-name="T39">()</text:span><text:span text:style-name="T37">.interrupt</text:span><text:span text:style-name="T39">() </text:span><text:span text:style-name="T42">// restore interrupt status</text:span><text:line-break/><text:span text:style-name="T43"> <text:s text:c="3"/></text:span><text:span text:style-name="T34">return</text:span><text:span text:style-name="T35"> </text:span><text:span text:style-name="T44">"INTERRUPTED"</text:span><text:line-break/><text:span text:style-name="T39">} </text:span><text:span text:style-name="T34">catch</text:span><text:span text:style-name="T35"> </text:span><text:span text:style-name="T39">(</text:span><text:span text:style-name="T41">Exception </text:span><text:span text:style-name="T37">e</text:span><text:span text:style-name="T39">) {</text:span><text:line-break/><text:span text:style-name="T39"> <text:s text:c="3"/></text:span><text:span text:style-name="T37">log.error</text:span><text:span text:style-name="T39">(</text:span><text:span text:style-name="T44">"Failed to send message to Kafka: " </text:span><text:span text:style-name="T39">+ </text:span><text:span text:style-name="T37">e.getMessage</text:span><text:span text:style-name="T39">())</text:span><text:line-break/><text:span text:style-name="T39"> <text:s text:c="3"/></text:span><text:span text:style-name="T34">return</text:span><text:span text:style-name="T35"> </text:span><text:span text:style-name="T44">"ERROR: " </text:span><text:span text:style-name="T39">+ </text:span><text:span text:style-name="T37">e.getMessage</text:span><text:span text:style-name="T39">()<text:line-break/><text:line-break/></text:span><text:line-break/><text:span text:style-name="T39">}</text:span><text:line-break/></text:p>
      <text:p text:style-name="P36"/>
      <text:p text:style-name="P36"><text:span text:style-name="T49">препроцессор (переназван Generate Kafka Msg)</text:span><text:line-break/><text:span text:style-name="T33">import</text:span><text:span text:style-name="T32"> </text:span><text:span text:style-name="T36">java.util.</text:span><text:span text:style-name="T40">UUID</text:span><text:line-break/><text:span text:style-name="T33">import</text:span><text:span text:style-name="T32"> </text:span><text:span text:style-name="T36">groovy.json.JsonOutput</text:span><text:line-break/><text:span text:style-name="T33">import</text:span><text:span text:style-name="T32"> </text:span><text:span text:style-name="T36">java.util.concurrent.atomic.AtomicLong</text:span><text:line-break/><text:line-break/><text:span text:style-name="T42">// ГлобальныйсчетчикдляВСЕХпотоков</text:span><text:line-break/><text:span text:style-name="T34">ef</text:span><text:span text:style-name="T35"> </text:span><text:span text:style-name="T37">globalCounter </text:span><text:span text:style-name="T39">= </text:span><text:span text:style-name="T37">vars.getObject</text:span><text:span text:style-name="T39">(</text:span><text:span text:style-name="T44">"globalMessageCounter"</text:span><text:span text:style-name="T39">)</text:span><text:line-break/><text:span text:style-name="T34">if</text:span><text:span text:style-name="T35"> </text:span><text:span text:style-name="T39">(</text:span><text:span text:style-name="T37">globalCounter </text:span><text:span text:style-name="T39">== </text:span><text:span text:style-name="T34">null</text:span><text:span text:style-name="T39">) {</text:span><text:line-break/><text:span text:style-name="T39"> <text:s text:c="3"/></text:span><text:span text:style-name="T37">globalCounter </text:span><text:span text:style-name="T39">= </text:span><text:span text:style-name="T34">new</text:span><text:span text:style-name="T35"> </text:span><text:span text:style-name="T37">AtomicLong</text:span><text:span text:style-name="T39">(</text:span><text:span text:style-name="T45">0</text:span><text:span text:style-name="T39">)</text:span><text:line-break/><text:span text:style-name="T39"> <text:s text:c="3"/></text:span><text:span text:style-name="T37">vars.putObject</text:span><text:span text:style-name="T39">(</text:span><text:span text:style-name="T44">"globalMessageCounter"</text:span><text:span text:style-name="T37">, globalCounter</text:span><text:span text:style-name="T39">)</text:span><text:line-break/><text:span text:style-name="T39">}</text:span><text:line-break/><text:line-break/><text:span text:style-name="T42">// ГенерируемслучайныйUUID</text:span><text:line-break/><text:span text:style-name="T34">def</text:span><text:span text:style-name="T35"> </text:span><text:span text:style-name="T37">msgUuid </text:span><text:span text:style-name="T39">= </text:span><text:span text:style-name="T41">UUID</text:span><text:span text:style-name="T37">.randomUUID</text:span><text:span text:style-name="T39">()</text:span><text:span text:style-name="T37">.</text:span><text:span text:style-name="T41">toString</text:span><text:span text:style-name="T39">()</text:span><text:line-break/><text:line-break/><text:span text:style-name="T42">// Атомарноувеличиваемглобальныйсчетчик</text:span><text:line-break/><text:span text:style-name="T34">ef</text:span><text:span text:style-name="T35"> </text:span><text:span text:style-name="T37">counter </text:span><text:span text:style-name="T39">= </text:span><text:span text:style-name="T37">globalCounter.incrementAndGet</text:span><text:span text:style-name="T39">()</text:span><text:line-break/><text:line-break/><text:span text:style-name="T42">// Каждое10-есообщениеимеетhead = false</text:span><text:line-break/><text:span text:style-name="T34">def</text:span><text:span text:style-name="T35"> </text:span><text:span text:style-name="T37">head </text:span><text:span text:style-name="T39">= (</text:span><text:span text:style-name="T37">counter </text:span><text:span text:style-name="T39">% </text:span><text:span text:style-name="T45">10 </text:span><text:span text:style-name="T39">!= </text:span><text:span text:style-name="T45">0</text:span><text:span text:style-name="T39">)</text:span><text:line-break/><text:line-break/><text:span text:style-name="T42">// СоздаемJSON сообщение</text:span><text:line-break/><text:span text:style-name="T34">ef</text:span><text:span text:style-name="T35"> </text:span><text:span text:style-name="T37">message </text:span><text:span text:style-name="T39">= [</text:span><text:line-break/><text:span text:style-name="T39"> <text:s text:c="3"/></text:span><text:span text:style-name="T44">"msg_uuid"</text:span><text:span text:style-name="T39">: </text:span><text:span text:style-name="T37">msgUuid,</text:span><text:line-break/><text:span text:style-name="T37"> <text:s text:c="3"/></text:span><text:span text:style-name="T44">"head"</text:span><text:span text:style-name="T39">: </text:span><text:span text:style-name="T37">head,</text:span><text:line-break/><text:span text:style-name="T37"> <text:s text:c="3"/></text:span><text:span text:style-name="T44">"method"</text:span><text:span text:style-name="T39">: </text:span><text:span text:style-name="T44">"POST"</text:span><text:span text:style-name="T37">, </text:span><text:line-break/><text:span text:style-name="T37"> <text:s text:c="3"/></text:span><text:span text:style-name="T44">"uri"</text:span><text:span text:style-name="T39">: </text:span><text:span text:style-name="T44">"/post-message"</text:span><text:line-break/><text:span text:style-name="T39">]</text:span><text:line-break/><text:line-break/><text:span text:style-name="T34">def</text:span><text:span text:style-name="T35"> </text:span><text:span text:style-name="T37">jsonMessage </text:span><text:span text:style-name="T39">= </text:span><text:span text:style-name="T37">JsonOutput.toJson</text:span><text:span text:style-name="T39">(</text:span><text:span text:style-name="T37">message</text:span><text:span text:style-name="T39">)</text:span><text:line-break/><text:line-break/><text:span text:style-name="T42">// Сохраняемвпеременные</text:span><text:line-break/><text:span text:style-name="T37">ars.put</text:span><text:span text:style-name="T39">(</text:span><text:span text:style-name="T44">"kafkaMessage"</text:span><text:span text:style-name="T37">, jsonMessage</text:span><text:span text:style-name="T39">)</text:span><text:line-break/><text:span text:style-name="T37">vars.put</text:span><text:span text:style-name="T39">(</text:span><text:span text:style-name="T44">"msgUuid"</text:span><text:span text:style-name="T37">, msgUuid</text:span><text:span text:style-name="T39">)</text:span><text:line-break/><text:line-break/><text:span text:style-name="T42">// Логируемкаждое100-есообщениеикаждое10-е(сhead=false)</text:span><text:line-break/><text:span text:style-name="T34">if</text:span><text:span text:style-name="T35"> </text:span><text:span text:style-name="T39">(</text:span><text:span text:style-name="T37">counter </text:span><text:span text:style-name="T39">% </text:span><text:span text:style-name="T45">100 </text:span><text:span text:style-name="T39">== </text:span><text:span text:style-name="T45">0</text:span><text:span text:style-name="T39">) {</text:span><text:line-break/><text:span text:style-name="T39"> <text:s text:c="3"/></text:span><text:span text:style-name="T37">log.info</text:span><text:span text:style-name="T39">(</text:span><text:span text:style-name="T44">"Generated message #</text:span><text:span text:style-name="T46">${counter}</text:span><text:span text:style-name="T44">: head=</text:span><text:span text:style-name="T46">${head}</text:span><text:span text:style-name="T44">"</text:span><text:span text:style-name="T39">)</text:span><text:line-break/><text:span text:style-name="T39">} </text:span><text:span text:style-name="T34">else</text:span><text:span text:style-name="T35"> </text:span><text:span text:style-name="T34">if</text:span><text:span text:style-name="T35"> </text:span><text:span text:style-name="T39">(!</text:span><text:span text:style-name="T37">head</text:span><text:span text:style-name="T39">) {</text:span><text:line-break/><text:span text:style-name="T39"> <text:s text:c="3"/></text:span><text:span text:style-name="T37">log.info</text:span><text:span text:style-name="T39">(</text:span><text:span text:style-name="T44">"10th message #</text:span><text:span text:style-name="T46">${counter}</text:span><text:span text:style-name="T44">: head=</text:span><text:span text:style-name="T46">${head}</text:span><text:span text:style-name="T44">"</text:span><text:span text:style-name="T39">)</text:span><text:line-break/><text:span text:style-name="T39">}</text:span><text:line-break/><text:line-break/><text:soft-page-break/><text:line-break/><text:span text:style-name="T47">посмотреть сколько то сообщений (50)</text:span><text:line-break/>ira@irapc:~/Documents/VTB_test_task$ docker exec kafka kafka-console-consumer --topic test-topic --bootstrap-server localhost:9092 --from-beginning --max-messages 50 --timeout-ms 5000<text:line-break/></text:p>
      <text:p text:style-name="P35"/>
      <text:h text:style-name="P1" text:outline-level="2">Проверим общее количество сообщений:</text:h>
      <text:p text:style-name="P37"/>
      <text:p text:style-name="P35"><text:line-break/>ira@irapc:~/Documents/VTB_test_task$ docker exec kafka kafka-run-class kafka.tools.GetOffsetShell --broker-list localhost:9092 --topic test-topic --time -1<text:line-break/></text:p>
      <text:p text:style-name="P20"># Посчитаем соотношение head:true vs head:false</text:p>
      <text:p text:style-name="P5"><text:span text:style-name="T1">docker</text:span> <text:span text:style-name="T3">exec</text:span> kafka kafka-console-consumer <text:span text:style-name="T1">--topic</text:span> test-topic --bootstrap-server localhost:9092 --from-beginning --timeout-ms <text:span text:style-name="T8">5000</text:span> <text:span text:style-name="T1">|</text:span> <text:span text:style-name="T5">\</text:span></text:p>
      <text:p text:style-name="P8"><text:s text:c="2"/><text:span text:style-name="T2">grep</text:span><text:span text:style-name="T7"> </text:span><text:span text:style-name="T2">-o</text:span><text:span text:style-name="T7"> </text:span><text:span text:style-name="T4">'"head":\(true\|false\)'</text:span><text:span text:style-name="T7"> </text:span><text:span text:style-name="T2">|</text:span><text:span text:style-name="T7"> </text:span><text:span text:style-name="T6">\</text:span></text:p>
      <text:p text:style-name="P8"><text:s text:c="2"/><text:span text:style-name="T2">sort</text:span><text:span text:style-name="T7"> </text:span><text:span text:style-name="T2">|</text:span><text:span text:style-name="T7"> </text:span><text:span text:style-name="T2">uniq</text:span><text:span text:style-name="T7"> </text:span><text:span text:style-name="T2">-c</text:span></text:p>
      <text:p text:style-name="Standard"><text:line-break/><text:line-break/><text:span text:style-name="T25">Если хотите очистить топик:</text:span></text:p>
      <text:p text:style-name="P7">bash</text:p>
      <text:p text:style-name="P22"># Удалить топик</text:p>
      <text:p text:style-name="P11"><text:span text:style-name="T1">docker</text:span> <text:span text:style-name="T3">exec</text:span> kafka kafka-topics <text:span text:style-name="T1">--delete</text:span> <text:span text:style-name="T1">--topic</text:span> test-topic --bootstrap-server localhost:9092</text:p>
      <text:p text:style-name="P30"/>
      <text:p text:style-name="P23"># Создать заново</text:p>
      <text:p text:style-name="P11"><text:span text:style-name="T1">docker</text:span> <text:span text:style-name="T3">exec</text:span> kafka kafka-topics <text:span text:style-name="T1">--create</text:span> <text:span text:style-name="T1">--topic</text:span> test-topic --bootstrap-server localhost:9092 <text:span text:style-name="T1">--partitions</text:span> <text:span text:style-name="T8">3</text:span> --replication-factor <text:span text:style-name="T8">1</text:span></text:p>
      <text:h text:style-name="P9" text:outline-level="2">Вывод:</text:h>
      <text:p text:style-name="P39"><text:span text:style-name="Strong_20_Emphasis"><text:span text:style-name="T22">Это ожидаемое поведение</text:span></text:span><text:span text:style-name="T23"> - Kafka накапливает сообщения на диске, и 7.7 млн сообщений действительно занимают около 1 GB.</text:span></text:p>
      <text:p text:style-name="P40"><text:span text:style-name="Strong_20_Emphasis"><text:span text:style-name="T22">Готовы переходить к Spring Boot приложению (Задание 1.3)?</text:span></text:span><text:span text:style-name="T23"> Или хотите сначала почистить топик?</text:span></text:p>
      <text:p text:style-name="P3">когда я закончу проект этот 1 гб очистится?</text:p>
      <text:p text:style-name="P41"><text:span text:style-name="Strong_20_Emphasis"><text:span text:style-name="T22">Нет, автоматически НЕ очистится!</text:span></text:span><text:span text:style-name="T23"> Данные Kafka сохранятся.</text:span></text:p>
      <text:h text:style-name="P9" text:outline-level="2"><text:soft-page-break/>Что произойдет когда вы закончите проект:</text:h>
      <text:h text:style-name="P29" text:outline-level="3"><text:span text:style-name="T24">1. </text:span><text:span text:style-name="Strong_20_Emphasis"><text:span text:style-name="T24">Данные останутся в Docker volume:</text:span></text:span></text:h>
      <text:p text:style-name="P7">bash</text:p>
      <text:p text:style-name="P22"># Данные хранятся здесь (внутри контейнера):</text:p>
      <text:p text:style-name="P11">/var/lib/kafka/data/</text:p>
      <text:p text:style-name="P30"/>
      <text:p text:style-name="P23"># И в Docker volume на хосте</text:p>
      <text:h text:style-name="P29" text:outline-level="3"><text:span text:style-name="T24">2. </text:span><text:span text:style-name="Strong_20_Emphasis"><text:span text:style-name="T24">Как правильно очистить:</text:span></text:span></text:h>
      <text:h text:style-name="P10" text:outline-level="4">Вариант 1: Остановить и удалить контейнеры с volumes</text:h>
      <text:p text:style-name="P7">bash</text:p>
      <text:p text:style-name="P22"># Полная очистка ВСЕХ данных</text:p>
      <text:p text:style-name="P11"><text:span text:style-name="T1">docker-compose</text:span> down <text:span text:style-name="T1">-v</text:span></text:p>
      <text:h text:style-name="P10" text:outline-level="4">Вариант 2: Удалить только топик</text:h>
      <text:p text:style-name="P7">bash</text:p>
      <text:p text:style-name="P22"># Удалить только test-topic</text:p>
      <text:p text:style-name="P11"><text:span text:style-name="T1">docker</text:span> <text:span text:style-name="T3">exec</text:span> kafka kafka-topics <text:span text:style-name="T1">--delete</text:span> <text:span text:style-name="T1">--topic</text:span> test-topic --bootstrap-server localhost:9092</text:p>
      <text:h text:style-name="P10" text:outline-level="4">Вариант 3: Очистить сообщения в топике (без удаления)</text:h>
      <text:p text:style-name="P7">bash</text:p>
      <text:p text:style-name="P22"># Установить retention policy на 1 мс (очистит все сообщения)</text:p>
      <text:p text:style-name="P11"><text:span text:style-name="T1">docker</text:span> <text:span text:style-name="T3">exec</text:span> kafka kafka-configs --bootstrap-server localhost:9092 <text:span text:style-name="T5">\</text:span></text:p>
      <text:p text:style-name="P12"><text:s text:c="2"/><text:span text:style-name="T7">--entity-type topics --entity-name test-topic </text:span><text:span text:style-name="T6">\</text:span></text:p>
      <text:p text:style-name="P12"><text:s text:c="2"/><text:span text:style-name="T2">--alter</text:span><text:span text:style-name="T7"> --add-config </text:span><text:span text:style-name="T2">retention.ms=</text:span><text:span text:style-name="T9">1</text:span></text:p>
      <text:p text:style-name="P30"/>
      <text:p text:style-name="P23"># Подождать очистки</text:p>
      <text:p text:style-name="P11"><text:span text:style-name="T1">sleep</text:span> <text:span text:style-name="T8">10</text:span></text:p>
      <text:p text:style-name="P30"/>
      <text:p text:style-name="P23"># Вернуть нормальный retention</text:p>
      <text:p text:style-name="P11"><text:span text:style-name="T1">docker</text:span> <text:span text:style-name="T3">exec</text:span> kafka kafka-configs --bootstrap-server localhost:9092 <text:span text:style-name="T5">\</text:span></text:p>
      <text:p text:style-name="P12"><text:s text:c="2"/><text:span text:style-name="T7">--entity-type topics --entity-name test-topic </text:span><text:span text:style-name="T6">\</text:span></text:p>
      <text:p text:style-name="P12"><text:s text:c="2"/><text:span text:style-name="T2">--alter</text:span><text:span text:style-name="T7"> --add-config </text:span><text:span text:style-name="T2">retention.ms=</text:span><text:span text:style-name="T9">604800000</text:span><text:span text:style-name="T7"> <text:s/></text:span><text:span text:style-name="T48"># 7 дней</text:span></text:p>
      <text:h text:style-name="P9" text:outline-level="2"><text:soft-page-break/>Рекомендую:</text:h>
      <text:p text:style-name="P39"><text:span text:style-name="Strong_20_Emphasis"><text:span text:style-name="T22">Пока оставьте как есть</text:span></text:span><text:span text:style-name="T23"> - для тестирования Spring Boot приложения понадобятся сообщения в Kafka.</text:span></text:p>
      <text:p text:style-name="P39"><text:span text:style-name="Strong_20_Emphasis"><text:span text:style-name="T22">Когда полностью завершите проект</text:span></text:span><text:span text:style-name="T23">, выполните:</text:span></text:p>
      <text:p text:style-name="P7">bash</text:p>
      <text:p text:style-name="P22"># Полная очистка</text:p>
      <text:p text:style-name="P11"><text:span text:style-name="T1">docker-compose</text:span> down <text:span text:style-name="T1">-v</text:span></text:p>
      <text:p text:style-name="P11"><text:span text:style-name="T1">docker</text:span> system prune <text:span text:style-name="T1">-af</text:span></text:p>
      <text:h text:style-name="P9" text:outline-level="2">Текущий статус диска:</text:h>
      <text:p text:style-name="P7">bash</text:p>
      <text:p text:style-name="P22"># Проверим использование диска</text:p>
      <text:p text:style-name="P11"><text:span text:style-name="T1">docker</text:span> system <text:span text:style-name="T1">df</text:span></text:p>
      <text:p text:style-name="P30"/>
      <text:p text:style-name="P23"># Проверим volumes</text:p>
      <text:p text:style-name="P11"><text:span text:style-name="T1">docker</text:span> volume <text:span text:style-name="T1">ls</text:span></text:p>
      <text:p text:style-name="Standard"><text:line-break/><text:span text:style-name="T15">1. </text:span><text:span text:style-name="Strong_20_Emphasis"><text:span text:style-name="T15">Проверить общую историю команд</text:span></text:span><text:span text:style-name="T15"> (может сохраниться частично):</text:span></text:p>
      <text:p text:style-name="P38">bash</text:p>
      <text:p text:style-name="P26">history</text:p>
      <text:p text:style-name="P18"># или</text:p>
      <text:p text:style-name="P27"><text:span text:style-name="T1">cat</text:span> ~/.bash_history <text:span text:style-name="T1">|</text:span> <text:span text:style-name="T1">tail</text:span> <text:span text:style-name="T1">-50</text:span></text:p>
      <text:h text:style-name="P28" text:outline-level="2"><text:span text:style-name="T15">2. </text:span><text:span text:style-name="Strong_20_Emphasis"><text:span text:style-name="T15">Восстановить по контексту проекта</text:span></text:span><text:span text:style-name="T15">:</text:span></text:h>
      <text:p text:style-name="P38">bash</text:p>
      <text:p text:style-name="P19"># Вернитесь в папку проекта</text:p>
      <text:p text:style-name="P27"><text:span text:style-name="T3">cd</text:span> ~/Documents/VTB_test_task</text:p>
      <text:p text:style-name="P31"/>
      <text:p text:style-name="P18"># Проверим что у нас есть</text:p>
      <text:p text:style-name="P27"><text:span text:style-name="T1">ls</text:span> <text:span text:style-name="T1">-la</text:span></text:p>
      <text:p text:style-name="P31"/>
      <text:p text:style-name="P18"># Проверим контейнеры</text:p>
      <text:p text:style-name="P27"><text:span text:style-name="T1">docker</text:span> <text:span text:style-name="T1">ps</text:span></text:p>
      <text:p text:style-name="P27"><text:span text:style-name="T1">docker-compose</text:span> <text:span text:style-name="T1">ps</text:span></text:p>
      <text:p text:style-name="P31"/>
      <text:p text:style-name="P18"><text:soft-page-break/># Проверим Kafka</text:p>
      <text:p text:style-name="P27"><text:span text:style-name="T1">docker</text:span> <text:span text:style-name="T3">exec</text:span> kafka kafka-topics <text:span text:style-name="T1">--list</text:span> --bootstrap-server localhost:9092</text:p>
      <text:p text:style-name="P31"/>
      <text:p text:style-name="P18"># Проверим сообщения</text:p>
      <text:p text:style-name="P27"><text:span text:style-name="T1">docker</text:span> <text:span text:style-name="T3">exec</text:span> kafka kafka-console-consumer <text:span text:style-name="T1">--topic</text:span> test-topic --bootstrap-server localhost:9092 --from-beginning --max-messages <text:span text:style-name="T8">3</text:span> --timeout-ms <text:span text:style-name="T8">3000</text:span></text:p>
      <text:h text:style-name="P28" text:outline-level="2"><text:span text:style-name="T15">3. </text:span><text:span text:style-name="Strong_20_Emphasis"><text:span text:style-name="T15">Ключевые команды которые нам нужны</text:span></text:span><text:span text:style-name="T15">:</text:span></text:h>
      <text:h text:style-name="P2" text:outline-level="3">Инфраструктура:</text:h>
      <text:p text:style-name="P38">bash</text:p>
      <text:p text:style-name="P19"># Запуск</text:p>
      <text:p text:style-name="P27"><text:span text:style-name="T1">docker-compose</text:span> up <text:span text:style-name="T1">-d</text:span></text:p>
      <text:p text:style-name="P31"/>
      <text:p text:style-name="P18"># Создание топика</text:p>
      <text:p text:style-name="P27"><text:span text:style-name="T1">docker</text:span> <text:span text:style-name="T3">exec</text:span> kafka kafka-topics <text:span text:style-name="T1">--create</text:span> <text:span text:style-name="T1">--topic</text:span> test-topic --bootstrap-server localhost:9092 <text:span text:style-name="T1">--partitions</text:span> <text:span text:style-name="T8">3</text:span> --replication-factor <text:span text:style-name="T8">1</text:span></text:p>
      <text:p text:style-name="P31"/>
      <text:p text:style-name="P18"># PostgreSQL таблица</text:p>
      <text:p text:style-name="P27"><text:span text:style-name="T1">docker</text:span> <text:span text:style-name="T3">exec</text:span> postgres psql <text:span text:style-name="T1">-U</text:span> test_user <text:span text:style-name="T1">-d</text:span> test_db <text:span text:style-name="T1">-c</text:span> <text:span text:style-name="T3">"SELECT COUNT(*) FROM messages;"</text:span></text:p>
      <text:h text:style-name="P2" text:outline-level="3">JMeter файл:</text:h>
      <text:p text:style-name="P38">bash</text:p>
      <text:p text:style-name="P19"># Проверим где лежит JMX файл</text:p>
      <text:p text:style-name="P27"><text:span text:style-name="T1">find</text:span> ~ <text:span text:style-name="T1">-name</text:span> <text:span text:style-name="T3">"*.jmx"</text:span> <text:span text:style-name="T1">-type</text:span> f <text:span text:style-name="T50">2</text:span><text:span text:style-name="T1">&gt;</text:span>/dev/null</text:p>
      <text:h text:style-name="P28" text:outline-level="2"><text:span text:style-name="T15">4. </text:span><text:span text:style-name="Strong_20_Emphasis"><text:span text:style-name="T15">На будущее - используйте </text:span></text:span><text:span text:style-name="Strong_20_Emphasis"><text:span text:style-name="Source_20_Text"><text:span text:style-name="T14">screen</text:span></text:span></text:span><text:span text:style-name="Strong_20_Emphasis"><text:span text:style-name="T15"> или </text:span></text:span><text:span text:style-name="Strong_20_Emphasis"><text:span text:style-name="Source_20_Text"><text:span text:style-name="T14">tmux</text:span></text:span></text:span><text:span text:style-name="T15">:</text:span></text:h>
      <text:p text:style-name="P38">bash</text:p>
      <text:p text:style-name="P19"># Установить screen</text:p>
      <text:p text:style-name="P27"><text:span text:style-name="T1">sudo</text:span> <text:span text:style-name="T1">apt</text:span> <text:span text:style-name="T1">install</text:span> <text:span text:style-name="T1">screen</text:span></text:p>
      <text:p text:style-name="P31"/>
      <text:p text:style-name="P18"># Создать сессию (не теряется при закрытии терминала)</text:p>
      <text:p text:style-name="P27"><text:span text:style-name="T1">screen</text:span> <text:span text:style-name="T1">-S</text:span> vtb_test</text:p>
      <text:p text:style-name="P31"/>
      <text:p text:style-name="P18"># Работать внутри сессии</text:p>
      <text:p text:style-name="P18"># Ctrl+A затем D - отключиться (сессия сохраняется)</text:p>
      <text:p text:style-name="P18"># screen -r vtb_test - вернуться к сессии</text:p>
      <text:h text:style-name="P28" text:outline-level="2"><text:soft-page-break/><text:span text:style-name="T15">5. </text:span><text:span text:style-name="Strong_20_Emphasis"><text:span text:style-name="T15">Или сохраняйте историю вручную</text:span></text:span><text:span text:style-name="T15">:</text:span></text:h>
      <text:p text:style-name="P38">bash</text:p>
      <text:p text:style-name="P19"># Сохранить историю в файл</text:p>
      <text:p text:style-name="P27"><text:span text:style-name="T1">history</text:span> <text:span text:style-name="T1">&gt;</text:span> terminal_history.txt</text:p>
      <text:p text:style-name="P54"><text:line-break/><text:line-break/># Версия формата Docker Compose файла</text:p>
      <text:p text:style-name="P54"># 3.7 - одна из последних стабильных версий, поддерживает большинство функций</text:p>
      <text:p text:style-name="P54">version: '3.7'</text:p>
      <text:p text:style-name="P54"/>
      <text:p text:style-name="P54"># Блок определения всех сервисов (контейнеров)</text:p>
      <text:p text:style-name="P54">services:</text:p>
      <text:p text:style-name="P54"/>
      <text:p text:style-name="P54"><text:s text:c="2"/># СЕРВИС: Apache Zookeeper</text:p>
      <text:p text:style-name="P54"><text:s text:c="2"/># Zookeeper - система координации для распределенных систем, требуется для работы Kafka</text:p>
      <text:p text:style-name="P54"><text:s text:c="2"/>zookeeper:</text:p>
      <text:p text:style-name="P54"><text:s text:c="4"/># Официальный образ Zookeeper версии 3.7.0</text:p>
      <text:p text:style-name="P54"><text:s text:c="4"/>image: zookeeper:3.7.0</text:p>
      <text:p text:style-name="P54"><text:s text:c="4"/># Всегда перезапускать контейнер при падении</text:p>
      <text:p text:style-name="P54"><text:s text:c="4"/>restart: always</text:p>
      <text:p text:style-name="P54"><text:s text:c="4"/># Имя хоста внутри Docker сети</text:p>
      <text:p text:style-name="P54"><text:s text:c="4"/>hostname: zookeeper</text:p>
      <text:p text:style-name="P54"><text:s text:c="4"/># Имя контейнера (для удобства управления)</text:p>
      <text:p text:style-name="P54"><text:s text:c="4"/>container_name: zookeeper</text:p>
      <text:p text:style-name="P54"><text:s text:c="4"/># Проброс портов: внешний порт 2181 -&gt; внутренний порт 2181 контейнера</text:p>
      <text:p text:style-name="P54"><text:s text:c="4"/>ports:</text:p>
      <text:p text:style-name="P54"><text:s text:c="6"/>- "2181:2181"</text:p>
      <text:p text:style-name="P54"><text:s text:c="4"/># Переменные окружения для настройки Zookeeper</text:p>
      <text:p text:style-name="P54"><text:s text:c="4"/>environment:</text:p>
      <text:p text:style-name="P54"><text:s text:c="6"/># Уникальный ID этого экземпляра Zookeeper в кластере</text:p>
      <text:p text:style-name="P54"><text:s text:c="6"/>ZOO_MY_ID: 1</text:p>
      <text:p text:style-name="P54"><text:s text:c="6"/># Порт, который слушает Zookeeper</text:p>
      <text:p text:style-name="P54"><text:s text:c="6"/>ZOO_PORT: 2181</text:p>
      <text:p text:style-name="P54"><text:s text:c="6"/># Конфигурация кластера (здесь только 1 узел)</text:p>
      <text:p text:style-name="P54"><text:s text:c="6"/>ZOO_SERVERS: server.1=zookeeper:2888:3888;2181</text:p>
      <text:p text:style-name="P54"/>
      <text:p text:style-name="P54"><text:s text:c="2"/># СЕРВИС: Apache Kafka</text:p>
      <text:p text:style-name="P54"><text:s text:c="2"/># Kafka - брокер сообщений для обработки потоков данных</text:p>
      <text:p text:style-name="P54"><text:s text:c="2"/>kafka:</text:p>
      <text:p text:style-name="P54"><text:s text:c="4"/># Официальный образ от Confluent (компания-основатель Kafka)</text:p>
      <text:p text:style-name="P54"><text:s text:c="4"/>image: confluentinc/cp-kafka:7.0.1</text:p>
      <text:p text:style-name="P54"><text:s text:c="4"/>hostname: kafka</text:p>
      <text:p text:style-name="P54"><text:s text:c="4"/>container_name: kafka</text:p>
      <text:p text:style-name="P54"><text:s text:c="4"/># Kafka доступна на порту 9092 снаружи</text:p>
      <text:p text:style-name="P54"><text:s text:c="4"/>ports:</text:p>
      <text:p text:style-name="P54"><text:s text:c="6"/>- "9092:9092"</text:p>
      <text:p text:style-name="P54"><text:s text:c="4"/>environment:</text:p>
      <text:p text:style-name="P54"><text:s text:c="6"/># Настройки listeners для внутреннего и внешнего доступа</text:p>
      <text:p text:style-name="P54"><text:s text:c="6"/># LISTENER_DOCKER_INTERNAL - для связи между контейнерами</text:p>
      <text:p text:style-name="P54"><text:s text:c="6"/># LISTENER_DOCKER_EXTERNAL - для доступа с хостовой машины</text:p>
      <text:p text:style-name="P54"><text:soft-page-break/><text:s text:c="6"/>KAFKA_ADVERTISED_LISTENERS: LISTENER_DOCKER_INTERNAL://kafka:19092,LISTENER_DOCKER_EXTERNAL://localhost:9092</text:p>
      <text:p text:style-name="P54"><text:s text:c="6"/># Определение каких портов слушает Kafka</text:p>
      <text:p text:style-name="P54"><text:s text:c="6"/>KAFKA_LISTENERS: LISTENER_DOCKER_INTERNAL://0.0.0.0:19092,LISTENER_DOCKER_EXTERNAL://0.0.0.0:9092</text:p>
      <text:p text:style-name="P54"><text:s text:c="6"/># Указание протоколов для каждого listener (здесь PLAINTEXT - без шифрования)</text:p>
      <text:p text:style-name="P54"><text:s text:c="6"/>KAFKA_LISTENER_SECURITY_PROTOCOL_MAP: LISTENER_DOCKER_INTERNAL:PLAINTEXT,LISTENER_DOCKER_EXTERNAL:PLAINTEXT</text:p>
      <text:p text:style-name="P54"><text:s text:c="6"/># Какой listener использовать для связи между брокерами Kafka</text:p>
      <text:p text:style-name="P54"><text:s text:c="6"/>KAFKA_INTER_BROKER_LISTENER_NAME: LISTENER_DOCKER_INTERNAL</text:p>
      <text:p text:style-name="P54"><text:s text:c="6"/># Подключение к Zookeeper (обязательное для работы Kafka)</text:p>
      <text:p text:style-name="P54"><text:s text:c="6"/>KAFKA_ZOOKEEPER_CONNECT: "zookeeper:2181"</text:p>
      <text:p text:style-name="P54"><text:s text:c="6"/># Уникальный ID брокера в кластере</text:p>
      <text:p text:style-name="P54"><text:s text:c="6"/>KAFKA_BROKER_ID: 1</text:p>
      <text:p text:style-name="P54"><text:s text:c="6"/># Фактор репликации для внутренних топиков Kafka</text:p>
      <text:p text:style-name="P54"><text:s text:c="6"/>KAFKA_OFFSETS_TOPIC_REPLICATION_FACTOR: 1</text:p>
      <text:p text:style-name="P54"><text:s text:c="6"/># Запрет автоматического создания топиков (только вручную)</text:p>
      <text:p text:style-name="P54"><text:s text:c="6"/>KAFKA_AUTO_CREATE_TOPICS_ENABLE: "false"</text:p>
      <text:p text:style-name="P54"><text:s text:c="4"/># Зависимости: Kafka запустится только после Zookeeper</text:p>
      <text:p text:style-name="P54"><text:s text:c="4"/>depends_on:</text:p>
      <text:p text:style-name="P54"><text:s text:c="6"/>- zookeeper</text:p>
      <text:p text:style-name="P54"/>
      <text:p text:style-name="P54"><text:s text:c="2"/># СЕРВИС: PostgreSQL</text:p>
      <text:p text:style-name="P54"><text:s text:c="2"/># Реляционная база данных для хранения сообщений</text:p>
      <text:p text:style-name="P54"><text:s text:c="2"/>postgres:</text:p>
      <text:p text:style-name="P54"><text:s text:c="4"/>image: postgres:13</text:p>
      <text:p text:style-name="P54"><text:s text:c="4"/>hostname: postgres</text:p>
      <text:p text:style-name="P54"><text:s text:c="4"/>container_name: postgres</text:p>
      <text:p text:style-name="P54"><text:s text:c="4"/>environment:</text:p>
      <text:p text:style-name="P54"><text:s text:c="6"/># Имя базы данных, которая создается при первом запуске</text:p>
      <text:p text:style-name="P54"><text:s text:c="6"/>POSTGRES_DB: test_db</text:p>
      <text:p text:style-name="P54"><text:s text:c="6"/># Пользователь БД</text:p>
      <text:p text:style-name="P54"><text:s text:c="6"/>POSTGRES_USER: test_user</text:p>
      <text:p text:style-name="P54"><text:s text:c="6"/># Пароль пользователя</text:p>
      <text:p text:style-name="P54"><text:s text:c="6"/>POSTGRES_PASSWORD: test_password</text:p>
      <text:p text:style-name="P54"><text:s text:c="4"/>ports:</text:p>
      <text:p text:style-name="P54"><text:s text:c="6"/>- "5432:5432"</text:p>
      <text:p text:style-name="P54"><text:s text:c="4"/># Том для сохранения данных БД (чтобы не потерять при перезапуске контейнера)</text:p>
      <text:p text:style-name="P54"><text:s text:c="4"/>volumes:</text:p>
      <text:p text:style-name="P54"><text:s text:c="6"/>- postgres_data:/var/lib/postgresql/data</text:p>
      <text:p text:style-name="P54"/>
      <text:p text:style-name="P54"><text:s text:c="2"/># СЕРВИС: Kafka UI</text:p>
      <text:p text:style-name="P54"><text:s text:c="2"/># Веб-интерфейс для мониторинга и управления Kafka</text:p>
      <text:p text:style-name="P54"><text:s text:c="2"/>kafka-ui:</text:p>
      <text:p text:style-name="P54"><text:s text:c="4"/>image: provectuslabs/kafka-ui:latest</text:p>
      <text:p text:style-name="P54"><text:s text:c="4"/>container_name: kafka-ui</text:p>
      <text:p text:style-name="P54"><text:s text:c="4"/># Зависит от Kafka</text:p>
      <text:p text:style-name="P54"><text:s text:c="4"/>depends_on:</text:p>
      <text:p text:style-name="P54"><text:s text:c="6"/>- kafka</text:p>
      <text:p text:style-name="P54"><text:soft-page-break/><text:s text:c="4"/>environment:</text:p>
      <text:p text:style-name="P54"><text:s text:c="6"/># Имя кластера Kafka</text:p>
      <text:p text:style-name="P54"><text:s text:c="6"/>KAFKA_CLUSTERS_0_NAME: local</text:p>
      <text:p text:style-name="P54"><text:s text:c="6"/># Адреса брокеров Kafka для подключения</text:p>
      <text:p text:style-name="P54"><text:s text:c="6"/>KAFKA_CLUSTERS_0_BOOTSTRAPSERVERS: kafka:19092</text:p>
      <text:p text:style-name="P54"><text:s text:c="6"/># Адрес Zookeeper</text:p>
      <text:p text:style-name="P54"><text:s text:c="6"/>KAFKA_CLUSTERS_0_ZOOKEEPER: zookeeper:2181</text:p>
      <text:p text:style-name="P54"><text:s text:c="4"/>ports:</text:p>
      <text:p text:style-name="P54"><text:s text:c="6"/>- "8081:8080"</text:p>
      <text:p text:style-name="P54"/>
      <text:p text:style-name="P54"><text:s text:c="2"/># СЕРВИС: Prometheus</text:p>
      <text:p text:style-name="P54"><text:s text:c="2"/># Система мониторинга и сбора метрик</text:p>
      <text:p text:style-name="P54"><text:s text:c="2"/>prometheus:</text:p>
      <text:p text:style-name="P54"><text:s text:c="4"/>image: prom/prometheus</text:p>
      <text:p text:style-name="P54"><text:s text:c="4"/>container_name: prometheus</text:p>
      <text:p text:style-name="P54"><text:s text:c="4"/># Prometheus доступен на порту 9090</text:p>
      <text:p text:style-name="P54"><text:s text:c="4"/>ports:</text:p>
      <text:p text:style-name="P54"><text:s text:c="6"/>- '9090:9090'</text:p>
      <text:p text:style-name="P54"><text:s text:c="4"/># Аргументы командной строки для запуска Prometheus</text:p>
      <text:p text:style-name="P54"><text:s text:c="4"/>command:</text:p>
      <text:p text:style-name="P54"><text:s text:c="6"/># Указание конфигурационного файла</text:p>
      <text:p text:style-name="P54"><text:s text:c="6"/>- '--config.file=/etc/prometheus/prometheus.yml'</text:p>
      <text:p text:style-name="P54"><text:s text:c="6"/># Включение API для управления (перезагрузка конфига без перезапуска)</text:p>
      <text:p text:style-name="P54"><text:s text:c="6"/>- '--web.enable-lifecycle'</text:p>
      <text:p text:style-name="P54"><text:s text:c="4"/># Подключение файлов и томов</text:p>
      <text:p text:style-name="P54"><text:s text:c="4"/>volumes:</text:p>
      <text:p text:style-name="P54"><text:s text:c="6"/># Подключение конфигурационного файла с хоста в контейнер</text:p>
      <text:p text:style-name="P54"><text:s text:c="6"/>- ./monitoring/prometheus.yml:/etc/prometheus/prometheus.yml</text:p>
      <text:p text:style-name="P54"><text:s text:c="6"/># Том для хранения данных метрик (сохраняются между перезапусками)</text:p>
      <text:p text:style-name="P54"><text:s text:c="6"/>- prometheus_data:/prometheus</text:p>
      <text:p text:style-name="P54"><text:s text:c="4"/># Healthcheck для проверки работоспособности</text:p>
      <text:p text:style-name="P54"><text:s text:c="4"/>healthcheck:</text:p>
      <text:p text:style-name="P54"><text:s text:c="6"/># Команда проверки: попытка доступа к health endpoint</text:p>
      <text:p text:style-name="P54"><text:s text:c="6"/>test: ["CMD", "wget", "--no-verbose", "--tries=1", "--spider", "http://localhost:9090/-/healthy"]</text:p>
      <text:p text:style-name="P54"><text:s text:c="6"/># Интервал проверки: каждые 30 секунд</text:p>
      <text:p text:style-name="P54"><text:s text:c="6"/>interval: 30s</text:p>
      <text:p text:style-name="P54"><text:s text:c="6"/># Таймаут одной проверки: 10 секунд</text:p>
      <text:p text:style-name="P54"><text:s text:c="6"/>timeout: 10s</text:p>
      <text:p text:style-name="P54"><text:s text:c="6"/># Количество попыток перед пометкой как unhealthy</text:p>
      <text:p text:style-name="P54"><text:s text:c="6"/>retries: 3</text:p>
      <text:p text:style-name="P54"/>
      <text:p text:style-name="P54"><text:s text:c="2"/># СЕРВИС: Grafana</text:p>
      <text:p text:style-name="P54"><text:s text:c="2"/># Платформа для визуализации метрик и дашбордов</text:p>
      <text:p text:style-name="P54"><text:s text:c="2"/>grafana:</text:p>
      <text:p text:style-name="P54"><text:s text:c="4"/>image: grafana/grafana:latest</text:p>
      <text:p text:style-name="P54"><text:s text:c="4"/>container_name: grafana</text:p>
      <text:p text:style-name="P54"><text:s text:c="4"/>environment:</text:p>
      <text:p text:style-name="P54"><text:s text:c="6"/># Пароль администратора по умолчанию</text:p>
      <text:p text:style-name="P54"><text:s text:c="6"/>- GF_SECURITY_ADMIN_PASSWORD=admin</text:p>
      <text:p text:style-name="P54"><text:s text:c="6"/># Разрешение анонимного доступа (для тестирования)</text:p>
      <text:p text:style-name="P54"><text:s text:c="6"/>- GF_AUTH_ANONYMOUS_ENABLED=true</text:p>
      <text:p text:style-name="P54"><text:s text:c="6"/># Роль анонимных пользователей - Admin</text:p>
      <text:p text:style-name="P54"><text:soft-page-break/><text:s text:c="6"/>- GF_AUTH_ANONYMOUS_ORG_ROLE=Admin</text:p>
      <text:p text:style-name="P54"><text:s text:c="6"/># Отключение базовой аутентификации</text:p>
      <text:p text:style-name="P54"><text:s text:c="6"/>- GF_AUTH_BASIC_ENABLED=false</text:p>
      <text:p text:style-name="P54"><text:s text:c="4"/>ports:</text:p>
      <text:p text:style-name="P54"><text:s text:c="6"/>- "3000:3000"</text:p>
      <text:p text:style-name="P54"><text:s text:c="4"/>volumes:</text:p>
      <text:p text:style-name="P54"><text:s text:c="6"/># Подключение папки с конфигурацией Grafana</text:p>
      <text:p text:style-name="P54"><text:s text:c="6"/>- ./monitoring/grafana/provisioning:/etc/grafana/provisioning</text:p>
      <text:p text:style-name="P54"><text:s text:c="6"/># Том для хранения данных Grafana (дашборды, пользователи и т.д.)</text:p>
      <text:p text:style-name="P54"><text:s text:c="6"/>- grafana_data:/var/lib/grafana</text:p>
      <text:p text:style-name="P54"><text:s text:c="4"/>healthcheck:</text:p>
      <text:p text:style-name="P54"><text:s text:c="6"/># Проверка здоровья через API Grafana</text:p>
      <text:p text:style-name="P54"><text:s text:c="6"/>test: ["CMD", "wget", "--no-verbose", "--tries=1", "--spider", "http://localhost:3000/api/health"]</text:p>
      <text:p text:style-name="P54"><text:s text:c="6"/>interval: 30s</text:p>
      <text:p text:style-name="P54"><text:s text:c="6"/>timeout: 10s</text:p>
      <text:p text:style-name="P54"><text:s text:c="6"/>retries: 3</text:p>
      <text:p text:style-name="P54"><text:s text:c="4"/># Grafana зависит от Prometheus (чтобы не запускалась раньше)</text:p>
      <text:p text:style-name="P54"><text:s text:c="4"/>depends_on:</text:p>
      <text:p text:style-name="P54"><text:s text:c="6"/>- prometheus</text:p>
      <text:p text:style-name="P54"/>
      <text:p text:style-name="P54"><text:s text:c="2"/># СЕРВИС: PostgreSQL Exporter</text:p>
      <text:p text:style-name="P54"><text:s text:c="2"/># Специальный экспортер для сбора метрик из PostgreSQL в формате Prometheus</text:p>
      <text:p text:style-name="P54"><text:s text:c="2"/>postgres-exporter:</text:p>
      <text:p text:style-name="P54"><text:s text:c="4"/>image: prometheuscommunity/postgres-exporter:latest</text:p>
      <text:p text:style-name="P54"><text:s text:c="4"/>container_name: postgres-exporter</text:p>
      <text:p text:style-name="P54"><text:s text:c="4"/>ports:</text:p>
      <text:p text:style-name="P54"><text:s text:c="6"/>- "9187:9187"</text:p>
      <text:p text:style-name="P54"><text:s text:c="4"/>environment:</text:p>
      <text:p text:style-name="P54"><text:s text:c="6"/># Строка подключения к PostgreSQL</text:p>
      <text:p text:style-name="P54"><text:s text:c="6"/># Формат: postgresql://username:password@host:port/database?params</text:p>
      <text:p text:style-name="P54"><text:s text:c="6"/>DATA_SOURCE_NAME: "postgresql://test_user:test_password@postgres:5432/test_db?sslmode=disable"</text:p>
      <text:p text:style-name="P54"><text:s text:c="4"/># Зависит от PostgreSQL</text:p>
      <text:p text:style-name="P54"><text:s text:c="4"/>depends_on:</text:p>
      <text:p text:style-name="P54"><text:s text:c="6"/>- postgres</text:p>
      <text:p text:style-name="P54"/>
      <text:p text:style-name="P54"># ОПРЕДЕЛЕНИЕ ТОМОВ (VOLUMES)</text:p>
      <text:p text:style-name="P54"># Томы - это механизм Docker для сохранения данных между перезапусками контейнеров</text:p>
      <text:p text:style-name="P54">volumes:</text:p>
      <text:p text:style-name="P54"><text:s text:c="2"/># Том для данных PostgreSQL</text:p>
      <text:p text:style-name="P54"><text:s text:c="2"/>postgres_data:</text:p>
      <text:p text:style-name="P54"><text:s text:c="2"/># Том для данных Prometheus (метрики)</text:p>
      <text:p text:style-name="P54"><text:s text:c="2"/>prometheus_data:</text:p>
      <text:p text:style-name="P54"><text:s text:c="2"/># Том для данных Grafana (дашборды, настройки)</text:p>
      <text:p text:style-name="P54"><text:s text:c="2"/>grafana_data:<text:line-break/><text:line-break/></text:p>
      <text:p text:style-name="P55">у меня тестовое задание Задание №1.1 Развернуть у себя kafka (можно локально, можно в докере), запустить и создать топик. С ним будет вестись дальнейшая работа в рамках пунктов 1.2 и 1.3. Для выполнения задания понадобится вручную поднять <text:soft-page-break/>Kafka и Zookeeper. Инструкции в интернете в помощь. Чтобы просмотреть очередь сообщений в кафке, можно воспользоваться Kafka Tool. Развернуть инстанс PostgreSQL, создать в нем произвольную таблицу со столбцами msgUuid, head, timeRq. Задание №1.2 Задание требует выполненного пункта №1.1, т.к. в нем потребуется нагрузить кафку, которую мы ранее настраивали. Желательно использовать инструмент jMeter (опционально допускается любой другой инструмент НТ), чтобы написать тестовый скрипт и сценарий нагрузки: 1. Скрипт должен отправлять в кафку сообщение, каждый раз используя случайный msg_uuid в теле запроса. У каждого 10 сообщения параметр head должен иметь значение false. Пример сообщения в топик Kafka: { "msg_uuid": "e7b8f190-051a-11ee-9e98-63e09b591d3a", "head": true, "method": "POST", "uri": "/post-message" } 2. Необходимо также реализовать сценарий нагрузки: a. Нагрузку подавать ступенями по 5 минут; b. Всего 4 ступени; c. На первой ступени нагрузки подаем запросы со скоростью 5 оп/с. На второй ступени 10 оп/с, на третьей – 12 оп/с, на четвертой – 14 оп/с. Задание №1.3 Разработать заглушку на Java (Spring), которая обеспечивает обработку поступающих kafka-запросов и запись данных в подготовленную в п.1.1 БД. 1. Заглушка постоянно в ходе своей работы слушает топик kafka, созданный в п.1.1 2. Получив сообщение, заглушка должна достать из тела запроса msg_uuid и head, и на их основе сформировать запись в БД, вписав их данные, соответственно в столбцы msgUuid, head. В столбец timeRq записать время (в формате UNIX) когда заглушка вычитала сообщение из топика; 3. Добавить многопоточную вычитку сообщений в заглушку 4. Заглушка выводит в лог событие о вычитке сообщения из топика Kafka и о созданной записи в БД Пример лога: YYYY-MM-DD HH:MM:SS.SSS – [Read from Kafka] { "msg_uuid": "e7b8f190-051a-11ee-9e98-63e09b591d3a", "head": true, "method": "POST", "uri": "/post-message" } YYYY-MM-DD HH:MM:SS.SSS – [Write to DB] { "msgUuid": "e7b8f190-051a-11ee-9e98-63e09b591d3a", "head": true, "timeRq": "1543622400" } Чтобы просмотреть очередь сообщений в кафке, можно воспользоваться Kafka Tool. Для контроля работы БД можно воспользоваться любым клиентом, например, DBeaver. Задание №2 • Развернуть локально Grafana • Подключить java spring actuator к заглушке, разработанной в <text:soft-page-break/>п. 1.3 • Вывести JVM метрики заглушки в Grafana. Можно использовать любые связки (Prometheus, Micrometer). Дашборд можно любой настроить, например JVM (Micrometer); Micrometer Spring Throughput. Почитать про отображаемые метрики. • Вывести метрики PostgreSQL в Grafana. Попробовать через postgres prometheus exporter, дашборд также любой, можно воспользоваться более-менее стандартным PostgreSQL Database. Почитать про отображаемые метрики. • Вывести метрики Jmeter в Grafana с использованием любого стандартного дашборда с сайта Grafana Labs. Задание №3* • Для заглушки реализовать функционал задержки (например, создание записи в БД происходит с задержкой 1000мс после вычитки его из топика Kafka) • Для заглушки реализовать функционал динамического изменения времени задержки (например, изменить задержку с 1000мс до любого значения, 500мс, 3000мс и т.д. не останавливая и не перезапуская заглушку) вот что я сделала report.md # Отчет по выполнению тестового задания ## Задание 1.1: Развертывание инфраструктуры ### Выполненные действия: **1. Установка Docker инфраструктуры** - Kafka + Zookeeper - PostgreSQL - Kafka UI для мониторинга ![docker_compose](screenshots/docker_compose.png "docker_compose") **2. Создание топика Kafka** ```bash docker exec kafka kafka-topics --create \ --topic test-topic \ --bootstrap-server localhost:9092 \ --partitions 3 \ --replication-factor 1 ``` ![CREATE TOPIC](screenshots/create_topic.png "CREATE TOPIC") **3. Создание таблицы в PostgreSQL** ```sql CREATE TABLE messages ( id SERIAL PRIMARY KEY, msgUuid VARCHAR(36) NOT NULL UNIQUE, head BOOLEAN NOT NULL, timeRq BIGINT NOT NULL ); ``` ![CREATE TABLE](screenshots/creatr_table.png "CREATE TABLE") ### Результат: - Kafka запущена на localhost:9092 - PostgreSQL запущен на localhost:5432 - Топик test-topic создан с 3 партициями - Таблица messages создана в БД ## Задание 1.2: Нагрузочное тестирование JMeter ### Конфигурация теста: **Сценарий нагрузки:** - Ступень 1: 5 оп/с (5 минут) - Ступень 2: 10 оп/с (5 минут) - Ступень 3: 12 оп/с (5 минут) - Ступень 4: 14 оп/с (5 минут) ![steps](screenshots/steps.png "steps") ### Генерация сообщений: - Случайный UUID для каждого сообщения - Каждое 10-е сообщение: head: false - Формат JSON согласно ТЗ ![records](screenshots/records.png "records") !<text:soft-page-break/>[10record](screenshots/10th_record.png "10 records") ### JMeter Test Plan структура: ![test_plan](screenshots/test_plan.png "test_plan") ### Результаты тестирования: **Метрики:** - Общее время теста: 20 минут - Отправлено сообщений: - Сообщений с head: false: ~1.12 (10%) - Ошибок: 0% ### Проблемы и решения: - **Проблема**: Kafka Producer был недоступен - **Решение**: Использован JSR223 Sampler - **Проблема**: Счетчик сообщений сбрасывался - **Решение**: Реализован глобальный AtomicLong счетчик ## Задание 1.3: Spring Boot потребитель Kafka ### Реализованный функционал: 1. **Заглушка постоянно слушает топик Kafka** 2. **Данные корректно извлекаются и сохраняются в соответствующие столбцы таблицы** ![msgbd](screenshots/msgbd.png "msgbd") 3. **Многопоточная обработка**: - 3 параллельных консьюмера - Распределение по партициям Kafka 4. **Логирование в формате ТЗ**: ![log](screenshots/log.png "log") docker compose version: '3.7' services: zookeeper: image: zookeeper:3.7.0 restart: always hostname: zookeeper container_name: zookeeper ports: - "2181:2181" environment: ZOO_MY_ID: 1 ZOO_PORT: 2181 ZOO_SERVERS: server.1=zookeeper:2888:3888;2181 kafka: image: confluentinc/cp-kafka:7.0.1 hostname: kafka container_name: kafka ports: - "9092:9092" environment: KAFKA_ADVERTISED_LISTENERS: LISTENER_DOCKER_INTERNAL://kafka:19092,LISTENER_DOCKER_EXTERNAL://localhost:9092 KAFKA_LISTENERS: LISTENER_DOCKER_INTERNAL://0.0.0.0:19092,LISTENER_DOCKER_EXTERNAL://0.0.0.0:9092 KAFKA_LISTENER_SECURITY_PROTOCOL_MAP: LISTENER_DOCKER_INTERNAL:PLAINTEXT,LISTENER_DOCKER_EXTERNAL:PLAINTEXT KAFKA_INTER_BROKER_LISTENER_NAME: LISTENER_DOCKER_INTERNAL KAFKA_ZOOKEEPER_CONNECT: "zookeeper:2181" KAFKA_BROKER_ID: 1 KAFKA_OFFSETS_TOPIC_REPLICATION_FACTOR: 1 KAFKA_AUTO_CREATE_TOPICS_ENABLE: "false" depends_on: - zookeeper postgres: image: postgres:13 hostname: postgres container_name: postgres environment: POSTGRES_DB: test_db POSTGRES_USER: test_user POSTGRES_PASSWORD: test_password ports: - "5432:5432" volumes: - postgres_data:/var/lib/postgresql/data kafka-ui: image: provectuslabs/kafka-ui:latest container_name: kafka-ui depends_on: - kafka environment: KAFKA_CLUSTERS_0_NAME: local <text:soft-page-break/>KAFKA_CLUSTERS_0_BOOTSTRAPSERVERS: kafka:19092 KAFKA_CLUSTERS_0_ZOOKEEPER: zookeeper:2181 ports: - "8081:8080" volumes: postgres_data: и вот проект https://github.com/idvairaz/Vtb_test_task/tree/main/VTB_test_task/kafka-consumer</text:p>
      <text:p text:style-name="P56">Отличная работа! Вы проделали очень качественную работу и хорошо структурировали отчет. Ваше решение покрывает все основные требования задания.</text:p>
      <text:p text:style-name="P57">Давайте проанализируем что сделано хорошо и что можно улучшить:</text:p>
      <text:h text:style-name="P42" text:outline-level="2">Что сделано отлично ✅</text:h>
      <text:list xml:id="list3086968415" text:style-name="L1">
        <text:list-item>
          <text:p text:style-name="P72"><text:span text:style-name="Strong_20_Emphasis"><text:span text:style-name="T22">Полная инфраструктура в Docker</text:span></text:span><text:span text:style-name="T23"> - правильный подход</text:span></text:p>
        </text:list-item>
        <text:list-item>
          <text:p text:style-name="P72"><text:span text:style-name="Strong_20_Emphasis"><text:span text:style-name="T22">Качественная настройка Kafka</text:span></text:span><text:span text:style-name="T23"> с разделенными листенерами</text:span></text:p>
        </text:list-item>
        <text:list-item>
          <text:p text:style-name="P72"><text:span text:style-name="Strong_20_Emphasis"><text:span text:style-name="T22">JMeter тест с ступенчатой нагрузкой</text:span></text:span><text:span text:style-name="T23"> - соответствует ТЗ</text:span></text:p>
        </text:list-item>
        <text:list-item>
          <text:p text:style-name="P72"><text:span text:style-name="Strong_20_Emphasis"><text:span text:style-name="T22">Spring Boot потребитель с многопоточностью</text:span></text:span></text:p>
        </text:list-item>
        <text:list-item>
          <text:p text:style-name="P72"><text:span text:style-name="Strong_20_Emphasis"><text:span text:style-name="T22">Логирование в требуемом формате</text:span></text:span></text:p>
        </text:list-item>
        <text:list-item>
          <text:p text:style-name="P72"><text:span text:style-name="Strong_20_Emphasis"><text:span text:style-name="T22">Подробный отчет со скриншотами</text:span></text:span></text:p>
        </text:list-item>
      </text:list>
      <text:h text:style-name="P42" text:outline-level="2">Небольшие замечания и улучшения</text:h>
      <text:h text:style-name="P43" text:outline-level="3">1. Docker Compose - безопасность</text:h>
      <text:p text:style-name="P64">yaml</text:p>
      <text:p text:style-name="P46"># Добавьте в сервисы (особенно PostgreSQL)</text:p>
      <text:p text:style-name="P47"><text:span text:style-name="T8">postgres</text:span><text:span text:style-name="T5">:</text:span></text:p>
      <text:p text:style-name="P48"><text:s text:c="2"/><text:span text:style-name="T48"># ... существующие настройки</text:span></text:p>
      <text:p text:style-name="P48"><text:s text:c="2"/><text:span text:style-name="T9">environment</text:span><text:span text:style-name="T6">:</text:span></text:p>
      <text:p text:style-name="P48"><text:s text:c="4"/><text:span text:style-name="T9">POSTGRES_DB</text:span><text:span text:style-name="T6">:</text:span><text:span text:style-name="T7"> test_db</text:span></text:p>
      <text:p text:style-name="P48"><text:s text:c="4"/><text:span text:style-name="T9">POSTGRES_USER</text:span><text:span text:style-name="T6">:</text:span><text:span text:style-name="T7"> test_user</text:span></text:p>
      <text:p text:style-name="P48"><text:s text:c="4"/><text:span text:style-name="T9">POSTGRES_PASSWORD</text:span><text:span text:style-name="T6">:</text:span><text:span text:style-name="T7"> test_password</text:span></text:p>
      <text:p text:style-name="P48"><text:s text:c="4"/><text:span text:style-name="T48"># Добавьте для безопасности в продакшн</text:span></text:p>
      <text:p text:style-name="P48"><text:s text:c="4"/><text:span text:style-name="T9">POSTGRES_HOST_AUTH_METHOD</text:span><text:span text:style-name="T6">:</text:span><text:span text:style-name="T7"> scram</text:span><text:span text:style-name="T6">-</text:span><text:span text:style-name="T7">sha</text:span><text:span text:style-name="T6">-</text:span><text:span text:style-name="T9">256</text:span></text:p>
      <text:h text:style-name="P43" text:outline-level="3"><text:soft-page-break/>2. Spring Consumer - обработка ошибок</text:h>
      <text:p text:style-name="P57">Добавьте обработку ошибок в ваш Kafka listener:</text:p>
      <text:p text:style-name="P64">java</text:p>
      <text:p text:style-name="P47"><text:span text:style-name="T5">@KafkaListener(</text:span>topics <text:span text:style-name="T1">=</text:span> <text:span text:style-name="T3">"test-topic"</text:span><text:span text:style-name="T5">,</text:span> groupId <text:span text:style-name="T1">=</text:span> <text:span text:style-name="T3">"test-group"</text:span><text:span text:style-name="T5">)</text:span></text:p>
      <text:p text:style-name="P47"><text:span text:style-name="T53">public</text:span> <text:span text:style-name="T53">void</text:span> <text:span text:style-name="T1">listen</text:span><text:span text:style-name="T5">(</text:span><text:span text:style-name="T8">String</text:span> message<text:span text:style-name="T5">,</text:span> <text:span text:style-name="T8">Acknowledgment</text:span> ack<text:span text:style-name="T5">)</text:span> <text:span text:style-name="T5">{</text:span></text:p>
      <text:p text:style-name="P48"><text:s text:c="4"/><text:span text:style-name="T54">try</text:span><text:span text:style-name="T7"> </text:span><text:span text:style-name="T6">{</text:span></text:p>
      <text:p text:style-name="P48"><text:s text:c="8"/><text:span text:style-name="T48">// ваша существующая логика</text:span></text:p>
      <text:p text:style-name="P48"><text:s text:c="8"/><text:span text:style-name="T7">log</text:span><text:span text:style-name="T6">.</text:span><text:span text:style-name="T2">info</text:span><text:span text:style-name="T6">(</text:span><text:span text:style-name="T4">"[Read from Kafka] {}"</text:span><text:span text:style-name="T6">,</text:span><text:span text:style-name="T7"> message</text:span><text:span text:style-name="T6">);</text:span></text:p>
      <text:p text:style-name="P48"><text:s text:c="8"/></text:p>
      <text:p text:style-name="P48"><text:s text:c="8"/><text:span text:style-name="T48">// парсинг и сохранение</text:span></text:p>
      <text:p text:style-name="P48"><text:s text:c="8"/><text:span text:style-name="T9">MessageData</text:span><text:span text:style-name="T7"> data </text:span><text:span text:style-name="T2">=</text:span><text:span text:style-name="T7"> objectMapper</text:span><text:span text:style-name="T6">.</text:span><text:span text:style-name="T2">readValue</text:span><text:span text:style-name="T6">(</text:span><text:span text:style-name="T7">message</text:span><text:span text:style-name="T6">,</text:span><text:span text:style-name="T7"> </text:span><text:span text:style-name="T9">MessageData</text:span><text:span text:style-name="T6">.</text:span><text:span text:style-name="T54">class</text:span><text:span text:style-name="T6">);</text:span></text:p>
      <text:p text:style-name="P48"><text:s text:c="8"/><text:span text:style-name="T7">messageService</text:span><text:span text:style-name="T6">.</text:span><text:span text:style-name="T2">saveMessage</text:span><text:span text:style-name="T6">(</text:span><text:span text:style-name="T7">data</text:span><text:span text:style-name="T6">);</text:span></text:p>
      <text:p text:style-name="P48"><text:s text:c="8"/></text:p>
      <text:p text:style-name="P48"><text:s text:c="8"/><text:span text:style-name="T7">ack</text:span><text:span text:style-name="T6">.</text:span><text:span text:style-name="T2">acknowledge</text:span><text:span text:style-name="T6">();</text:span><text:span text:style-name="T7"> </text:span><text:span text:style-name="T48">// ручное подтверждение</text:span></text:p>
      <text:p text:style-name="P48"><text:s text:c="4"/><text:span text:style-name="T6">}</text:span><text:span text:style-name="T7"> </text:span><text:span text:style-name="T54">catch</text:span><text:span text:style-name="T7"> </text:span><text:span text:style-name="T6">(</text:span><text:span text:style-name="T9">Exception</text:span><text:span text:style-name="T7"> e</text:span><text:span text:style-name="T6">)</text:span><text:span text:style-name="T7"> </text:span><text:span text:style-name="T6">{</text:span></text:p>
      <text:p text:style-name="P48"><text:s text:c="8"/><text:span text:style-name="T7">log</text:span><text:span text:style-name="T6">.</text:span><text:span text:style-name="T2">error</text:span><text:span text:style-name="T6">(</text:span><text:span text:style-name="T4">"Error processing message: {}"</text:span><text:span text:style-name="T6">,</text:span><text:span text:style-name="T7"> message</text:span><text:span text:style-name="T6">,</text:span><text:span text:style-name="T7"> e</text:span><text:span text:style-name="T6">);</text:span></text:p>
      <text:p text:style-name="P48"><text:s text:c="8"/><text:span text:style-name="T48">// Можно добавить retry логику или dead letter queue</text:span></text:p>
      <text:p text:style-name="P48"><text:s text:c="4"/><text:span text:style-name="T6">}</text:span></text:p>
      <text:p text:style-name="P49">}</text:p>
      <text:h text:style-name="P43" text:outline-level="3">3. Конфигурация потребителей</text:h>
      <text:p text:style-name="P66"><text:span text:style-name="T23">В </text:span><text:span text:style-name="Source_20_Text"><text:span text:style-name="T26">application.properties</text:span></text:span><text:span text:style-name="T23"> добавьте:</text:span></text:p>
      <text:p text:style-name="P64">properties</text:p>
      <text:p text:style-name="P46"># Более надежные настройки для продакшн</text:p>
      <text:p text:style-name="P47"><text:span text:style-name="T8">spring.kafka.consumer.auto-offset-reset</text:span><text:span text:style-name="T5">=</text:span><text:span text:style-name="T3">earliest</text:span></text:p>
      <text:p text:style-name="P47"><text:span text:style-name="T8">spring.kafka.consumer.enable-auto-commit</text:span><text:span text:style-name="T5">=</text:span><text:span text:style-name="T3">false</text:span></text:p>
      <text:p text:style-name="P47"><text:span text:style-name="T8">spring.kafka.listener.ack-mode</text:span><text:span text:style-name="T5">=</text:span><text:span text:style-name="T3">MANUAL_IMMEDIATE</text:span></text:p>
      <text:p text:style-name="P52"/>
      <text:p text:style-name="P46"># Обработка ошибок</text:p>
      <text:p text:style-name="P47"><text:span text:style-name="T8">spring.kafka.listener.ack-on-error</text:span><text:span text:style-name="T5">=</text:span><text:span text:style-name="T3">false</text:span></text:p>
      <text:h text:style-name="P43" text:outline-level="3">4. JMeter - улучшения</text:h>
      <text:p text:style-name="P57">В JSR223 Sampler добавьте обработку ошибок:</text:p>
      <text:p text:style-name="P64"><text:soft-page-break/>groovy</text:p>
      <text:p text:style-name="P47"><text:span text:style-name="T53">import</text:span> org<text:span text:style-name="T5">.</text:span>apache<text:span text:style-name="T5">.</text:span>jmeter<text:span text:style-name="T5">.</text:span>services<text:span text:style-name="T5">.</text:span>FileServer</text:p>
      <text:p text:style-name="P47"><text:span text:style-name="T53">import</text:span> java<text:span text:style-name="T5">.</text:span>util<text:span text:style-name="T5">.</text:span>UUID</text:p>
      <text:p text:style-name="P52"/>
      <text:p text:style-name="P47"><text:span text:style-name="T53">try</text:span> <text:span text:style-name="T5">{</text:span></text:p>
      <text:p text:style-name="P48"><text:s text:c="4"/><text:span text:style-name="T54">def</text:span><text:span text:style-name="T7"> counter </text:span><text:span text:style-name="T2">=</text:span><text:span text:style-name="T7"> vars</text:span><text:span text:style-name="T6">.</text:span><text:span text:style-name="T2">getObject</text:span><text:span text:style-name="T6">(</text:span><text:span text:style-name="T4">"messageCounter"</text:span><text:span text:style-name="T6">)</text:span><text:span text:style-name="T7"> </text:span><text:span text:style-name="T2">?:</text:span><text:span text:style-name="T7"> </text:span><text:span text:style-name="T54">new</text:span><text:span text:style-name="T7"> </text:span><text:span text:style-name="T9">java</text:span><text:span text:style-name="T6">.</text:span><text:span text:style-name="T9">util</text:span><text:span text:style-name="T6">.</text:span><text:span text:style-name="T9">concurrent</text:span><text:span text:style-name="T6">.</text:span><text:span text:style-name="T9">atomic</text:span><text:span text:style-name="T6">.</text:span><text:span text:style-name="T9">AtomicLong</text:span><text:span text:style-name="T6">(</text:span><text:span text:style-name="T9">0</text:span><text:span text:style-name="T6">)</text:span></text:p>
      <text:p text:style-name="P48"><text:s text:c="4"/><text:span text:style-name="T54">def</text:span><text:span text:style-name="T7"> messageNumber </text:span><text:span text:style-name="T2">=</text:span><text:span text:style-name="T7"> counter</text:span><text:span text:style-name="T6">.</text:span><text:span text:style-name="T2">incrementAndGet</text:span><text:span text:style-name="T6">()</text:span></text:p>
      <text:p text:style-name="P48"><text:s text:c="4"/></text:p>
      <text:p text:style-name="P48"><text:s text:c="4"/><text:span text:style-name="T54">def</text:span><text:span text:style-name="T7"> uuid </text:span><text:span text:style-name="T2">=</text:span><text:span text:style-name="T7"> UUID</text:span><text:span text:style-name="T6">.</text:span><text:span text:style-name="T2">randomUUID</text:span><text:span text:style-name="T6">().</text:span><text:span text:style-name="T2">toString</text:span><text:span text:style-name="T6">()</text:span></text:p>
      <text:p text:style-name="P48"><text:s text:c="4"/><text:span text:style-name="T54">def</text:span><text:span text:style-name="T7"> head </text:span><text:span text:style-name="T2">=</text:span><text:span text:style-name="T7"> </text:span><text:span text:style-name="T6">(</text:span><text:span text:style-name="T7">messageNumber </text:span><text:span text:style-name="T2">%</text:span><text:span text:style-name="T7"> </text:span><text:span text:style-name="T9">10</text:span><text:span text:style-name="T7"> </text:span><text:span text:style-name="T2">!=</text:span><text:span text:style-name="T7"> </text:span><text:span text:style-name="T9">0</text:span><text:span text:style-name="T6">)</text:span><text:span text:style-name="T7"> </text:span><text:span text:style-name="T48">// false для каждого 10-го</text:span></text:p>
      <text:p text:style-name="P48"><text:s text:c="4"/></text:p>
      <text:p text:style-name="P48"><text:s text:c="4"/><text:span text:style-name="T54">def</text:span><text:span text:style-name="T7"> message </text:span><text:span text:style-name="T2">=</text:span><text:span text:style-name="T7"> </text:span><text:span text:style-name="T4">"""</text:span></text:p>
      <text:p text:style-name="P50"><text:s text:c="4"/><text:span text:style-name="T7">{</text:span></text:p>
      <text:p text:style-name="P48"><text:span text:style-name="T3"><text:s text:c="8"/></text:span><text:span text:style-name="T4">"msg_uuid": "</text:span><text:span text:style-name="T6">${</text:span><text:span text:style-name="T7">uuid</text:span><text:span text:style-name="T6">}</text:span><text:span text:style-name="T4">",</text:span></text:p>
      <text:p text:style-name="P48"><text:span text:style-name="T3"><text:s text:c="8"/></text:span><text:span text:style-name="T4">"head": </text:span><text:span text:style-name="T6">${</text:span><text:span text:style-name="T7">head</text:span><text:span text:style-name="T6">}</text:span><text:span text:style-name="T4">,</text:span></text:p>
      <text:p text:style-name="P50"><text:s text:c="8"/><text:span text:style-name="T7">"method": "POST", </text:span></text:p>
      <text:p text:style-name="P50"><text:s text:c="8"/><text:span text:style-name="T7">"uri": "/post-message"</text:span></text:p>
      <text:p text:style-name="P50"><text:s text:c="4"/><text:span text:style-name="T7">}</text:span></text:p>
      <text:p text:style-name="P50"><text:s text:c="4"/><text:span text:style-name="T7">"""</text:span></text:p>
      <text:p text:style-name="P48"><text:s text:c="4"/></text:p>
      <text:p text:style-name="P48"><text:s text:c="4"/><text:span text:style-name="T48">// Ваш код отправки в Kafka...</text:span></text:p>
      <text:p text:style-name="P48"><text:s text:c="4"/></text:p>
      <text:p text:style-name="P48"><text:s text:c="4"/><text:span text:style-name="T7">vars</text:span><text:span text:style-name="T6">.</text:span><text:span text:style-name="T2">putObject</text:span><text:span text:style-name="T6">(</text:span><text:span text:style-name="T4">"messageCounter"</text:span><text:span text:style-name="T6">,</text:span><text:span text:style-name="T7"> counter</text:span><text:span text:style-name="T6">)</text:span></text:p>
      <text:p text:style-name="P48"><text:s text:c="4"/></text:p>
      <text:p text:style-name="P47"><text:span text:style-name="T5">}</text:span> <text:span text:style-name="T53">catch</text:span> <text:span text:style-name="T5">(</text:span><text:span text:style-name="T8">Exception</text:span> e<text:span text:style-name="T5">)</text:span> <text:span text:style-name="T5">{</text:span></text:p>
      <text:p text:style-name="P48"><text:s text:c="4"/><text:span text:style-name="T7">log</text:span><text:span text:style-name="T6">.</text:span><text:span text:style-name="T2">error</text:span><text:span text:style-name="T6">(</text:span><text:span text:style-name="T4">"Error in JSR223 Sampler"</text:span><text:span text:style-name="T6">,</text:span><text:span text:style-name="T7"> e</text:span><text:span text:style-name="T6">)</text:span></text:p>
      <text:p text:style-name="P48"><text:s text:c="4"/><text:span text:style-name="T7">SampleResult</text:span><text:span text:style-name="T6">.</text:span><text:span text:style-name="T2">setSuccessful</text:span><text:span text:style-name="T6">(</text:span><text:span text:style-name="T9">false</text:span><text:span text:style-name="T6">)</text:span></text:p>
      <text:p text:style-name="P48"><text:s text:c="4"/><text:span text:style-name="T7">SampleResult</text:span><text:span text:style-name="T6">.</text:span><text:span text:style-name="T2">setResponseMessage</text:span><text:span text:style-name="T6">(</text:span><text:span text:style-name="T4">"Error: "</text:span><text:span text:style-name="T7"> </text:span><text:span text:style-name="T2">+</text:span><text:span text:style-name="T7"> e</text:span><text:span text:style-name="T6">.</text:span><text:span text:style-name="T2">getMessage</text:span><text:span text:style-name="T6">())</text:span></text:p>
      <text:p text:style-name="P49">}</text:p>
      <text:h text:style-name="P42" text:outline-level="2">Для заданий 2 и 3 ✅</text:h>
      <text:p text:style-name="P57">Поскольку вы уже начали задания 2 и 3, вот что нужно добавить:</text:p>
      <text:h text:style-name="P43" text:outline-level="3">Задание 2 - Мониторинг</text:h>
      <text:list xml:id="list2071515695" text:style-name="L2">
        <text:list-item>
          <text:p text:style-name="P73"><text:span text:style-name="Strong_20_Emphasis"><text:span text:style-name="T22">Добавьте в Spring Boot:</text:span></text:span></text:p>
        </text:list-item>
      </text:list>
      <text:p text:style-name="P64">xml</text:p>
      <text:p text:style-name="P51"><text:soft-page-break/><text:span text:style-name="T5">&lt;</text:span>dependency<text:span text:style-name="T5">&gt;</text:span></text:p>
      <text:p text:style-name="P48"><text:s text:c="4"/><text:span text:style-name="T6">&lt;</text:span><text:span text:style-name="T51">groupId</text:span><text:span text:style-name="T6">&gt;</text:span><text:span text:style-name="T7">io.micrometer</text:span><text:span text:style-name="T6">&lt;/</text:span><text:span text:style-name="T51">groupId</text:span><text:span text:style-name="T6">&gt;</text:span></text:p>
      <text:p text:style-name="P48"><text:s text:c="4"/><text:span text:style-name="T6">&lt;</text:span><text:span text:style-name="T51">artifactId</text:span><text:span text:style-name="T6">&gt;</text:span><text:span text:style-name="T7">micrometer-registry-prometheus</text:span><text:span text:style-name="T6">&lt;/</text:span><text:span text:style-name="T51">artifactId</text:span><text:span text:style-name="T6">&gt;</text:span></text:p>
      <text:p text:style-name="P51"><text:span text:style-name="T5">&lt;/</text:span>dependency<text:span text:style-name="T5">&gt;</text:span></text:p>
      <text:list xml:id="list2418781541" text:style-name="L3">
        <text:list-item>
          <text:p text:style-name="P74"><text:span text:style-name="Strong_20_Emphasis"><text:span text:style-name="T22">В application.properties:</text:span></text:span></text:p>
        </text:list-item>
      </text:list>
      <text:p text:style-name="P64">properties</text:p>
      <text:p text:style-name="P47"><text:span text:style-name="T8">management.endpoints.web.exposure.include</text:span><text:span text:style-name="T5">=</text:span><text:span text:style-name="T3">health,metrics,prometheus</text:span></text:p>
      <text:p text:style-name="P47"><text:span text:style-name="T8">management.metrics.export.prometheus.enabled</text:span><text:span text:style-name="T5">=</text:span><text:span text:style-name="T3">true</text:span></text:p>
      <text:list xml:id="list383004569" text:style-name="L4">
        <text:list-item>
          <text:p text:style-name="P75"><text:span text:style-name="Strong_20_Emphasis"><text:span text:style-name="T22">PostgreSQL Exporter</text:span></text:span><text:span text:style-name="T23"> - добавьте в docker-compose:</text:span></text:p>
        </text:list-item>
      </text:list>
      <text:p text:style-name="P64">yaml</text:p>
      <text:p text:style-name="P47"><text:span text:style-name="T8">postgres-exporter</text:span><text:span text:style-name="T5">:</text:span></text:p>
      <text:p text:style-name="P48"><text:s text:c="2"/><text:span text:style-name="T9">image</text:span><text:span text:style-name="T6">:</text:span><text:span text:style-name="T7"> prometheuscommunity/postgres</text:span><text:span text:style-name="T6">-</text:span><text:span text:style-name="T7">exporter</text:span></text:p>
      <text:p text:style-name="P48"><text:s text:c="2"/><text:span text:style-name="T9">environment</text:span><text:span text:style-name="T6">:</text:span></text:p>
      <text:p text:style-name="P48"><text:s text:c="4"/><text:span text:style-name="T9">DATA_SOURCE_NAME</text:span><text:span text:style-name="T6">:</text:span><text:span text:style-name="T7"> </text:span><text:span text:style-name="T4">"postgresql://test_user:test_password@postgres:5432/test_db?sslmode=disable"</text:span></text:p>
      <text:p text:style-name="P48"><text:s text:c="2"/><text:span text:style-name="T9">ports</text:span><text:span text:style-name="T6">:</text:span></text:p>
      <text:p text:style-name="P48"><text:s text:c="4"/><text:span text:style-name="T6">-</text:span><text:span text:style-name="T7"> </text:span><text:span text:style-name="T4">"9187:9187"</text:span></text:p>
      <text:p text:style-name="P48"><text:s text:c="2"/><text:span text:style-name="T9">depends_on</text:span><text:span text:style-name="T6">:</text:span></text:p>
      <text:p text:style-name="P48"><text:s text:c="4"/><text:span text:style-name="T6">-</text:span><text:span text:style-name="T7"> postgres</text:span></text:p>
      <text:h text:style-name="P43" text:outline-level="3">Задание 3 - Динамическая задержка</text:h>
      <text:p text:style-name="P57">Реализуйте через @ConfigurationProperties:</text:p>
      <text:p text:style-name="P64">java</text:p>
      <text:p text:style-name="P49">@Configuration</text:p>
      <text:p text:style-name="P47"><text:span text:style-name="T5">@ConfigurationProperties(</text:span>prefix <text:span text:style-name="T1">=</text:span> <text:span text:style-name="T3">"processing"</text:span><text:span text:style-name="T5">)</text:span></text:p>
      <text:p text:style-name="P49">@Data</text:p>
      <text:p text:style-name="P47"><text:span text:style-name="T53">public</text:span> <text:span text:style-name="T53">class</text:span> <text:span text:style-name="T8">ProcessingConfig</text:span> <text:span text:style-name="T5">{</text:span></text:p>
      <text:p text:style-name="P48"><text:s text:c="4"/><text:span text:style-name="T54">private</text:span><text:span text:style-name="T7"> </text:span><text:span text:style-name="T54">long</text:span><text:span text:style-name="T7"> delayMs </text:span><text:span text:style-name="T2">=</text:span><text:span text:style-name="T7"> </text:span><text:span text:style-name="T9">1000</text:span><text:span text:style-name="T6">;</text:span></text:p>
      <text:p text:style-name="P49">}</text:p>
      <text:p text:style-name="P52"/>
      <text:p text:style-name="P49">@Service</text:p>
      <text:p text:style-name="P49">@RequiredArgsConstructor</text:p>
      <text:p text:style-name="P47"><text:span text:style-name="T53">public</text:span> <text:span text:style-name="T53">class</text:span> <text:span text:style-name="T8">MessageService</text:span> <text:span text:style-name="T5">{</text:span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ProcessingConfig</text:span><text:span text:style-name="T7"> processingConfig</text:span><text:span text:style-name="T6">;</text:span></text:p>
      <text:p text:style-name="P48"><text:s text:c="4"/></text:p>
      <text:p text:style-name="P48"><text:s text:c="4"/><text:span text:style-name="T54">public</text:span><text:span text:style-name="T7"> </text:span><text:span text:style-name="T54">void</text:span><text:span text:style-name="T7"> </text:span><text:span text:style-name="T2">saveMessage</text:span><text:span text:style-name="T6">(</text:span><text:span text:style-name="T9">MessageData</text:span><text:span text:style-name="T7"> data</text:span><text:span text:style-name="T6">)</text:span><text:span text:style-name="T7"> </text:span><text:span text:style-name="T6">{</text:span></text:p>
      <text:p text:style-name="P48"><text:s text:c="8"/><text:span text:style-name="T54">try</text:span><text:span text:style-name="T7"> </text:span><text:span text:style-name="T6">{</text:span></text:p>
      <text:p text:style-name="P48"><text:s text:c="12"/><text:span text:style-name="T9">Thread</text:span><text:span text:style-name="T6">.</text:span><text:span text:style-name="T2">sleep</text:span><text:span text:style-name="T6">(</text:span><text:span text:style-name="T7">processingConfig</text:span><text:span text:style-name="T6">.</text:span><text:span text:style-name="T2">getDelayMs</text:span><text:span text:style-name="T6">());</text:span></text:p>
      <text:p text:style-name="P48"><text:soft-page-break/><text:s text:c="12"/><text:span text:style-name="T48">// ваша логика сохранения</text:span></text:p>
      <text:p text:style-name="P48"><text:s text:c="8"/><text:span text:style-name="T6">}</text:span><text:span text:style-name="T7"> </text:span><text:span text:style-name="T54">catch</text:span><text:span text:style-name="T7"> </text:span><text:span text:style-name="T6">(</text:span><text:span text:style-name="T9">InterruptedException</text:span><text:span text:style-name="T7"> e</text:span><text:span text:style-name="T6">)</text:span><text:span text:style-name="T7"> </text:span><text:span text:style-name="T6">{</text:span></text:p>
      <text:p text:style-name="P48"><text:s text:c="12"/><text:span text:style-name="T9">Thread</text:span><text:span text:style-name="T6">.</text:span><text:span text:style-name="T2">currentThread</text:span><text:span text:style-name="T6">().</text:span><text:span text:style-name="T2">interrupt</text:span><text:span text:style-name="T6">();</text:span></text:p>
      <text:p text:style-name="P48"><text:s text:c="8"/><text:span text:style-name="T6">}</text:span></text:p>
      <text:p text:style-name="P48"><text:s text:c="4"/><text:span text:style-name="T6">}</text:span></text:p>
      <text:p text:style-name="P49">}</text:p>
      <text:p text:style-name="P52"/>
      <text:p text:style-name="P46">// REST endpoint для изменения задержки</text:p>
      <text:p text:style-name="P49">@RestController</text:p>
      <text:p text:style-name="P49">@RequiredArgsConstructor</text:p>
      <text:p text:style-name="P47"><text:span text:style-name="T53">public</text:span> <text:span text:style-name="T53">class</text:span> <text:span text:style-name="T8">ConfigController</text:span> <text:span text:style-name="T5">{</text:span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ProcessingConfig</text:span><text:span text:style-name="T7"> processingConfig</text:span><text:span text:style-name="T6">;</text:span></text:p>
      <text:p text:style-name="P48"><text:s text:c="4"/></text:p>
      <text:p text:style-name="P48"><text:s text:c="4"/><text:span text:style-name="T6">@PostMapping(</text:span><text:span text:style-name="T4">"/config/delay"</text:span><text:span text:style-name="T6">)</text:span></text:p>
      <text:p text:style-name="P48"><text:s text:c="4"/><text:span text:style-name="T54">public</text:span><text:span text:style-name="T7"> </text:span><text:span text:style-name="T54">void</text:span><text:span text:style-name="T7"> </text:span><text:span text:style-name="T2">setDelay</text:span><text:span text:style-name="T6">(@RequestParam</text:span><text:span text:style-name="T7"> </text:span><text:span text:style-name="T54">long</text:span><text:span text:style-name="T7"> delayMs</text:span><text:span text:style-name="T6">)</text:span><text:span text:style-name="T7"> </text:span><text:span text:style-name="T6">{</text:span></text:p>
      <text:p text:style-name="P48"><text:s text:c="8"/><text:span text:style-name="T7">processingConfig</text:span><text:span text:style-name="T6">.</text:span><text:span text:style-name="T2">setDelayMs</text:span><text:span text:style-name="T6">(</text:span><text:span text:style-name="T7">delayMs</text:span><text:span text:style-name="T6">);</text:span></text:p>
      <text:p text:style-name="P48"><text:s text:c="4"/><text:span text:style-name="T6">}</text:span></text:p>
      <text:p text:style-name="P49">}</text:p>
      <text:h text:style-name="P42" text:outline-level="2">Итог</text:h>
      <text:p text:style-name="P76"><text:span text:style-name="T23">Ваше решение </text:span><text:span text:style-name="Strong_20_Emphasis"><text:span text:style-name="T22">уже очень сильное</text:span></text:span><text:span text:style-name="T23"> и демонстрирует отличное понимание технологического стека. С небольшими доработками в области обработки ошибок и мониторинга оно будет полностью production-ready.</text:span></text:p>
      <text:p text:style-name="P58">Вы молодец! Продолжайте в том же духе с заданиями 2 и 3.</text:p>
      <text:p text:style-name="P65">у меня пока вопрос такой я смотрю логи запущенного приложения мало таких логов 2025-10-06 18:39:55.529 – [Read from Kafka] {"msg_uuid":"b6388f38-5be6-4071-a981-8cdd5ef0d407","head":true,"method":"POST","uri":"/post-message"} 2025-10-06 18:39:55.530 – [Write to DB] {{ "msgUuid": "b6388f38-5be6-4071-a981-8cdd5ef0d407", "head": true, "timeRq": "1759765195" }} и много таких 2025-10-06 18:39:55.525 – [Read from Kafka] {"msg_uuid":"ef1353b8-6024-467e-bfc1-875150f7e81d","head":true,"method":"POST","uri":"/post-message"} 2025-10-06 18:39:55.525 – [Consumer clientId=consumer-vtb-consumer-group-2, groupId=vtb-consumer-group] Seeking to offset 87488 for partition test-topic-1 2025-10-06 18:39:55.525 – [Write to DB] {{ "msgUuid": "ef1353b8-6024-467e-bfc1-875150f7e81d", "head": true, "timeRq": "1759765195" }} <text:soft-page-break/>2025-10-06 18:39:55.526 – Backoff none exhausted for test-topic-0@87300 org.springframework.kafka.listener.ListenerExecutionFailedException: Listener method could not be invoked with the incoming message Endpoint handler details: Method [public void com.vtb.kafkaconsumer.service.KafkaConsumerServiceImpl.consume(java.lang.String)] Bean [com.vtb.kafkaconsumer.service.KafkaConsumerServiceImpl@7b9fea11]; nested exception is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, failedMessage=GenericMessage [payload=org.springframework.kafka.support.KafkaNull@70a457a6, headers={kafka_offset=87300, kafka_consumer=org.apache.kafka.clients.consumer.KafkaConsumer@124a2b85, kafka_timestampType=CREATE_TIME, kafka_receivedPartitionId=0, kafka_receivedTopic=test-topic, kafka_receivedTimestamp=1759539387047, kafka_groupId=vtb-consumer-group}]; nested exception is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, failedMessage=GenericMessage [payload=org.springframework.kafka.support.KafkaNull@70a457a6, headers={kafka_offset=87300, kafka_consumer=org.apache.kafka.clients.consumer.KafkaConsumer@124a2b85, kafka_timestampType=CREATE_TIME, kafka_receivedPartitionId=0, kafka_receivedTopic=test-topic, kafka_receivedTimestamp=1759539387047, kafka_groupId=vtb-consumer-group}] at org.springframework.kafka.listener.KafkaMessageListenerContainer$ListenerConsumer.decorateException(KafkaMessageListenerContainer.java:2719) at <text:soft-page-break/>org.springframework.kafka.listener.KafkaMessageListenerContainer$ListenerConsumer.doInvokeOnMessage(KafkaMessageListenerContainer.java:2689) at org.springframework.kafka.listener.KafkaMessageListenerContainer$ListenerConsumer.invokeOnMessage(KafkaMessageListenerContainer.java:2649) at org.springframework.kafka.listener.KafkaMessageListenerContainer$ListenerConsumer.doInvokeRecordListener(KafkaMessageListenerContainer.java:2576) at org.springframework.kafka.listener.KafkaMessageListenerContainer$ListenerConsumer.doInvokeWithRecords(KafkaMessageListenerContainer.java:2456) at org.springframework.kafka.listener.KafkaMessageListenerContainer$ListenerConsumer.invokeRecordListener(KafkaMessageListenerContainer.java:2334) at org.springframework.kafka.listener.KafkaMessageListenerContainer$ListenerConsumer.invokeListener(KafkaMessageListenerContainer.java:2005) at org.springframework.kafka.listener.KafkaMessageListenerContainer$ListenerConsumer.invokeIfHaveRecords(KafkaMessageListenerContainer.java:1375) at org.springframework.kafka.listener.KafkaMessageListenerContainer$ListenerConsumer.pollAndInvoke(KafkaMessageListenerContainer.java:1366) at org.springframework.kafka.listener.KafkaMessageListenerContainer$ListenerConsumer.run(KafkaMessageListenerContainer.java:1257) at java.base/java.util.concurrent.Executors$RunnableAdapter.call(Executors.java:539) at java.base/java.util.concurrent.FutureTask.run(FutureTask.java:264) at java.base/java.lang.Thread.run(Thread.java:840) Suppressed: org.springframework.kafka.listener.ListenerExecutionFailedException: Restored Stack Trace at org.springframework.kafka.listener.adapter.MessagingMessageListenerAdapter.checkAckArg(MessagingMessageListenerAdapter.java:374) at org.springframework.kafka.listener.adapter.MessagingMessageListenerAdapter.invokeHandler(MessagingMessageListenerAdapter.java:355) at org.springframework.kafka.listener.adapter.RecordMessagingMessageListenerAdapter.onMessage(RecordMessagingMessageListenerAdap<text:soft-page-break/>ter.java:92) at org.springframework.kafka.listener.adapter.RecordMessagingMessageListenerAdapter.onMessage(RecordMessagingMessageListenerAdapter.java:53) at org.springframework.kafka.listener.KafkaMessageListenerContainer$ListenerConsumer.doInvokeOnMessage(KafkaMessageListenerContainer.java:2669) Caused by: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at org.springframework.messaging.handler.annotation.support.PayloadMethodArgumentResolver.resolveArgument(PayloadMethodArgumentResolver.java:122) at org.springframework.kafka.annotation.KafkaNullAwarePayloadArgumentResolver.resolveArgument(KafkaNullAwarePayloadArgumentResolver.java:46) at org.springframework.messaging.handler.invocation.HandlerMethodArgumentResolverComposite.resolveArgument(HandlerMethodArgumentResolverComposite.java:118) at org.springframework.messaging.handler.invocation.InvocableHandlerMethod.getMethodArgumentValues(InvocableHandlerMethod.java:147) at org.springframework.messaging.handler.invocation.InvocableHandlerMethod.invoke(InvocableHandlerMethod.java:115) at org.springframework.kafka.listener.adapter.HandlerAdapter.invoke(HandlerAdapter.java:56) at org.springframework.kafka.listener.adapter.MessagingMessageListenerAdapter.invokeHandler(MessagingMessageListenerAdapter.java:347) at org.springframework.kafka.listener.adapter.RecordMessagingMessageListenerAdapter.onMessage(RecordMessagingMessageListenerAdapter.java:92) at org.springframework.kafka.listener.adapter.RecordMessagingMessageListenerAdapter.onMessage(RecordMessagingMessageListenerAdapter.java:53) at org.springframework.kafka.listener.KafkaMessageListenerContainer$<text:soft-page-break/>ListenerConsumer.doInvokeOnMessage(KafkaMessageListenerContainer.java:2669) ... 11 common frames omitted 2025-10-06 18:39:55.526 – [Consumer clientId=consumer-vtb-consumer-group-1, groupId=vtb-consumer-group] Seeking to offset 87301 for partition test-topic-0 2025-10-06 18:39:55.527 – Backoff none exhausted for test-topic-1@87488 org.springframework.kafka.listener.ListenerExecutionFailedException: Listener method could not be invoked with the incoming message Endpoint handler details: Method [public void com.vtb.kafkaconsumer.service.KafkaConsumerServiceImpl.consume(java.lang.String)] Bean [com.vtb.kafkaconsumer.service.KafkaConsumerServiceImpl@7b9fea11]; nested exception is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, failedMessage=GenericMessage [payload=org.springframework.kafka.support.KafkaNull@70a457a6, headers={kafka_offset=87488, kafka_consumer=org.apache.kafka.clients.consumer.KafkaConsumer@56c4682d, kafka_timestampType=CREATE_TIME, kafka_receivedPartitionId=1, kafka_receivedTopic=test-topic, kafka_receivedTimestamp=1759539387234, kafka_groupId=vtb-consumer-group}]; nested exception is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, failedMessage=GenericMessage [payload=org.springframework.kafka.support.KafkaNull@70a457a6, headers={kafka_offset=87488, kafka_consumer=org.apache.kafka.clients.consumer.KafkaConsumer@56c4682d, kafka_timestampType=CREATE_TIME, kafka_receivedPartitionId=1, kafka_receivedTopic=test-topic, kafka_receivedTimestamp=1759539387234, kafka_groupId=vtb-<text:soft-page-break/>consumer-group}] at org.springframework.kafka.listener.KafkaMessageListenerContainer$ListenerConsumer.decorateException(KafkaMessageListenerContainer.java:2719) at org.springframework.kafka.listener.KafkaMessageListenerContainer$ListenerConsumer.doInvokeOnMessage(KafkaMessageListenerContainer.java:2689) at org.springframework.kafka.listener.KafkaMessageListenerContainer$ListenerConsumer.invokeOnMessage(KafkaMessageListenerContainer.java:2649) at org.springframework.kafka.listener.KafkaMessageListenerContainer$ListenerConsumer.doInvokeRecordListener(KafkaMessageListenerContainer.java:2576) at org.springframework.kafka.listener.KafkaMessageListenerContainer$ListenerConsumer.doInvokeWithRecords(KafkaMessageListenerContainer.java:2456) at org.springframework.kafka.listener.KafkaMessageListenerContainer$ListenerConsumer.invokeRecordListener(KafkaMessageListenerContainer.java:2334) at org.springframework.kafka.listener.KafkaMessageListenerContainer$ListenerConsumer.invokeListener(KafkaMessageListenerContainer.java:2005) at org.springframework.kafka.listener.KafkaMessageListenerContainer$ListenerConsumer.invokeIfHaveRecords(KafkaMessageListenerContainer.java:1375) at org.springframework.kafka.listener.KafkaMessageListenerContainer$ListenerConsumer.pollAndInvoke(KafkaMessageListenerContainer.java:1366) at org.springframework.kafka.listener.KafkaMessageListenerContainer$ListenerConsumer.run(KafkaMessageListenerContainer.java:1257) at java.base/java.util.concurrent.Executors$RunnableAdapter.call(Executors.java:539) at java.base/java.util.concurrent.FutureTask.run(FutureTask.java:264) at java.base/java.lang.Thread.run(Thread.java:840) Suppressed: org.springframework.kafka.listener.ListenerExecutionFailedException: Restored Stack Trace at org.springframework.kafka.listener.adapter.MessagingMessageListenerAdapter.checkAckArg(MessagingMessageListenerAdapter.java:374) at org.springframework.kafka.listener.adapter.MessagingMessageListen<text:soft-page-break/>erAdapter.invokeHandler(MessagingMessageListenerAdapter.java:355) at org.springframework.kafka.listener.adapter.RecordMessagingMessageListenerAdapter.onMessage(RecordMessagingMessageListenerAdapter.java:92) at org.springframework.kafka.listener.adapter.RecordMessagingMessageListenerAdapter.onMessage(RecordMessagingMessageListenerAdapter.java:53) at org.springframework.kafka.listener.KafkaMessageListenerContainer$ListenerConsumer.doInvokeOnMessage(KafkaMessageListenerContainer.java:2669) Caused by: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at org.springframework.messaging.handler.annotation.support.PayloadMethodArgumentResolver.resolveArgument(PayloadMethodArgumentResolver.java:122) at org.springframework.kafka.annotation.KafkaNullAwarePayloadArgumentResolver.resolveArgument(KafkaNullAwarePayloadArgumentResolver.java:46) at org.springframework.messaging.handler.invocation.HandlerMethodArgumentResolverComposite.resolveArgument(HandlerMethodArgumentResolverComposite.java:118) at org.springframework.messaging.handler.invocation.InvocableHandlerMethod.getMethodArgumentValues(InvocableHandlerMethod.java:147) at org.springframework.messaging.handler.invocation.InvocableHandlerMethod.invoke(InvocableHandlerMethod.java:115) at org.springframework.kafka.listener.adapter.HandlerAdapter.invoke(HandlerAdapter.java:56) at org.springframework.kafka.listener.adapter.MessagingMessageListenerAdapter.invokeHandler(MessagingMessageListenerAdapter.java:347) at org.springframework.kafka.listener.adapter.RecordMessagingMessageListenerAdapter.onMessage(RecordMessagingMessageListenerAdapter.java:92) at <text:soft-page-break/>org.springframework.kafka.listener.adapter.RecordMessagingMessageListenerAdapter.onMessage(RecordMessagingMessageListenerAdapter.java:53) at org.springframework.kafka.listener.KafkaMessageListenerContainer$ListenerConsumer.doInvokeOnMessage(KafkaMessageListenerContainer.java:2669) ... 11 common frames omitted 2025-10-06 18:39:55.528 – [Consumer clientId=consumer-vtb-consumer-group-2, groupId=vtb-consumer-group] Seeking to offset 87489 for partition test-topic-1 2025-10-06 18:39:55.528 – Backoff none exhausted for test-topic-2@88014 org.springframework.kafka.listener.ListenerExecutionFailedException: Listener method could not be invoked with the incoming message Endpoint handler details: Method [public void com.vtb.kafkaconsumer.service.KafkaConsumerServiceImpl.consume(java.lang.String)] Bean [com.vtb.kafkaconsumer.service.KafkaConsumerServiceImpl@7b9fea11]; nested exception is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, failedMessage=GenericMessage [payload=org.springframework.kafka.support.KafkaNull@70a457a6, headers={kafka_offset=88014, kafka_consumer=org.apache.kafka.clients.consumer.KafkaConsumer@7d9e5a90, kafka_timestampType=CREATE_TIME, kafka_receivedPartitionId=2, kafka_receivedTopic=test-topic, kafka_receivedTimestamp=1759539387470, kafka_groupId=vtb-consumer-group}]; nested exception is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, failedMessage=GenericMessage [payload=org.springframework.kafka.support.KafkaNull@70a457a6, headers={kafka_offset=88014, <text:soft-page-break/>kafka_consumer=org.apache.kafka.clients.consumer.KafkaConsumer@7d9e5a90, kafka_timestampType=CREATE_TIME, kafka_receivedPartitionId=2, kafka_receivedTopic=test-topic, kafka_receivedTimestamp=1759539387470, kafka_groupId=vtb-consumer-group}] at org.springframework.kafka.listener.KafkaMessageListenerContainer$ListenerConsumer.decorateException(KafkaMessageListenerContainer.java:2719) at org.springframework.kafka.listener.KafkaMessageListenerContainer$ListenerConsumer.doInvokeOnMessage(KafkaMessageListenerContainer.java:2689) at org.springframework.kafka.listener.KafkaMessageListenerContainer$ListenerConsumer.invokeOnMessage(KafkaMessageListenerContainer.java:2649) at org.springframework.kafka.listener.KafkaMessageListenerContainer$ListenerConsumer.doInvokeRecordListener(KafkaMessageListenerContainer.java:2576) at org.springframework.kafka.listener.KafkaMessageListenerContainer$ListenerConsumer.doInvokeWithRecords(KafkaMessageListenerContainer.java:2456) at org.springframework.kafka.listener.KafkaMessageListenerContainer$ListenerConsumer.invokeRecordListener(KafkaMessageListenerContainer.java:2334) at org.springframework.kafka.listener.KafkaMessageListenerContainer$ListenerConsumer.invokeListener(KafkaMessageListenerContainer.java:2005) at org.springframework.kafka.listener.KafkaMessageListenerContainer$ListenerConsumer.invokeIfHaveRecords(KafkaMessageListenerContainer.java:1375) at org.springframework.kafka.listener.KafkaMessageListenerContainer$ListenerConsumer.pollAndInvoke(KafkaMessageListenerContainer.java:1366) at org.springframework.kafka.listener.KafkaMessageListenerContainer$ListenerConsumer.run(KafkaMessageListenerContainer.java:1257) at java.base/java.util.concurrent.Executors$RunnableAdapter.call(Executors.java:539) at java.base/java.util.concurrent.FutureTask.run(FutureTask.java:264) at java.base/java.lang.Thread.run(Thread.java:840) Suppressed: org.springframework.kafka.listener.ListenerExecutionFailedException: Restored Stack Trace at <text:soft-page-break/>org.springframework.kafka.listener.adapter.MessagingMessageListenerAdapter.checkAckArg(MessagingMessageListenerAdapter.java:374) at org.springframework.kafka.listener.adapter.MessagingMessageListenerAdapter.invokeHandler(MessagingMessageListenerAdapter.java:355) at org.springframework.kafka.listener.adapter.RecordMessagingMessageListenerAdapter.onMessage(RecordMessagingMessageListenerAdapter.java:92) at org.springframework.kafka.listener.adapter.RecordMessagingMessageListenerAdapter.onMessage(RecordMessagingMessageListenerAdapter.java:53) at org.springframework.kafka.listener.KafkaMessageListenerContainer$ListenerConsumer.doInvokeOnMessage(KafkaMessageListenerContainer.java:2669) Caused by: org.springframework.messaging.handler.annotation.support.MethodArgumentNotValidException: Could not resolve method parameter at index 0 in public void com.vtb.kafkaconsumer.service.KafkaConsumerServiceImpl.consume(java.lang.String): 1 error(s): [Error in object 'message': codes []; arguments []; default message [Payload value must not be empty]] at org.springframework.messaging.handler.annotation.support.PayloadMethodArgumentResolver.resolveArgument(PayloadMethodArgumentResolver.java:122) at org.springframework.kafka.annotation.KafkaNullAwarePayloadArgumentResolver.resolveArgument(KafkaNullAwarePayloadArgumentResolver.java:46) at org.springframework.messaging.handler.invocation.HandlerMethodArgumentResolverComposite.resolveArgument(HandlerMethodArgumentResolverComposite.java:118) at org.springframework.messaging.handler.invocation.InvocableHandlerMethod.getMethodArgumentValues(InvocableHandlerMethod.java:147) at org.springframework.messaging.handler.invocation.InvocableHandlerMethod.invoke(InvocableHandlerMethod.java:115) at org.springframework.kafka.listener.adapter.HandlerAdapter.invoke(HandlerAdapter.java:56) at org.springframework.kafka.listener.adapter.MessagingMessageListenerAdapter.invokeHandler(MessagingMessageListenerAdapter.java:34<text:soft-page-break/>7) at org.springframework.kafka.listener.adapter.RecordMessagingMessageListenerAdapter.onMessage(RecordMessagingMessageListenerAdapter.java:92) at org.springframework.kafka.listener.adapter.RecordMessagingMessageListenerAdapter.onMessage(RecordMessagingMessageListenerAdapter.java:53) at org.springframework.kafka.listener.KafkaMessageListenerContainer$ListenerConsumer.doInvokeOnMessage(KafkaMessageListenerContainer.java:2669) ... 11 common frames omitted</text:p>
      <text:p text:style-name="P67"><text:span text:style-name="T23">Проблема ясна! Ваше приложение получает сообщения с </text:span><text:span text:style-name="Source_20_Text"><text:span text:style-name="T26">KafkaNull</text:span></text:span><text:span text:style-name="T23"> (пустые сообщения) вместо JSON. Это происходит из-за того, что JMeter отправляет некорректные сообщения или в Kafka есть "мусорные" сообщения.</text:span></text:p>
      <text:h text:style-name="P42" text:outline-level="2">Быстрое решение</text:h>
      <text:p text:style-name="P57">Добавьте валидацию в ваш consumer:</text:p>
      <text:p text:style-name="P64">java</text:p>
      <text:p text:style-name="P49">@Service</text:p>
      <text:p text:style-name="P49">@Slf4j</text:p>
      <text:p text:style-name="P49">@RequiredArgsConstructor</text:p>
      <text:p text:style-name="P47"><text:span text:style-name="T53">public</text:span> <text:span text:style-name="T53">class</text:span> <text:span text:style-name="T8">KafkaConsumerServiceImpl</text:span> <text:span text:style-name="T53">implements</text:span> <text:span text:style-name="T8">KafkaConsumerService</text:span> <text:span text:style-name="T5">{</text:span></text:p>
      <text:p text:style-name="P52"/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ObjectMapper</text:span><text:span text:style-name="T7"> objectMapper</text:span><text:span text:style-name="T6">;</text:span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MessageService</text:span><text:span text:style-name="T7"> messageService</text:span><text:span text:style-name="T6">;</text:span></text:p>
      <text:p text:style-name="P52"/>
      <text:p text:style-name="P48"><text:s text:c="4"/><text:span text:style-name="T6">@KafkaListener(</text:span><text:span text:style-name="T7">topics </text:span><text:span text:style-name="T2">=</text:span><text:span text:style-name="T7"> </text:span><text:span text:style-name="T4">"test-topic"</text:span><text:span text:style-name="T6">,</text:span><text:span text:style-name="T7"> groupId </text:span><text:span text:style-name="T2">=</text:span><text:span text:style-name="T7"> </text:span><text:span text:style-name="T4">"vtb-consumer-group"</text:span><text:span text:style-name="T6">)</text:span></text:p>
      <text:p text:style-name="P48"><text:s text:c="4"/><text:span text:style-name="T54">public</text:span><text:span text:style-name="T7"> </text:span><text:span text:style-name="T54">void</text:span><text:span text:style-name="T7"> </text:span><text:span text:style-name="T2">consume</text:span><text:span text:style-name="T6">(</text:span><text:span text:style-name="T9">String</text:span><text:span text:style-name="T7"> message</text:span><text:span text:style-name="T6">)</text:span><text:span text:style-name="T7"> </text:span><text:span text:style-name="T6">{</text:span></text:p>
      <text:p text:style-name="P48"><text:s text:c="8"/><text:span text:style-name="T54">try</text:span><text:span text:style-name="T7"> </text:span><text:span text:style-name="T6">{</text:span></text:p>
      <text:p text:style-name="P48"><text:s text:c="12"/><text:span text:style-name="T48">// Проверка на пустое сообщение или KafkaNull</text:span></text:p>
      <text:p text:style-name="P48"><text:s text:c="12"/><text:span text:style-name="T54">if</text:span><text:span text:style-name="T7"> </text:span><text:span text:style-name="T6">(</text:span><text:span text:style-name="T7">message </text:span><text:span text:style-name="T2">==</text:span><text:span text:style-name="T7"> </text:span><text:span text:style-name="T54">null</text:span><text:span text:style-name="T7"> </text:span><text:span text:style-name="T2">||</text:span><text:span text:style-name="T7"> message</text:span><text:span text:style-name="T6">.</text:span><text:span text:style-name="T2">trim</text:span><text:span text:style-name="T6">().</text:span><text:span text:style-name="T2">isEmpty</text:span><text:span text:style-name="T6">()</text:span><text:span text:style-name="T7"> </text:span><text:span text:style-name="T2">||</text:span><text:span text:style-name="T7"> </text:span></text:p>
      <text:p text:style-name="P48"><text:s text:c="16"/><text:span text:style-name="T7">message</text:span><text:span text:style-name="T6">.</text:span><text:span text:style-name="T2">contains</text:span><text:span text:style-name="T6">(</text:span><text:span text:style-name="T4">"KafkaNull"</text:span><text:span text:style-name="T6">)</text:span><text:span text:style-name="T7"> </text:span><text:span text:style-name="T2">||</text:span><text:span text:style-name="T7"> message</text:span><text:span text:style-name="T6">.</text:span><text:span text:style-name="T2">length</text:span><text:span text:style-name="T6">()</text:span><text:span text:style-name="T7"> </text:span><text:span text:style-name="T2">&lt;</text:span><text:span text:style-name="T7"> </text:span><text:span text:style-name="T9">10</text:span><text:span text:style-name="T6">)</text:span><text:span text:style-name="T7"> </text:span><text:span text:style-name="T6">{</text:span></text:p>
      <text:p text:style-name="P48"><text:s text:c="16"/><text:span text:style-name="T7">log</text:span><text:span text:style-name="T6">.</text:span><text:span text:style-name="T2">warn</text:span><text:span text:style-name="T6">(</text:span><text:span text:style-name="T4">"Received empty or invalid message, skipping: {}"</text:span><text:span text:style-name="T6">,</text:span><text:span text:style-name="T7"> message</text:span><text:span text:style-name="T6">);</text:span></text:p>
      <text:p text:style-name="P48"><text:s text:c="16"/><text:span text:style-name="T54">return</text:span><text:span text:style-name="T6">;</text:span></text:p>
      <text:p text:style-name="P48"><text:s text:c="12"/><text:span text:style-name="T6">}</text:span></text:p>
      <text:p text:style-name="P52"/>
      <text:p text:style-name="P48"><text:soft-page-break/><text:s text:c="12"/><text:span text:style-name="T7">log</text:span><text:span text:style-name="T6">.</text:span><text:span text:style-name="T2">info</text:span><text:span text:style-name="T6">(</text:span><text:span text:style-name="T4">"[Read from Kafka] {}"</text:span><text:span text:style-name="T6">,</text:span><text:span text:style-name="T7"> message</text:span><text:span text:style-name="T6">);</text:span></text:p>
      <text:p text:style-name="P48"><text:s text:c="12"/></text:p>
      <text:p text:style-name="P48"><text:s text:c="12"/><text:span text:style-name="T48">// Парсинг JSON</text:span></text:p>
      <text:p text:style-name="P48"><text:s text:c="12"/><text:span text:style-name="T9">MessageData</text:span><text:span text:style-name="T7"> data </text:span><text:span text:style-name="T2">=</text:span><text:span text:style-name="T7"> objectMapper</text:span><text:span text:style-name="T6">.</text:span><text:span text:style-name="T2">readValue</text:span><text:span text:style-name="T6">(</text:span><text:span text:style-name="T7">message</text:span><text:span text:style-name="T6">,</text:span><text:span text:style-name="T7"> </text:span><text:span text:style-name="T9">MessageData</text:span><text:span text:style-name="T6">.</text:span><text:span text:style-name="T54">class</text:span><text:span text:style-name="T6">);</text:span></text:p>
      <text:p text:style-name="P48"><text:s text:c="12"/></text:p>
      <text:p text:style-name="P48"><text:s text:c="12"/><text:span text:style-name="T48">// Сохранение в БД</text:span></text:p>
      <text:p text:style-name="P48"><text:s text:c="12"/><text:span text:style-name="T7">messageService</text:span><text:span text:style-name="T6">.</text:span><text:span text:style-name="T2">saveMessage</text:span><text:span text:style-name="T6">(</text:span><text:span text:style-name="T7">data</text:span><text:span text:style-name="T6">);</text:span></text:p>
      <text:p text:style-name="P48"><text:s text:c="12"/></text:p>
      <text:p text:style-name="P48"><text:s text:c="8"/><text:span text:style-name="T6">}</text:span><text:span text:style-name="T7"> </text:span><text:span text:style-name="T54">catch</text:span><text:span text:style-name="T7"> </text:span><text:span text:style-name="T6">(</text:span><text:span text:style-name="T9">JsonProcessingException</text:span><text:span text:style-name="T7"> e</text:span><text:span text:style-name="T6">)</text:span><text:span text:style-name="T7"> </text:span><text:span text:style-name="T6">{</text:span></text:p>
      <text:p text:style-name="P48"><text:s text:c="12"/><text:span text:style-name="T7">log</text:span><text:span text:style-name="T6">.</text:span><text:span text:style-name="T2">error</text:span><text:span text:style-name="T6">(</text:span><text:span text:style-name="T4">"Failed to parse JSON message: {}"</text:span><text:span text:style-name="T6">,</text:span><text:span text:style-name="T7"> message</text:span><text:span text:style-name="T6">,</text:span><text:span text:style-name="T7"> e</text:span><text:span text:style-name="T6">);</text:span></text:p>
      <text:p text:style-name="P48"><text:s text:c="8"/><text:span text:style-name="T6">}</text:span><text:span text:style-name="T7"> </text:span><text:span text:style-name="T54">catch</text:span><text:span text:style-name="T7"> </text:span><text:span text:style-name="T6">(</text:span><text:span text:style-name="T9">Exception</text:span><text:span text:style-name="T7"> e</text:span><text:span text:style-name="T6">)</text:span><text:span text:style-name="T7"> </text:span><text:span text:style-name="T6">{</text:span></text:p>
      <text:p text:style-name="P48"><text:s text:c="12"/><text:span text:style-name="T7">log</text:span><text:span text:style-name="T6">.</text:span><text:span text:style-name="T2">error</text:span><text:span text:style-name="T6">(</text:span><text:span text:style-name="T4">"Unexpected error processing message: {}"</text:span><text:span text:style-name="T6">,</text:span><text:span text:style-name="T7"> message</text:span><text:span text:style-name="T6">,</text:span><text:span text:style-name="T7"> e</text:span><text:span text:style-name="T6">);</text:span></text:p>
      <text:p text:style-name="P48"><text:s text:c="8"/><text:span text:style-name="T6">}</text:span></text:p>
      <text:p text:style-name="P48"><text:s text:c="4"/><text:span text:style-name="T6">}</text:span></text:p>
      <text:p text:style-name="P49">}</text:p>
      <text:h text:style-name="P42" text:outline-level="2">Более надежное решение</text:h>
      <text:p text:style-name="P66"><text:span text:style-name="T23">Используйте </text:span><text:span text:style-name="Source_20_Text"><text:span text:style-name="T26">@Payload</text:span></text:span><text:span text:style-name="T23"> с валидацией:</text:span></text:p>
      <text:p text:style-name="P64">java</text:p>
      <text:p text:style-name="P47"><text:span text:style-name="T5">@KafkaListener(</text:span>topics <text:span text:style-name="T1">=</text:span> <text:span text:style-name="T3">"test-topic"</text:span><text:span text:style-name="T5">,</text:span> groupId <text:span text:style-name="T1">=</text:span> <text:span text:style-name="T3">"vtb-consumer-group"</text:span><text:span text:style-name="T5">)</text:span></text:p>
      <text:p text:style-name="P47"><text:span text:style-name="T53">public</text:span> <text:span text:style-name="T53">void</text:span> <text:span text:style-name="T1">consume</text:span><text:span text:style-name="T5">(@Payload(</text:span>required <text:span text:style-name="T1">=</text:span> <text:span text:style-name="T8">false</text:span><text:span text:style-name="T5">)</text:span> <text:span text:style-name="T8">String</text:span> message<text:span text:style-name="T5">,</text:span></text:p>
      <text:p text:style-name="P48"><text:s text:c="19"/><text:span text:style-name="T6">@Header(</text:span><text:span text:style-name="T9">KafkaHeaders</text:span><text:span text:style-name="T6">.</text:span><text:span text:style-name="T9">RECEIVED_KEY</text:span><text:span text:style-name="T6">)</text:span><text:span text:style-name="T7"> </text:span><text:span text:style-name="T9">String</text:span><text:span text:style-name="T7"> key</text:span><text:span text:style-name="T6">)</text:span><text:span text:style-name="T7"> </text:span><text:span text:style-name="T6">{</text:span></text:p>
      <text:p text:style-name="P48"><text:s text:c="4"/></text:p>
      <text:p text:style-name="P48"><text:s text:c="4"/><text:span text:style-name="T54">if</text:span><text:span text:style-name="T7"> </text:span><text:span text:style-name="T6">(</text:span><text:span text:style-name="T7">message </text:span><text:span text:style-name="T2">==</text:span><text:span text:style-name="T7"> </text:span><text:span text:style-name="T54">null</text:span><text:span text:style-name="T6">)</text:span><text:span text:style-name="T7"> </text:span><text:span text:style-name="T6">{</text:span></text:p>
      <text:p text:style-name="P48"><text:s text:c="8"/><text:span text:style-name="T7">log</text:span><text:span text:style-name="T6">.</text:span><text:span text:style-name="T2">warn</text:span><text:span text:style-name="T6">(</text:span><text:span text:style-name="T4">"Received null message with key: {}"</text:span><text:span text:style-name="T6">,</text:span><text:span text:style-name="T7"> key</text:span><text:span text:style-name="T6">);</text:span></text:p>
      <text:p text:style-name="P48"><text:s text:c="8"/><text:span text:style-name="T54">return</text:span><text:span text:style-name="T6">;</text:span></text:p>
      <text:p text:style-name="P48"><text:s text:c="4"/><text:span text:style-name="T6">}</text:span></text:p>
      <text:p text:style-name="P48"><text:s text:c="4"/></text:p>
      <text:p text:style-name="P48"><text:s text:c="4"/><text:span text:style-name="T48">// Остальная логика обработки...</text:span></text:p>
      <text:p text:style-name="P49">}</text:p>
      <text:h text:style-name="P42" text:outline-level="2">Проверьте JMeter скрипт</text:h>
      <text:p text:style-name="P57">Убедитесь, что в JMeter вы отправляете корректные JSON сообщения:</text:p>
      <text:p text:style-name="P64">groovy</text:p>
      <text:p text:style-name="P47"><text:span text:style-name="T53">import</text:span> org<text:span text:style-name="T5">.</text:span>apache<text:span text:style-name="T5">.</text:span>kafka<text:span text:style-name="T5">.</text:span>clients<text:span text:style-name="T5">.</text:span>producer<text:span text:style-name="T5">.</text:span>*</text:p>
      <text:p text:style-name="P47"><text:soft-page-break/><text:span text:style-name="T53">import</text:span> org<text:span text:style-name="T5">.</text:span>apache<text:span text:style-name="T5">.</text:span>kafka<text:span text:style-name="T5">.</text:span>common<text:span text:style-name="T5">.</text:span>serialization<text:span text:style-name="T5">.</text:span>StringSerializer</text:p>
      <text:p text:style-name="P47"><text:span text:style-name="T53">import</text:span> java<text:span text:style-name="T5">.</text:span>util<text:span text:style-name="T5">.</text:span>Properties</text:p>
      <text:p text:style-name="P47"><text:span text:style-name="T53">import</text:span> java<text:span text:style-name="T5">.</text:span>util<text:span text:style-name="T5">.</text:span>UUID</text:p>
      <text:p text:style-name="P52"/>
      <text:p text:style-name="P47"><text:span text:style-name="T53">try</text:span> <text:span text:style-name="T5">{</text:span></text:p>
      <text:p text:style-name="P48"><text:s text:c="4"/><text:span text:style-name="T54">def</text:span><text:span text:style-name="T7"> props </text:span><text:span text:style-name="T2">=</text:span><text:span text:style-name="T7"> </text:span><text:span text:style-name="T54">new</text:span><text:span text:style-name="T7"> </text:span><text:span text:style-name="T9">Properties</text:span><text:span text:style-name="T6">()</text:span></text:p>
      <text:p text:style-name="P48"><text:s text:c="4"/><text:span text:style-name="T7">props</text:span><text:span text:style-name="T6">.</text:span><text:span text:style-name="T2">put</text:span><text:span text:style-name="T6">(</text:span><text:span text:style-name="T7">ProducerConfig</text:span><text:span text:style-name="T6">.</text:span><text:span text:style-name="T7">BOOTSTRAP_SERVERS_CONFIG</text:span><text:span text:style-name="T6">,</text:span><text:span text:style-name="T7"> </text:span><text:span text:style-name="T4">"localhost:9092"</text:span><text:span text:style-name="T6">)</text:span></text:p>
      <text:p text:style-name="P48"><text:s text:c="4"/><text:span text:style-name="T7">props</text:span><text:span text:style-name="T6">.</text:span><text:span text:style-name="T2">put</text:span><text:span text:style-name="T6">(</text:span><text:span text:style-name="T7">ProducerConfig</text:span><text:span text:style-name="T6">.</text:span><text:span text:style-name="T7">KEY_SERIALIZER_CLASS_CONFIG</text:span><text:span text:style-name="T6">,</text:span><text:span text:style-name="T7"> StringSerializer</text:span><text:span text:style-name="T6">.</text:span><text:span text:style-name="T54">class</text:span><text:span text:style-name="T6">.</text:span><text:span text:style-name="T2">getName</text:span><text:span text:style-name="T6">())</text:span></text:p>
      <text:p text:style-name="P48"><text:s text:c="4"/><text:span text:style-name="T7">props</text:span><text:span text:style-name="T6">.</text:span><text:span text:style-name="T2">put</text:span><text:span text:style-name="T6">(</text:span><text:span text:style-name="T7">ProducerConfig</text:span><text:span text:style-name="T6">.</text:span><text:span text:style-name="T7">VALUE_SERIALIZER_CLASS_CONFIG</text:span><text:span text:style-name="T6">,</text:span><text:span text:style-name="T7"> StringSerializer</text:span><text:span text:style-name="T6">.</text:span><text:span text:style-name="T54">class</text:span><text:span text:style-name="T6">.</text:span><text:span text:style-name="T2">getName</text:span><text:span text:style-name="T6">())</text:span></text:p>
      <text:p text:style-name="P48"><text:s text:c="4"/></text:p>
      <text:p text:style-name="P48"><text:s text:c="4"/><text:span text:style-name="T54">def</text:span><text:span text:style-name="T7"> producer </text:span><text:span text:style-name="T2">=</text:span><text:span text:style-name="T7"> </text:span><text:span text:style-name="T54">new</text:span><text:span text:style-name="T7"> </text:span><text:span text:style-name="T9">KafkaProducer</text:span><text:span text:style-name="T2">&lt;</text:span><text:span text:style-name="T7">String</text:span><text:span text:style-name="T6">,</text:span><text:span text:style-name="T7"> String</text:span><text:span text:style-name="T2">&gt;</text:span><text:span text:style-name="T6">(</text:span><text:span text:style-name="T7">props</text:span><text:span text:style-name="T6">)</text:span></text:p>
      <text:p text:style-name="P48"><text:s text:c="4"/></text:p>
      <text:p text:style-name="P48"><text:s text:c="4"/><text:span text:style-name="T54">def</text:span><text:span text:style-name="T7"> counter </text:span><text:span text:style-name="T2">=</text:span><text:span text:style-name="T7"> vars</text:span><text:span text:style-name="T6">.</text:span><text:span text:style-name="T2">getObject</text:span><text:span text:style-name="T6">(</text:span><text:span text:style-name="T4">"messageCounter"</text:span><text:span text:style-name="T6">)</text:span><text:span text:style-name="T7"> </text:span><text:span text:style-name="T2">?:</text:span><text:span text:style-name="T7"> </text:span><text:span text:style-name="T54">new</text:span><text:span text:style-name="T7"> </text:span><text:span text:style-name="T9">java</text:span><text:span text:style-name="T6">.</text:span><text:span text:style-name="T9">util</text:span><text:span text:style-name="T6">.</text:span><text:span text:style-name="T9">concurrent</text:span><text:span text:style-name="T6">.</text:span><text:span text:style-name="T9">atomic</text:span><text:span text:style-name="T6">.</text:span><text:span text:style-name="T9">AtomicLong</text:span><text:span text:style-name="T6">(</text:span><text:span text:style-name="T9">0</text:span><text:span text:style-name="T6">)</text:span></text:p>
      <text:p text:style-name="P48"><text:s text:c="4"/><text:span text:style-name="T54">def</text:span><text:span text:style-name="T7"> messageNumber </text:span><text:span text:style-name="T2">=</text:span><text:span text:style-name="T7"> counter</text:span><text:span text:style-name="T6">.</text:span><text:span text:style-name="T2">incrementAndGet</text:span><text:span text:style-name="T6">()</text:span></text:p>
      <text:p text:style-name="P48"><text:s text:c="4"/></text:p>
      <text:p text:style-name="P48"><text:s text:c="4"/><text:span text:style-name="T54">def</text:span><text:span text:style-name="T7"> uuid </text:span><text:span text:style-name="T2">=</text:span><text:span text:style-name="T7"> UUID</text:span><text:span text:style-name="T6">.</text:span><text:span text:style-name="T2">randomUUID</text:span><text:span text:style-name="T6">().</text:span><text:span text:style-name="T2">toString</text:span><text:span text:style-name="T6">()</text:span></text:p>
      <text:p text:style-name="P48"><text:s text:c="4"/><text:span text:style-name="T54">def</text:span><text:span text:style-name="T7"> head </text:span><text:span text:style-name="T2">=</text:span><text:span text:style-name="T7"> </text:span><text:span text:style-name="T6">(</text:span><text:span text:style-name="T7">messageNumber </text:span><text:span text:style-name="T2">%</text:span><text:span text:style-name="T7"> </text:span><text:span text:style-name="T9">10</text:span><text:span text:style-name="T7"> </text:span><text:span text:style-name="T2">!=</text:span><text:span text:style-name="T7"> </text:span><text:span text:style-name="T9">0</text:span><text:span text:style-name="T6">)</text:span></text:p>
      <text:p text:style-name="P48"><text:s text:c="4"/></text:p>
      <text:p text:style-name="P48"><text:s text:c="4"/><text:span text:style-name="T48">// Убедитесь, что JSON корректно сформирован</text:span></text:p>
      <text:p text:style-name="P48"><text:s text:c="4"/><text:span text:style-name="T54">def</text:span><text:span text:style-name="T7"> message </text:span><text:span text:style-name="T2">=</text:span><text:span text:style-name="T7"> </text:span><text:span text:style-name="T4">"""</text:span></text:p>
      <text:p text:style-name="P50"><text:s text:c="4"/><text:span text:style-name="T7">{</text:span></text:p>
      <text:p text:style-name="P48"><text:span text:style-name="T3"><text:s text:c="8"/></text:span><text:span text:style-name="T4">"msg_uuid": "</text:span><text:span text:style-name="T6">${</text:span><text:span text:style-name="T7">uuid</text:span><text:span text:style-name="T6">}</text:span><text:span text:style-name="T4">",</text:span></text:p>
      <text:p text:style-name="P48"><text:span text:style-name="T3"><text:s text:c="8"/></text:span><text:span text:style-name="T4">"head": </text:span><text:span text:style-name="T6">${</text:span><text:span text:style-name="T7">head</text:span><text:span text:style-name="T6">}</text:span><text:span text:style-name="T4">,</text:span></text:p>
      <text:p text:style-name="P50"><text:s text:c="8"/><text:span text:style-name="T7">"method": "POST",</text:span></text:p>
      <text:p text:style-name="P50"><text:s text:c="8"/><text:span text:style-name="T7">"uri": "/post-message"</text:span></text:p>
      <text:p text:style-name="P50"><text:s text:c="4"/><text:span text:style-name="T7">}</text:span></text:p>
      <text:p text:style-name="P48"><text:span text:style-name="T3"><text:s text:c="4"/></text:span><text:span text:style-name="T4">"""</text:span><text:span text:style-name="T6">.</text:span><text:span text:style-name="T2">trim</text:span><text:span text:style-name="T6">()</text:span></text:p>
      <text:p text:style-name="P48"><text:s text:c="4"/></text:p>
      <text:p text:style-name="P48"><text:s text:c="4"/><text:span text:style-name="T54">def</text:span><text:span text:style-name="T7"> record </text:span><text:span text:style-name="T2">=</text:span><text:span text:style-name="T7"> </text:span><text:span text:style-name="T54">new</text:span><text:span text:style-name="T7"> </text:span><text:span text:style-name="T9">ProducerRecord</text:span><text:span text:style-name="T2">&lt;</text:span><text:span text:style-name="T7">String</text:span><text:span text:style-name="T6">,</text:span><text:span text:style-name="T7"> String</text:span><text:span text:style-name="T2">&gt;</text:span><text:span text:style-name="T6">(</text:span><text:span text:style-name="T4">"test-topic"</text:span><text:span text:style-name="T6">,</text:span><text:span text:style-name="T7"> uuid</text:span><text:span text:style-name="T6">,</text:span><text:span text:style-name="T7"> message</text:span><text:span text:style-name="T6">)</text:span></text:p>
      <text:p text:style-name="P48"><text:s text:c="4"/></text:p>
      <text:p text:style-name="P48"><text:s text:c="4"/><text:span text:style-name="T7">producer</text:span><text:span text:style-name="T6">.</text:span><text:span text:style-name="T2">send</text:span><text:span text:style-name="T6">(</text:span><text:span text:style-name="T7">record</text:span><text:span text:style-name="T6">,</text:span><text:span text:style-name="T7"> </text:span><text:span text:style-name="T54">new</text:span><text:span text:style-name="T7"> </text:span><text:span text:style-name="T9">Callback</text:span><text:span text:style-name="T6">()</text:span><text:span text:style-name="T7"> </text:span><text:span text:style-name="T6">{</text:span></text:p>
      <text:p text:style-name="P48"><text:s text:c="8"/><text:span text:style-name="T54">void</text:span><text:span text:style-name="T7"> </text:span><text:span text:style-name="T2">onCompletion</text:span><text:span text:style-name="T6">(</text:span><text:span text:style-name="T7">RecordMetadata metadata</text:span><text:span text:style-name="T6">,</text:span><text:span text:style-name="T7"> Exception e</text:span><text:span text:style-name="T6">)</text:span><text:span text:style-name="T7"> </text:span><text:span text:style-name="T6">{</text:span></text:p>
      <text:p text:style-name="P48"><text:s text:c="12"/><text:span text:style-name="T54">if</text:span><text:span text:style-name="T7"> </text:span><text:span text:style-name="T6">(</text:span><text:span text:style-name="T7">e </text:span><text:span text:style-name="T2">!=</text:span><text:span text:style-name="T7"> null</text:span><text:span text:style-name="T6">)</text:span><text:span text:style-name="T7"> </text:span><text:span text:style-name="T6">{</text:span></text:p>
      <text:p text:style-name="P48"><text:s text:c="16"/><text:span text:style-name="T7">log</text:span><text:span text:style-name="T6">.</text:span><text:span text:style-name="T2">error</text:span><text:span text:style-name="T6">(</text:span><text:span text:style-name="T4">"Error sending message: "</text:span><text:span text:style-name="T7"> </text:span><text:span text:style-name="T2">+</text:span><text:span text:style-name="T7"> e</text:span><text:span text:style-name="T6">.</text:span><text:span text:style-name="T2">getMessage</text:span><text:span text:style-name="T6">(),</text:span><text:span text:style-name="T7"> e</text:span><text:span text:style-name="T6">)</text:span></text:p>
      <text:p text:style-name="P48"><text:s text:c="12"/><text:span text:style-name="T6">}</text:span></text:p>
      <text:p text:style-name="P48"><text:s text:c="8"/><text:span text:style-name="T6">}</text:span></text:p>
      <text:p text:style-name="P48"><text:s text:c="4"/><text:span text:style-name="T6">})</text:span></text:p>
      <text:p text:style-name="P48"><text:s text:c="4"/></text:p>
      <text:p text:style-name="P48"><text:s text:c="4"/><text:span text:style-name="T7">producer</text:span><text:span text:style-name="T6">.</text:span><text:span text:style-name="T2">flush</text:span><text:span text:style-name="T6">()</text:span></text:p>
      <text:p text:style-name="P48"><text:s text:c="4"/><text:span text:style-name="T7">producer</text:span><text:span text:style-name="T6">.</text:span><text:span text:style-name="T2">close</text:span><text:span text:style-name="T6">()</text:span></text:p>
      <text:p text:style-name="P48"><text:s text:c="4"/></text:p>
      <text:p text:style-name="P48"><text:soft-page-break/><text:s text:c="4"/><text:span text:style-name="T7">vars</text:span><text:span text:style-name="T6">.</text:span><text:span text:style-name="T2">putObject</text:span><text:span text:style-name="T6">(</text:span><text:span text:style-name="T4">"messageCounter"</text:span><text:span text:style-name="T6">,</text:span><text:span text:style-name="T7"> counter</text:span><text:span text:style-name="T6">)</text:span></text:p>
      <text:p text:style-name="P48"><text:s text:c="4"/></text:p>
      <text:p text:style-name="P47"><text:span text:style-name="T5">}</text:span> <text:span text:style-name="T53">catch</text:span> <text:span text:style-name="T5">(</text:span><text:span text:style-name="T8">Exception</text:span> e<text:span text:style-name="T5">)</text:span> <text:span text:style-name="T5">{</text:span></text:p>
      <text:p text:style-name="P48"><text:s text:c="4"/><text:span text:style-name="T7">log</text:span><text:span text:style-name="T6">.</text:span><text:span text:style-name="T2">error</text:span><text:span text:style-name="T6">(</text:span><text:span text:style-name="T4">"Error in JSR223 Sampler: "</text:span><text:span text:style-name="T7"> </text:span><text:span text:style-name="T2">+</text:span><text:span text:style-name="T7"> e</text:span><text:span text:style-name="T6">.</text:span><text:span text:style-name="T2">getMessage</text:span><text:span text:style-name="T6">(),</text:span><text:span text:style-name="T7"> e</text:span><text:span text:style-name="T6">)</text:span></text:p>
      <text:p text:style-name="P48"><text:s text:c="4"/><text:span text:style-name="T7">SampleResult</text:span><text:span text:style-name="T6">.</text:span><text:span text:style-name="T2">setSuccessful</text:span><text:span text:style-name="T6">(</text:span><text:span text:style-name="T9">false</text:span><text:span text:style-name="T6">)</text:span></text:p>
      <text:p text:style-name="P48"><text:s text:c="4"/><text:span text:style-name="T7">SampleResult</text:span><text:span text:style-name="T6">.</text:span><text:span text:style-name="T2">setResponseMessage</text:span><text:span text:style-name="T6">(</text:span><text:span text:style-name="T4">"Error: "</text:span><text:span text:style-name="T7"> </text:span><text:span text:style-name="T2">+</text:span><text:span text:style-name="T7"> e</text:span><text:span text:style-name="T6">.</text:span><text:span text:style-name="T2">getMessage</text:span><text:span text:style-name="T6">())</text:span></text:p>
      <text:p text:style-name="P49">}</text:p>
      <text:h text:style-name="P42" text:outline-level="2">Очистка топика</text:h>
      <text:p text:style-name="P57">Если в топике уже есть битые сообщения, очистите его:</text:p>
      <text:p text:style-name="P64">bash</text:p>
      <text:p text:style-name="P46"># Удалить топик</text:p>
      <text:p text:style-name="P47"><text:span text:style-name="T1">docker</text:span> <text:span text:style-name="T3">exec</text:span> kafka kafka-topics <text:span text:style-name="T1">--delete</text:span> <text:span text:style-name="T1">--topic</text:span> test-topic --bootstrap-server localhost:9092</text:p>
      <text:p text:style-name="P52"/>
      <text:p text:style-name="P46"># Создать заново</text:p>
      <text:p text:style-name="P47"><text:span text:style-name="T1">docker</text:span> <text:span text:style-name="T3">exec</text:span> kafka kafka-topics <text:span text:style-name="T1">--create</text:span> <text:span text:style-name="T5">\</text:span></text:p>
      <text:p text:style-name="P48"><text:s text:c="2"/><text:span text:style-name="T2">--topic</text:span><text:span text:style-name="T7"> test-topic </text:span><text:span text:style-name="T6">\</text:span></text:p>
      <text:p text:style-name="P48"><text:s text:c="2"/><text:span text:style-name="T7">--bootstrap-server localhost:9092 </text:span><text:span text:style-name="T6">\</text:span></text:p>
      <text:p text:style-name="P48"><text:s text:c="2"/><text:span text:style-name="T2">--partitions</text:span><text:span text:style-name="T7"> </text:span><text:span text:style-name="T9">3</text:span><text:span text:style-name="T7"> </text:span><text:span text:style-name="T6">\</text:span></text:p>
      <text:p text:style-name="P48"><text:s text:c="2"/><text:span text:style-name="T7">--replication-factor </text:span><text:span text:style-name="T9">1</text:span></text:p>
      <text:h text:style-name="P42" text:outline-level="2">Дополнительная защита в конфигурации</text:h>
      <text:p text:style-name="P66"><text:span text:style-name="T23">В </text:span><text:span text:style-name="Source_20_Text"><text:span text:style-name="T26">application.properties</text:span></text:span><text:span text:style-name="T23"> добавьте:</text:span></text:p>
      <text:p text:style-name="P64">properties</text:p>
      <text:p text:style-name="P46"># Игнорировать пустые сообщения</text:p>
      <text:p text:style-name="P47"><text:span text:style-name="T8">spring.kafka.listener.filter.empty</text:span><text:span text:style-name="T5">=</text:span><text:span text:style-name="T3">true</text:span></text:p>
      <text:h text:style-name="P42" text:outline-level="2">Проверка работы</text:h>
      <text:p text:style-name="P57">После исправлений:</text:p>
      <text:list xml:id="list437584165" text:style-name="L5">
        <text:list-item>
          <text:p text:style-name="P59">Перезапустите приложение</text:p>
        </text:list-item>
        <text:list-item>
          <text:p text:style-name="P59">Запустите JMeter тест заново</text:p>
        </text:list-item>
        <text:list-item>
          <text:p text:style-name="P68"><text:span text:style-name="T23">Проверьте логи - ошибок </text:span><text:span text:style-name="Source_20_Text"><text:span text:style-name="T26">KafkaNull</text:span></text:span><text:span text:style-name="T23"> быть не должно</text:span></text:p>
        </text:list-item>
      </text:list>
      <text:p text:style-name="P58"><text:soft-page-break/>Основная причина - JMeter иногда отправляет пустые сообщения или в Kafka остались сообщения от предыдущих некорректных запусков.</text:p>
      <text:p text:style-name="P65">можно приступать к Задание №2 • Развернуть локально Grafana • Подключить java spring actuator к заглушке, разработанной в п. 1.3 • Вывести JVM метрики заглушки в Grafana. Можно использовать любые связки (Prometheus, Micrometer). Дашборд можно любой настроить, например JVM (Micrometer); Micrometer Spring Throughput. Почитать про отображаемые метрики. • Вывести метрики PostgreSQL в Grafana. Попробовать через postgres prometheus exporter, дашборд также любой, можно воспользоваться более-менее стандартным PostgreSQL Database. Почитать про отображаемые метрики. • Вывести метрики Jmeter в Grafana с использованием любого стандартного дашборда с сайта Grafana Labs.</text:p>
      <text:p text:style-name="P56">Отлично! Приступаем к заданию №2. Развернем полный мониторинговый стек.</text:p>
      <text:h text:style-name="P42" text:outline-level="2">1. Обновляем Spring Boot приложение</text:h>
      <text:h text:style-name="P45" text:outline-level="3"><text:span text:style-name="T24">Добавляем зависимости в </text:span><text:span text:style-name="Source_20_Text"><text:span text:style-name="T27">pom.xml</text:span></text:span><text:span text:style-name="T24">:</text:span></text:h>
      <text:p text:style-name="P64">xml</text:p>
      <text:p text:style-name="P51"><text:span text:style-name="T5">&lt;</text:span>dependency<text:span text:style-name="T5">&gt;</text:span></text:p>
      <text:p text:style-name="P48"><text:s text:c="4"/><text:span text:style-name="T6">&lt;</text:span><text:span text:style-name="T51">groupId</text:span><text:span text:style-name="T6">&gt;</text:span><text:span text:style-name="T7">org.springframework.boot</text:span><text:span text:style-name="T6">&lt;/</text:span><text:span text:style-name="T51">groupId</text:span><text:span text:style-name="T6">&gt;</text:span></text:p>
      <text:p text:style-name="P48"><text:s text:c="4"/><text:span text:style-name="T6">&lt;</text:span><text:span text:style-name="T51">artifactId</text:span><text:span text:style-name="T6">&gt;</text:span><text:span text:style-name="T7">spring-boot-starter-actuator</text:span><text:span text:style-name="T6">&lt;/</text:span><text:span text:style-name="T51">artifactId</text:span><text:span text:style-name="T6">&gt;</text:span></text:p>
      <text:p text:style-name="P51"><text:span text:style-name="T5">&lt;/</text:span>dependency<text:span text:style-name="T5">&gt;</text:span></text:p>
      <text:p text:style-name="P51"><text:span text:style-name="T5">&lt;</text:span>dependency<text:span text:style-name="T5">&gt;</text:span></text:p>
      <text:p text:style-name="P48"><text:s text:c="4"/><text:span text:style-name="T6">&lt;</text:span><text:span text:style-name="T51">groupId</text:span><text:span text:style-name="T6">&gt;</text:span><text:span text:style-name="T7">io.micrometer</text:span><text:span text:style-name="T6">&lt;/</text:span><text:span text:style-name="T51">groupId</text:span><text:span text:style-name="T6">&gt;</text:span></text:p>
      <text:p text:style-name="P48"><text:s text:c="4"/><text:span text:style-name="T6">&lt;</text:span><text:span text:style-name="T51">artifactId</text:span><text:span text:style-name="T6">&gt;</text:span><text:span text:style-name="T7">micrometer-registry-prometheus</text:span><text:span text:style-name="T6">&lt;/</text:span><text:span text:style-name="T51">artifactId</text:span><text:span text:style-name="T6">&gt;</text:span></text:p>
      <text:p text:style-name="P51"><text:span text:style-name="T5">&lt;/</text:span>dependency<text:span text:style-name="T5">&gt;</text:span></text:p>
      <text:h text:style-name="P45" text:outline-level="3"><text:span text:style-name="T24">Конфигурация в </text:span><text:span text:style-name="Source_20_Text"><text:span text:style-name="T27">application.properties</text:span></text:span><text:span text:style-name="T24">:</text:span></text:h>
      <text:p text:style-name="P64">properties</text:p>
      <text:p text:style-name="P46"># Actuator configuration</text:p>
      <text:p text:style-name="P47"><text:span text:style-name="T8">management.endpoints.web.exposure.include</text:span><text:span text:style-name="T5">=</text:span><text:span text:style-name="T3">health,metrics,prometheus,info</text:span></text:p>
      <text:p text:style-name="P47"><text:span text:style-name="T8">management.endpoint.health.show-details</text:span><text:span text:style-name="T5">=</text:span><text:span text:style-name="T3">always</text:span></text:p>
      <text:p text:style-name="P47"><text:soft-page-break/><text:span text:style-name="T8">management.metrics.export.prometheus.enabled</text:span><text:span text:style-name="T5">=</text:span><text:span text:style-name="T3">true</text:span></text:p>
      <text:p text:style-name="P47"><text:span text:style-name="T8">management.metrics.tags.application</text:span><text:span text:style-name="T5">=</text:span><text:span text:style-name="T3">vtb-kafka-consumer</text:span></text:p>
      <text:p text:style-name="P52"/>
      <text:p text:style-name="P46"># JVM metrics</text:p>
      <text:p text:style-name="P47"><text:span text:style-name="T8">management.metrics.enable.jvm</text:span><text:span text:style-name="T5">=</text:span><text:span text:style-name="T3">true</text:span></text:p>
      <text:p text:style-name="P47"><text:span text:style-name="T8">management.metrics.enable.system</text:span><text:span text:style-name="T5">=</text:span><text:span text:style-name="T3">true</text:span></text:p>
      <text:p text:style-name="P47"><text:span text:style-name="T8">management.metrics.enable.logback</text:span><text:span text:style-name="T5">=</text:span><text:span text:style-name="T3">true</text:span></text:p>
      <text:p text:style-name="P52"/>
      <text:p text:style-name="P46"># Kafka metrics</text:p>
      <text:p text:style-name="P47"><text:span text:style-name="T8">management.metrics.enable.kafka</text:span><text:span text:style-name="T5">=</text:span><text:span text:style-name="T3">true</text:span></text:p>
      <text:h text:style-name="P43" text:outline-level="3">Добавляем кастомные метрики в сервис:</text:h>
      <text:p text:style-name="P64">java</text:p>
      <text:p text:style-name="P49">@Service</text:p>
      <text:p text:style-name="P49">@Slf4j</text:p>
      <text:p text:style-name="P49">@RequiredArgsConstructor</text:p>
      <text:p text:style-name="P47"><text:span text:style-name="T53">public</text:span> <text:span text:style-name="T53">class</text:span> <text:span text:style-name="T8">MessageService</text:span> <text:span text:style-name="T5">{</text:span></text:p>
      <text:p text:style-name="P48"><text:s text:c="4"/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MessageRepository</text:span><text:span text:style-name="T7"> messageRepository</text:span><text:span text:style-name="T6">;</text:span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MeterRegistry</text:span><text:span text:style-name="T7"> meterRegistry</text:span><text:span text:style-name="T6">;</text:span></text:p>
      <text:p text:style-name="P48"><text:s text:c="4"/></text:p>
      <text:p text:style-name="P48"><text:s text:c="4"/><text:span text:style-name="T48">// Счетчики для метрик</text:span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Counter</text:span><text:span text:style-name="T7"> messagesProcessedCounter</text:span><text:span text:style-name="T6">;</text:span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Counter</text:span><text:span text:style-name="T7"> messagesErrorCounter</text:span><text:span text:style-name="T6">;</text:span></text:p>
      <text:p text:style-name="P48"><text:s text:c="4"/><text:span text:style-name="T54">private</text:span><text:span text:style-name="T7"> </text:span><text:span text:style-name="T54">final</text:span><text:span text:style-name="T7"> </text:span><text:span text:style-name="T9">Timer</text:span><text:span text:style-name="T7"> messageProcessingTimer</text:span><text:span text:style-name="T6">;</text:span></text:p>
      <text:p text:style-name="P48"><text:s text:c="4"/></text:p>
      <text:p text:style-name="P48"><text:s text:c="4"/><text:span text:style-name="T54">public</text:span><text:span text:style-name="T7"> </text:span><text:span text:style-name="T9">MessageService</text:span><text:span text:style-name="T6">(</text:span><text:span text:style-name="T9">MessageRepository</text:span><text:span text:style-name="T7"> messageRepository</text:span><text:span text:style-name="T6">,</text:span><text:span text:style-name="T7"> </text:span><text:span text:style-name="T9">MeterRegistry</text:span><text:span text:style-name="T7"> meterRegistry</text:span><text:span text:style-name="T6">)</text:span><text:span text:style-name="T7"> </text:span><text:span text:style-name="T6">{</text:span></text:p>
      <text:p text:style-name="P48"><text:s text:c="8"/><text:span text:style-name="T54">this</text:span><text:span text:style-name="T6">.</text:span><text:span text:style-name="T7">messageRepository </text:span><text:span text:style-name="T2">=</text:span><text:span text:style-name="T7"> messageRepository</text:span><text:span text:style-name="T6">;</text:span></text:p>
      <text:p text:style-name="P48"><text:s text:c="8"/><text:span text:style-name="T54">this</text:span><text:span text:style-name="T6">.</text:span><text:span text:style-name="T7">meterRegistry </text:span><text:span text:style-name="T2">=</text:span><text:span text:style-name="T7"> meterRegistry</text:span><text:span text:style-name="T6">;</text:span></text:p>
      <text:p text:style-name="P48"><text:s text:c="8"/></text:p>
      <text:p text:style-name="P48"><text:s text:c="8"/><text:span text:style-name="T48">// Инициализация метрик</text:span></text:p>
      <text:p text:style-name="P48"><text:s text:c="8"/><text:span text:style-name="T54">this</text:span><text:span text:style-name="T6">.</text:span><text:span text:style-name="T7">messagesProcessedCounter </text:span><text:span text:style-name="T2">=</text:span><text:span text:style-name="T7"> </text:span><text:span text:style-name="T9">Counter</text:span><text:span text:style-name="T6">.</text:span><text:span text:style-name="T2">builder</text:span><text:span text:style-name="T6">(</text:span><text:span text:style-name="T4">"messages.processed"</text:span><text:span text:style-name="T6">)</text:span></text:p>
      <text:p text:style-name="P48"><text:s text:c="16"/><text:span text:style-name="T6">.</text:span><text:span text:style-name="T2">description</text:span><text:span text:style-name="T6">(</text:span><text:span text:style-name="T4">"Total number of processed messages"</text:span><text:span text:style-name="T6">)</text:span></text:p>
      <text:p text:style-name="P48"><text:s text:c="16"/><text:span text:style-name="T6">.</text:span><text:span text:style-name="T2">register</text:span><text:span text:style-name="T6">(</text:span><text:span text:style-name="T7">meterRegistry</text:span><text:span text:style-name="T6">);</text:span></text:p>
      <text:p text:style-name="P48"><text:s text:c="16"/></text:p>
      <text:p text:style-name="P48"><text:s text:c="8"/><text:span text:style-name="T54">this</text:span><text:span text:style-name="T6">.</text:span><text:span text:style-name="T7">messagesErrorCounter </text:span><text:span text:style-name="T2">=</text:span><text:span text:style-name="T7"> </text:span><text:span text:style-name="T9">Counter</text:span><text:span text:style-name="T6">.</text:span><text:span text:style-name="T2">builder</text:span><text:span text:style-name="T6">(</text:span><text:span text:style-name="T4">"messages.errors"</text:span><text:span text:style-name="T6">)</text:span></text:p>
      <text:p text:style-name="P48"><text:s text:c="16"/><text:span text:style-name="T6">.</text:span><text:span text:style-name="T2">description</text:span><text:span text:style-name="T6">(</text:span><text:span text:style-name="T4">"Total number of message processing errors"</text:span><text:span text:style-name="T6">)</text:span></text:p>
      <text:p text:style-name="P48"><text:s text:c="16"/><text:span text:style-name="T6">.</text:span><text:span text:style-name="T2">register</text:span><text:span text:style-name="T6">(</text:span><text:span text:style-name="T7">meterRegistry</text:span><text:span text:style-name="T6">);</text:span></text:p>
      <text:p text:style-name="P48"><text:s text:c="16"/></text:p>
      <text:p text:style-name="P48"><text:soft-page-break/><text:s text:c="8"/><text:span text:style-name="T54">this</text:span><text:span text:style-name="T6">.</text:span><text:span text:style-name="T7">messageProcessingTimer </text:span><text:span text:style-name="T2">=</text:span><text:span text:style-name="T7"> </text:span><text:span text:style-name="T9">Timer</text:span><text:span text:style-name="T6">.</text:span><text:span text:style-name="T2">builder</text:span><text:span text:style-name="T6">(</text:span><text:span text:style-name="T4">"messages.processing.time"</text:span><text:span text:style-name="T6">)</text:span></text:p>
      <text:p text:style-name="P48"><text:s text:c="16"/><text:span text:style-name="T6">.</text:span><text:span text:style-name="T2">description</text:span><text:span text:style-name="T6">(</text:span><text:span text:style-name="T4">"Message processing time"</text:span><text:span text:style-name="T6">)</text:span></text:p>
      <text:p text:style-name="P48"><text:s text:c="16"/><text:span text:style-name="T6">.</text:span><text:span text:style-name="T2">register</text:span><text:span text:style-name="T6">(</text:span><text:span text:style-name="T7">meterRegistry</text:span><text:span text:style-name="T6">);</text:span></text:p>
      <text:p text:style-name="P48"><text:s text:c="4"/><text:span text:style-name="T6">}</text:span></text:p>
      <text:p text:style-name="P48"><text:s text:c="4"/></text:p>
      <text:p text:style-name="P48"><text:s text:c="4"/><text:span text:style-name="T54">public</text:span><text:span text:style-name="T7"> </text:span><text:span text:style-name="T54">void</text:span><text:span text:style-name="T7"> </text:span><text:span text:style-name="T2">saveMessage</text:span><text:span text:style-name="T6">(</text:span><text:span text:style-name="T9">MessageData</text:span><text:span text:style-name="T7"> data</text:span><text:span text:style-name="T6">)</text:span><text:span text:style-name="T7"> </text:span><text:span text:style-name="T6">{</text:span></text:p>
      <text:p text:style-name="P48"><text:s text:c="8"/><text:span text:style-name="T7">messageProcessingTimer</text:span><text:span text:style-name="T6">.</text:span><text:span text:style-name="T2">record</text:span><text:span text:style-name="T6">(()</text:span><text:span text:style-name="T7"> </text:span><text:span text:style-name="T2">-&gt;</text:span><text:span text:style-name="T7"> </text:span><text:span text:style-name="T6">{</text:span></text:p>
      <text:p text:style-name="P48"><text:s text:c="12"/><text:span text:style-name="T54">try</text:span><text:span text:style-name="T7"> </text:span><text:span text:style-name="T6">{</text:span></text:p>
      <text:p text:style-name="P48"><text:s text:c="16"/><text:span text:style-name="T9">MessageEntity</text:span><text:span text:style-name="T7"> entity </text:span><text:span text:style-name="T2">=</text:span><text:span text:style-name="T7"> </text:span><text:span text:style-name="T54">new</text:span><text:span text:style-name="T7"> </text:span><text:span text:style-name="T9">MessageEntity</text:span><text:span text:style-name="T6">();</text:span></text:p>
      <text:p text:style-name="P48"><text:s text:c="16"/><text:span text:style-name="T7">entity</text:span><text:span text:style-name="T6">.</text:span><text:span text:style-name="T2">setMsgUuid</text:span><text:span text:style-name="T6">(</text:span><text:span text:style-name="T7">data</text:span><text:span text:style-name="T6">.</text:span><text:span text:style-name="T2">getMsgUuid</text:span><text:span text:style-name="T6">());</text:span></text:p>
      <text:p text:style-name="P48"><text:s text:c="16"/><text:span text:style-name="T7">entity</text:span><text:span text:style-name="T6">.</text:span><text:span text:style-name="T2">setHead</text:span><text:span text:style-name="T6">(</text:span><text:span text:style-name="T7">data</text:span><text:span text:style-name="T6">.</text:span><text:span text:style-name="T2">isHead</text:span><text:span text:style-name="T6">());</text:span></text:p>
      <text:p text:style-name="P48"><text:s text:c="16"/><text:span text:style-name="T7">entity</text:span><text:span text:style-name="T6">.</text:span><text:span text:style-name="T2">setTimeRq</text:span><text:span text:style-name="T6">(</text:span><text:span text:style-name="T9">System</text:span><text:span text:style-name="T6">.</text:span><text:span text:style-name="T2">currentTimeMillis</text:span><text:span text:style-name="T6">()</text:span><text:span text:style-name="T7"> </text:span><text:span text:style-name="T2">/</text:span><text:span text:style-name="T7"> </text:span><text:span text:style-name="T9">1000</text:span><text:span text:style-name="T6">);</text:span><text:span text:style-name="T7"> </text:span><text:span text:style-name="T48">// UNIX time</text:span></text:p>
      <text:p text:style-name="P48"><text:s text:c="16"/></text:p>
      <text:p text:style-name="P48"><text:s text:c="16"/><text:span text:style-name="T7">messageRepository</text:span><text:span text:style-name="T6">.</text:span><text:span text:style-name="T2">save</text:span><text:span text:style-name="T6">(</text:span><text:span text:style-name="T7">entity</text:span><text:span text:style-name="T6">);</text:span></text:p>
      <text:p text:style-name="P48"><text:s text:c="16"/><text:span text:style-name="T7">messagesProcessedCounter</text:span><text:span text:style-name="T6">.</text:span><text:span text:style-name="T2">increment</text:span><text:span text:style-name="T6">();</text:span></text:p>
      <text:p text:style-name="P48"><text:s text:c="16"/></text:p>
      <text:p text:style-name="P48"><text:s text:c="16"/><text:span text:style-name="T7">log</text:span><text:span text:style-name="T6">.</text:span><text:span text:style-name="T2">info</text:span><text:span text:style-name="T6">(</text:span><text:span text:style-name="T4">"[Write to DB] {{ \"msgUuid\": \"{}\", \"head\": {}, \"timeRq\": \"{}\" }}"</text:span><text:span text:style-name="T6">,</text:span><text:span text:style-name="T7"> </text:span></text:p>
      <text:p text:style-name="P48"><text:s text:c="24"/><text:span text:style-name="T7">data</text:span><text:span text:style-name="T6">.</text:span><text:span text:style-name="T2">getMsgUuid</text:span><text:span text:style-name="T6">(),</text:span><text:span text:style-name="T7"> data</text:span><text:span text:style-name="T6">.</text:span><text:span text:style-name="T2">isHead</text:span><text:span text:style-name="T6">(),</text:span><text:span text:style-name="T7"> entity</text:span><text:span text:style-name="T6">.</text:span><text:span text:style-name="T2">getTimeRq</text:span><text:span text:style-name="T6">());</text:span></text:p>
      <text:p text:style-name="P48"><text:s text:c="24"/></text:p>
      <text:p text:style-name="P48"><text:s text:c="12"/><text:span text:style-name="T6">}</text:span><text:span text:style-name="T7"> </text:span><text:span text:style-name="T54">catch</text:span><text:span text:style-name="T7"> </text:span><text:span text:style-name="T6">(</text:span><text:span text:style-name="T9">Exception</text:span><text:span text:style-name="T7"> e</text:span><text:span text:style-name="T6">)</text:span><text:span text:style-name="T7"> </text:span><text:span text:style-name="T6">{</text:span></text:p>
      <text:p text:style-name="P48"><text:s text:c="16"/><text:span text:style-name="T7">messagesErrorCounter</text:span><text:span text:style-name="T6">.</text:span><text:span text:style-name="T2">increment</text:span><text:span text:style-name="T6">();</text:span></text:p>
      <text:p text:style-name="P48"><text:s text:c="16"/><text:span text:style-name="T7">log</text:span><text:span text:style-name="T6">.</text:span><text:span text:style-name="T2">error</text:span><text:span text:style-name="T6">(</text:span><text:span text:style-name="T4">"Error saving message to DB: {}"</text:span><text:span text:style-name="T6">,</text:span><text:span text:style-name="T7"> data</text:span><text:span text:style-name="T6">.</text:span><text:span text:style-name="T2">getMsgUuid</text:span><text:span text:style-name="T6">(),</text:span><text:span text:style-name="T7"> e</text:span><text:span text:style-name="T6">);</text:span></text:p>
      <text:p text:style-name="P48"><text:s text:c="16"/><text:span text:style-name="T54">throw</text:span><text:span text:style-name="T7"> e</text:span><text:span text:style-name="T6">;</text:span></text:p>
      <text:p text:style-name="P48"><text:s text:c="12"/><text:span text:style-name="T6">}</text:span></text:p>
      <text:p text:style-name="P48"><text:s text:c="8"/><text:span text:style-name="T6">});</text:span></text:p>
      <text:p text:style-name="P48"><text:s text:c="4"/><text:span text:style-name="T6">}</text:span></text:p>
      <text:p text:style-name="P49">}</text:p>
      <text:h text:style-name="P42" text:outline-level="2">2. Обновляем Docker Compose</text:h>
      <text:p text:style-name="P66"><text:span text:style-name="T23">Создайте новый файл </text:span><text:span text:style-name="Source_20_Text"><text:span text:style-name="T26">docker-compose-monitoring.yml</text:span></text:span><text:span text:style-name="T23">:</text:span></text:p>
      <text:p text:style-name="P64">yaml</text:p>
      <text:p text:style-name="P47"><text:span text:style-name="T8">version</text:span><text:span text:style-name="T5">:</text:span> <text:span text:style-name="T3">'3.7'</text:span></text:p>
      <text:p text:style-name="P52"/>
      <text:p text:style-name="P47"><text:span text:style-name="T8">services</text:span><text:span text:style-name="T5">:</text:span></text:p>
      <text:p text:style-name="P48"><text:s text:c="2"/><text:span text:style-name="T48"># Существующие сервисы</text:span></text:p>
      <text:p text:style-name="P48"><text:s text:c="2"/><text:span text:style-name="T9">zookeeper</text:span><text:span text:style-name="T6">:</text:span></text:p>
      <text:p text:style-name="P48"><text:soft-page-break/><text:s text:c="4"/><text:span text:style-name="T9">image</text:span><text:span text:style-name="T6">:</text:span><text:span text:style-name="T7"> zookeeper</text:span><text:span text:style-name="T6">:</text:span><text:span text:style-name="T7">3.7.0</text:span></text:p>
      <text:p text:style-name="P48"><text:s text:c="4"/><text:span text:style-name="T9">restart</text:span><text:span text:style-name="T6">:</text:span><text:span text:style-name="T7"> always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2181:2181"</text:span></text:p>
      <text:p text:style-name="P52"/>
      <text:p text:style-name="P48"><text:s text:c="2"/><text:span text:style-name="T9">kafka</text:span><text:span text:style-name="T6">:</text:span></text:p>
      <text:p text:style-name="P48"><text:s text:c="4"/><text:span text:style-name="T9">image</text:span><text:span text:style-name="T6">:</text:span><text:span text:style-name="T7"> confluentinc/cp</text:span><text:span text:style-name="T6">-</text:span><text:span text:style-name="T7">kafka</text:span><text:span text:style-name="T6">:</text:span><text:span text:style-name="T7">7.0.1</text:span></text:p>
      <text:p text:style-name="P48"><text:s text:c="4"/><text:span text:style-name="T9">environment</text:span><text:span text:style-name="T6">:</text:span></text:p>
      <text:p text:style-name="P48"><text:s text:c="6"/><text:span text:style-name="T9">KAFKA_ADVERTISED_LISTENERS</text:span><text:span text:style-name="T6">:</text:span><text:span text:style-name="T7"> LISTENER_DOCKER_INTERNAL</text:span><text:span text:style-name="T6">:</text:span><text:span text:style-name="T7">//kafka</text:span><text:span text:style-name="T6">:</text:span><text:span text:style-name="T9">19092</text:span><text:span text:style-name="T6">,</text:span><text:span text:style-name="T7">LISTENER_DOCKER_EXTERNAL</text:span><text:span text:style-name="T6">:</text:span><text:span text:style-name="T7">//localhost</text:span><text:span text:style-name="T6">:</text:span><text:span text:style-name="T9">9092</text:span></text:p>
      <text:p text:style-name="P48"><text:s text:c="6"/><text:span text:style-name="T9">KAFKA_LISTENERS</text:span><text:span text:style-name="T6">:</text:span><text:span text:style-name="T7"> LISTENER_DOCKER_INTERNAL</text:span><text:span text:style-name="T6">:</text:span><text:span text:style-name="T7">//0.0.0.0</text:span><text:span text:style-name="T6">:</text:span><text:span text:style-name="T9">19092</text:span><text:span text:style-name="T6">,</text:span><text:span text:style-name="T7">LISTENER_DOCKER_EXTERNAL</text:span><text:span text:style-name="T6">:</text:span><text:span text:style-name="T7">//0.0.0.0</text:span><text:span text:style-name="T6">:</text:span><text:span text:style-name="T9">9092</text:span></text:p>
      <text:p text:style-name="P48"><text:s text:c="6"/><text:span text:style-name="T9">KAFKA_LISTENER_SECURITY_PROTOCOL_MAP</text:span><text:span text:style-name="T6">:</text:span><text:span text:style-name="T7"> LISTENER_DOCKER_INTERNAL</text:span><text:span text:style-name="T6">:</text:span><text:span text:style-name="T7">PLAINTEXT</text:span><text:span text:style-name="T6">,</text:span><text:span text:style-name="T7">LISTENER_DOCKER_EXTERNAL</text:span><text:span text:style-name="T6">:</text:span><text:span text:style-name="T7">PLAINTEXT</text:span></text:p>
      <text:p text:style-name="P48"><text:s text:c="6"/><text:span text:style-name="T9">KAFKA_INTER_BROKER_LISTENER_NAME</text:span><text:span text:style-name="T6">:</text:span><text:span text:style-name="T7"> LISTENER_DOCKER_INTERNAL</text:span></text:p>
      <text:p text:style-name="P48"><text:s text:c="6"/><text:span text:style-name="T9">KAFKA_ZOOKEEPER_CONNECT</text:span><text:span text:style-name="T6">:</text:span><text:span text:style-name="T7"> </text:span><text:span text:style-name="T4">"zookeeper:2181"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092:9092"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zookeeper</text:span></text:p>
      <text:p text:style-name="P52"/>
      <text:p text:style-name="P48"><text:s text:c="2"/><text:span text:style-name="T9">postgres</text:span><text:span text:style-name="T6">:</text:span></text:p>
      <text:p text:style-name="P48"><text:s text:c="4"/><text:span text:style-name="T9">image</text:span><text:span text:style-name="T6">:</text:span><text:span text:style-name="T7"> postgres</text:span><text:span text:style-name="T6">:</text:span><text:span text:style-name="T9">13</text:span></text:p>
      <text:p text:style-name="P48"><text:s text:c="4"/><text:span text:style-name="T9">environment</text:span><text:span text:style-name="T6">:</text:span></text:p>
      <text:p text:style-name="P48"><text:s text:c="6"/><text:span text:style-name="T9">POSTGRES_DB</text:span><text:span text:style-name="T6">:</text:span><text:span text:style-name="T7"> test_db</text:span></text:p>
      <text:p text:style-name="P48"><text:s text:c="6"/><text:span text:style-name="T9">POSTGRES_USER</text:span><text:span text:style-name="T6">:</text:span><text:span text:style-name="T7"> test_user</text:span></text:p>
      <text:p text:style-name="P48"><text:s text:c="6"/><text:span text:style-name="T9">POSTGRES_PASSWORD</text:span><text:span text:style-name="T6">:</text:span><text:span text:style-name="T7"> test_password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5432:5432"</text:span></text:p>
      <text:p text:style-name="P48"><text:s text:c="4"/><text:span text:style-name="T9">volumes</text:span><text:span text:style-name="T6">:</text:span></text:p>
      <text:p text:style-name="P48"><text:s text:c="6"/><text:span text:style-name="T6">-</text:span><text:span text:style-name="T7"> postgres_data</text:span><text:span text:style-name="T6">:</text:span><text:span text:style-name="T7">/var/lib/postgresql/data</text:span></text:p>
      <text:p text:style-name="P52"/>
      <text:p text:style-name="P48"><text:s text:c="2"/><text:span text:style-name="T9">kafka-ui</text:span><text:span text:style-name="T6">:</text:span></text:p>
      <text:p text:style-name="P48"><text:s text:c="4"/><text:span text:style-name="T9">image</text:span><text:span text:style-name="T6">:</text:span><text:span text:style-name="T7"> provectuslabs/kafka</text:span><text:span text:style-name="T6">-</text:span><text:span text:style-name="T7">ui</text:span><text:span text:style-name="T6">:</text:span><text:span text:style-name="T7">latest</text:span></text:p>
      <text:p text:style-name="P48"><text:s text:c="4"/><text:span text:style-name="T9">environment</text:span><text:span text:style-name="T6">:</text:span></text:p>
      <text:p text:style-name="P48"><text:s text:c="6"/><text:span text:style-name="T9">KAFKA_CLUSTERS_0_NAME</text:span><text:span text:style-name="T6">:</text:span><text:span text:style-name="T7"> local</text:span></text:p>
      <text:p text:style-name="P48"><text:s text:c="6"/><text:span text:style-name="T9">KAFKA_CLUSTERS_0_BOOTSTRAPSERVERS</text:span><text:span text:style-name="T6">:</text:span><text:span text:style-name="T7"> kafka</text:span><text:span text:style-name="T6">:</text:span><text:span text:style-name="T9">19092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8081:8080"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kafka</text:span></text:p>
      <text:p text:style-name="P52"/>
      <text:p text:style-name="P48"><text:soft-page-break/><text:s text:c="2"/><text:span text:style-name="T48"># Мониторинг</text:span></text:p>
      <text:p text:style-name="P48"><text:s text:c="2"/><text:span text:style-name="T9">prometheus</text:span><text:span text:style-name="T6">:</text:span></text:p>
      <text:p text:style-name="P48"><text:s text:c="4"/><text:span text:style-name="T9">image</text:span><text:span text:style-name="T6">:</text:span><text:span text:style-name="T7"> prom/prometheus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prometheus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090:9090"</text:span></text:p>
      <text:p text:style-name="P48"><text:s text:c="4"/><text:span text:style-name="T9">volumes</text:span><text:span text:style-name="T6">:</text:span></text:p>
      <text:p text:style-name="P48"><text:s text:c="6"/><text:span text:style-name="T6">-</text:span><text:span text:style-name="T7"> ./monitoring/prometheus.yml</text:span><text:span text:style-name="T6">:</text:span><text:span text:style-name="T7">/etc/prometheus/prometheus.yml</text:span></text:p>
      <text:p text:style-name="P48"><text:s text:c="6"/><text:span text:style-name="T6">-</text:span><text:span text:style-name="T7"> prometheus_data</text:span><text:span text:style-name="T6">:</text:span><text:span text:style-name="T7">/prometheus</text:span></text:p>
      <text:p text:style-name="P48"><text:s text:c="4"/><text:span text:style-name="T9">command</text:span><text:span text:style-name="T6">:</text:span></text:p>
      <text:p text:style-name="P48"><text:s text:c="6"/><text:span text:style-name="T6">-</text:span><text:span text:style-name="T7"> </text:span><text:span text:style-name="T4">'--config.file=/etc/prometheus/prometheus.yml'</text:span></text:p>
      <text:p text:style-name="P48"><text:s text:c="6"/><text:span text:style-name="T6">-</text:span><text:span text:style-name="T7"> </text:span><text:span text:style-name="T4">'--storage.tsdb.path=/prometheus'</text:span></text:p>
      <text:p text:style-name="P48"><text:s text:c="6"/><text:span text:style-name="T6">-</text:span><text:span text:style-name="T7"> </text:span><text:span text:style-name="T4">'--web.console.libraries=/etc/prometheus/console_libraries'</text:span></text:p>
      <text:p text:style-name="P48"><text:s text:c="6"/><text:span text:style-name="T6">-</text:span><text:span text:style-name="T7"> </text:span><text:span text:style-name="T4">'--web.console.templates=/etc/prometheus/consoles'</text:span></text:p>
      <text:p text:style-name="P48"><text:s text:c="6"/><text:span text:style-name="T6">-</text:span><text:span text:style-name="T7"> </text:span><text:span text:style-name="T4">'--storage.tsdb.retention.time=200h'</text:span></text:p>
      <text:p text:style-name="P48"><text:s text:c="6"/><text:span text:style-name="T6">-</text:span><text:span text:style-name="T7"> </text:span><text:span text:style-name="T4">'--web.enable-lifecycle'</text:span></text:p>
      <text:p text:style-name="P48"><text:s text:c="4"/><text:span text:style-name="T9">restart</text:span><text:span text:style-name="T6">:</text:span><text:span text:style-name="T7"> unless</text:span><text:span text:style-name="T6">-</text:span><text:span text:style-name="T7">stopped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postgres</text:span><text:span text:style-name="T6">-</text:span><text:span text:style-name="T7">exporter</text:span></text:p>
      <text:p text:style-name="P52"/>
      <text:p text:style-name="P48"><text:s text:c="2"/><text:span text:style-name="T9">grafana</text:span><text:span text:style-name="T6">:</text:span></text:p>
      <text:p text:style-name="P48"><text:s text:c="4"/><text:span text:style-name="T9">image</text:span><text:span text:style-name="T6">:</text:span><text:span text:style-name="T7"> grafana/grafana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grafana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3000:3000"</text:span></text:p>
      <text:p text:style-name="P48"><text:s text:c="4"/><text:span text:style-name="T9">environment</text:span><text:span text:style-name="T6">:</text:span></text:p>
      <text:p text:style-name="P48"><text:s text:c="6"/><text:span text:style-name="T6">-</text:span><text:span text:style-name="T7"> GF_SECURITY_ADMIN_PASSWORD=admin</text:span></text:p>
      <text:p text:style-name="P48"><text:s text:c="4"/><text:span text:style-name="T9">volumes</text:span><text:span text:style-name="T6">:</text:span></text:p>
      <text:p text:style-name="P48"><text:s text:c="6"/><text:span text:style-name="T6">-</text:span><text:span text:style-name="T7"> grafana_data</text:span><text:span text:style-name="T6">:</text:span><text:span text:style-name="T7">/var/lib/grafana</text:span></text:p>
      <text:p text:style-name="P48"><text:s text:c="6"/><text:span text:style-name="T6">-</text:span><text:span text:style-name="T7"> ./monitoring/dashboards</text:span><text:span text:style-name="T6">:</text:span><text:span text:style-name="T7">/etc/grafana/provisioning/dashboards</text:span></text:p>
      <text:p text:style-name="P48"><text:s text:c="6"/><text:span text:style-name="T6">-</text:span><text:span text:style-name="T7"> ./monitoring/datasources</text:span><text:span text:style-name="T6">:</text:span><text:span text:style-name="T7">/etc/grafana/provisioning/datasources</text:span></text:p>
      <text:p text:style-name="P48"><text:s text:c="4"/><text:span text:style-name="T9">restart</text:span><text:span text:style-name="T6">:</text:span><text:span text:style-name="T7"> unless</text:span><text:span text:style-name="T6">-</text:span><text:span text:style-name="T7">stopped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prometheus</text:span></text:p>
      <text:p text:style-name="P52"/>
      <text:p text:style-name="P48"><text:s text:c="2"/><text:span text:style-name="T9">postgres-exporter</text:span><text:span text:style-name="T6">:</text:span></text:p>
      <text:p text:style-name="P48"><text:s text:c="4"/><text:span text:style-name="T9">image</text:span><text:span text:style-name="T6">:</text:span><text:span text:style-name="T7"> prometheuscommunity/postgres</text:span><text:span text:style-name="T6">-</text:span><text:span text:style-name="T7">exporter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postgres</text:span><text:span text:style-name="T6">-</text:span><text:span text:style-name="T7">exporter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187:9187"</text:span></text:p>
      <text:p text:style-name="P48"><text:s text:c="4"/><text:span text:style-name="T9">environment</text:span><text:span text:style-name="T6">:</text:span></text:p>
      <text:p text:style-name="P48"><text:s text:c="6"/><text:span text:style-name="T9">DATA_SOURCE_NAME</text:span><text:span text:style-name="T6">:</text:span><text:span text:style-name="T7"> </text:span><text:span text:style-name="T4">"postgresql://test_user:test_password@postgres:5432/test_db?sslmode=disable"</text:span></text:p>
      <text:p text:style-name="P48"><text:s text:c="4"/><text:span text:style-name="T9">restart</text:span><text:span text:style-name="T6">:</text:span><text:span text:style-name="T7"> unless</text:span><text:span text:style-name="T6">-</text:span><text:span text:style-name="T7">stopped</text:span></text:p>
      <text:p text:style-name="P48"><text:soft-page-break/><text:s text:c="4"/><text:span text:style-name="T9">depends_on</text:span><text:span text:style-name="T6">:</text:span></text:p>
      <text:p text:style-name="P48"><text:s text:c="6"/><text:span text:style-name="T6">-</text:span><text:span text:style-name="T7"> postgres</text:span></text:p>
      <text:p text:style-name="P52"/>
      <text:p text:style-name="P48"><text:s text:c="2"/><text:span text:style-name="T9">jmeter-prometheus-plugin</text:span><text:span text:style-name="T6">:</text:span></text:p>
      <text:p text:style-name="P48"><text:s text:c="4"/><text:span text:style-name="T9">image</text:span><text:span text:style-name="T6">:</text:span><text:span text:style-name="T7"> justb4/jmeter</text:span><text:span text:style-name="T6">-</text:span><text:span text:style-name="T7">prometheus</text:span><text:span text:style-name="T6">-</text:span><text:span text:style-name="T7">plugin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jmeter</text:span><text:span text:style-name="T6">-</text:span><text:span text:style-name="T7">prometheus</text:span><text:span text:style-name="T6">-</text:span><text:span text:style-name="T7">plugin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270:9270"</text:span></text:p>
      <text:p text:style-name="P48"><text:s text:c="4"/><text:span text:style-name="T9">environment</text:span><text:span text:style-name="T6">:</text:span></text:p>
      <text:p text:style-name="P48"><text:s text:c="6"/><text:span text:style-name="T9">JMETER_PROMETHEUS_PORT</text:span><text:span text:style-name="T6">:</text:span><text:span text:style-name="T7"> </text:span><text:span text:style-name="T9">9270</text:span></text:p>
      <text:p text:style-name="P48"><text:s text:c="4"/><text:span text:style-name="T9">restart</text:span><text:span text:style-name="T6">:</text:span><text:span text:style-name="T7"> unless</text:span><text:span text:style-name="T6">-</text:span><text:span text:style-name="T7">stopped</text:span></text:p>
      <text:p text:style-name="P52"/>
      <text:p text:style-name="P47"><text:span text:style-name="T8">volumes</text:span><text:span text:style-name="T5">:</text:span></text:p>
      <text:p text:style-name="P48"><text:s text:c="2"/><text:span text:style-name="T9">postgres_data</text:span><text:span text:style-name="T6">:</text:span></text:p>
      <text:p text:style-name="P48"><text:s text:c="2"/><text:span text:style-name="T9">prometheus_data</text:span><text:span text:style-name="T6">:</text:span></text:p>
      <text:p text:style-name="P48"><text:s text:c="2"/><text:span text:style-name="T7">grafana_data</text:span><text:span text:style-name="T6">:</text:span></text:p>
      <text:h text:style-name="P42" text:outline-level="2">3. Конфигурация Prometheus</text:h>
      <text:p text:style-name="P66"><text:span text:style-name="T23">Создайте директорию </text:span><text:span text:style-name="Source_20_Text"><text:span text:style-name="T26">monitoring</text:span></text:span><text:span text:style-name="T23"> и файл </text:span><text:span text:style-name="Source_20_Text"><text:span text:style-name="T26">prometheus.yml</text:span></text:span><text:span text:style-name="T23">:</text:span></text:p>
      <text:p text:style-name="P64">yaml</text:p>
      <text:p text:style-name="P47"><text:span text:style-name="T8">global</text:span><text:span text:style-name="T5">:</text:span></text:p>
      <text:p text:style-name="P48"><text:s text:c="2"/><text:span text:style-name="T9">scrape_interval</text:span><text:span text:style-name="T6">:</text:span><text:span text:style-name="T7"> 15s</text:span></text:p>
      <text:p text:style-name="P48"><text:s text:c="2"/><text:span text:style-name="T9">evaluation_interval</text:span><text:span text:style-name="T6">:</text:span><text:span text:style-name="T7"> 15s</text:span></text:p>
      <text:p text:style-name="P52"/>
      <text:p text:style-name="P47"><text:span text:style-name="T8">rule_files</text:span><text:span text:style-name="T5">:</text:span></text:p>
      <text:p text:style-name="P48"><text:s text:c="2"/><text:span text:style-name="T48"># - "first_rules.yml"</text:span></text:p>
      <text:p text:style-name="P52"/>
      <text:p text:style-name="P47"><text:span text:style-name="T8">scrape_configs</text:span><text:span text:style-name="T5">:</text:span></text:p>
      <text:p text:style-name="P48"><text:s text:c="2"/><text:span text:style-name="T48"># Prometheus itself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prometheus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localhost:9090'</text:span><text:span text:style-name="T6">]</text:span></text:p>
      <text:p text:style-name="P52"/>
      <text:p text:style-name="P48"><text:s text:c="2"/><text:span text:style-name="T48"># Spring Boot Application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spring-boot-app'</text:span></text:p>
      <text:p text:style-name="P48"><text:s text:c="4"/><text:span text:style-name="T9">metrics_path</text:span><text:span text:style-name="T6">:</text:span><text:span text:style-name="T7"> </text:span><text:span text:style-name="T4">'/actuator/prometheus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host.docker.internal:8080'</text:span><text:span text:style-name="T6">]</text:span><text:span text:style-name="T7"> </text:span><text:span text:style-name="T48"># для Docker Desktop</text:span></text:p>
      <text:p text:style-name="P48"><text:s text:c="4"/><text:span text:style-name="T9">scrape_interval</text:span><text:span text:style-name="T6">:</text:span><text:span text:style-name="T7"> 5s</text:span></text:p>
      <text:p text:style-name="P48"><text:s text:c="4"/><text:span text:style-name="T9">metrics_path</text:span><text:span text:style-name="T6">:</text:span><text:span text:style-name="T7"> /actuator/prometheus</text:span></text:p>
      <text:p text:style-name="P52"><text:soft-page-break/></text:p>
      <text:p text:style-name="P48"><text:s text:c="2"/><text:span text:style-name="T48"># PostgreSQL Exporter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postgres-exporter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postgres-exporter:9187'</text:span><text:span text:style-name="T6">]</text:span></text:p>
      <text:p text:style-name="P48"><text:s text:c="4"/><text:span text:style-name="T9">scrape_interval</text:span><text:span text:style-name="T6">:</text:span><text:span text:style-name="T7"> 10s</text:span></text:p>
      <text:p text:style-name="P52"/>
      <text:p text:style-name="P48"><text:s text:c="2"/><text:span text:style-name="T48"># JMeter Prometheus Plugin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jmeter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jmeter-prometheus-plugin:9270'</text:span><text:span text:style-name="T6">]</text:span></text:p>
      <text:p text:style-name="P48"><text:s text:c="4"/><text:span text:style-name="T9">scrape_interval</text:span><text:span text:style-name="T6">:</text:span><text:span text:style-name="T7"> 5s</text:span></text:p>
      <text:h text:style-name="P42" text:outline-level="2">4. Конфигурация Grafana</text:h>
      <text:p text:style-name="P66"><text:span text:style-name="T23">Создайте директорию </text:span><text:span text:style-name="Source_20_Text"><text:span text:style-name="T26">monitoring/datasources</text:span></text:span><text:span text:style-name="T23"> и файл </text:span><text:span text:style-name="Source_20_Text"><text:span text:style-name="T26">datasources.yml</text:span></text:span><text:span text:style-name="T23">:</text:span></text:p>
      <text:p text:style-name="P64">yaml</text:p>
      <text:p text:style-name="P47"><text:span text:style-name="T8">apiVersion</text:span><text:span text:style-name="T5">:</text:span> <text:span text:style-name="T8">1</text:span></text:p>
      <text:p text:style-name="P52"/>
      <text:p text:style-name="P47"><text:span text:style-name="T8">datasources</text:span><text:span text:style-name="T5">:</text:span></text:p>
      <text:p text:style-name="P48"><text:s text:c="2"/><text:span text:style-name="T6">-</text:span><text:span text:style-name="T7"> </text:span><text:span text:style-name="T9">name</text:span><text:span text:style-name="T6">:</text:span><text:span text:style-name="T7"> Prometheus</text:span></text:p>
      <text:p text:style-name="P48"><text:s text:c="4"/><text:span text:style-name="T9">type</text:span><text:span text:style-name="T6">:</text:span><text:span text:style-name="T7"> prometheus</text:span></text:p>
      <text:p text:style-name="P48"><text:s text:c="4"/><text:span text:style-name="T9">access</text:span><text:span text:style-name="T6">:</text:span><text:span text:style-name="T7"> proxy</text:span></text:p>
      <text:p text:style-name="P48"><text:s text:c="4"/><text:span text:style-name="T9">url</text:span><text:span text:style-name="T6">:</text:span><text:span text:style-name="T7"> http</text:span><text:span text:style-name="T6">:</text:span><text:span text:style-name="T7">//prometheus</text:span><text:span text:style-name="T6">:</text:span><text:span text:style-name="T9">9090</text:span></text:p>
      <text:p text:style-name="P48"><text:s text:c="4"/><text:span text:style-name="T9">isDefault</text:span><text:span text:style-name="T6">:</text:span><text:span text:style-name="T7"> </text:span><text:span text:style-name="T51">true</text:span></text:p>
      <text:h text:style-name="P42" text:outline-level="2">5. JMeter с поддержкой Prometheus</text:h>
      <text:p text:style-name="P57">Обновите JMeter тест для отправки метрик:</text:p>
      <text:h text:style-name="P43" text:outline-level="3">Добавьте в JMeter:</text:h>
      <text:list xml:id="list2615680896" text:style-name="L6">
        <text:list-item>
          <text:p text:style-name="P78"><text:span text:style-name="Strong_20_Emphasis"><text:span text:style-name="T22">Backend Listener</text:span></text:span><text:span text:style-name="T23"> → </text:span><text:span text:style-name="Strong_20_Emphasis"><text:span text:style-name="T22">PrometheusListener</text:span></text:span></text:p>
        </text:list-item>
        <text:list-item>
          <text:p text:style-name="P60">Порт: 9270</text:p>
        </text:list-item>
        <text:list-item>
          <text:p text:style-name="P60">Метрики будут автоматически отправляться</text:p>
        </text:list-item>
      </text:list>
      <text:p text:style-name="P57">Или используйте JSR223 Sampler для кастомных метрик:</text:p>
      <text:p text:style-name="P64">groovy</text:p>
      <text:p text:style-name="P47"><text:soft-page-break/><text:span text:style-name="T53">import</text:span> io<text:span text:style-name="T5">.</text:span>prometheus<text:span text:style-name="T5">.</text:span>client<text:span text:style-name="T5">.</text:span>Counter</text:p>
      <text:p text:style-name="P47"><text:span text:style-name="T53">import</text:span> io<text:span text:style-name="T5">.</text:span>prometheus<text:span text:style-name="T5">.</text:span>client<text:span text:style-name="T5">.</text:span>Histogram</text:p>
      <text:p text:style-name="P47"><text:span text:style-name="T53">import</text:span> io<text:span text:style-name="T5">.</text:span>prometheus<text:span text:style-name="T5">.</text:span>client<text:span text:style-name="T5">.</text:span>exporter<text:span text:style-name="T5">.</text:span>PushGateway</text:p>
      <text:p text:style-name="P52"/>
      <text:p text:style-name="P47"><text:span text:style-name="T53">def</text:span> pushGateway <text:span text:style-name="T1">=</text:span> <text:span text:style-name="T53">new</text:span> <text:span text:style-name="T8">PushGateway</text:span><text:span text:style-name="T5">(</text:span><text:span text:style-name="T3">"jmeter-prometheus-plugin:9270"</text:span><text:span text:style-name="T5">)</text:span></text:p>
      <text:p text:style-name="P52"/>
      <text:p text:style-name="P46">// Создаем метрики</text:p>
      <text:p text:style-name="P47"><text:span text:style-name="T53">def</text:span> requestsTotal <text:span text:style-name="T1">=</text:span> Counter<text:span text:style-name="T5">.</text:span><text:span text:style-name="T1">build</text:span><text:span text:style-name="T5">()</text:span></text:p>
      <text:p text:style-name="P48"><text:s text:c="4"/><text:span text:style-name="T6">.</text:span><text:span text:style-name="T2">name</text:span><text:span text:style-name="T6">(</text:span><text:span text:style-name="T4">"jmeter_requests_total"</text:span><text:span text:style-name="T6">)</text:span></text:p>
      <text:p text:style-name="P48"><text:s text:c="4"/><text:span text:style-name="T6">.</text:span><text:span text:style-name="T2">help</text:span><text:span text:style-name="T6">(</text:span><text:span text:style-name="T4">"Total requests"</text:span><text:span text:style-name="T6">)</text:span></text:p>
      <text:p text:style-name="P48"><text:s text:c="4"/><text:span text:style-name="T6">.</text:span><text:span text:style-name="T2">register</text:span><text:span text:style-name="T6">()</text:span></text:p>
      <text:p text:style-name="P52"/>
      <text:p text:style-name="P47"><text:span text:style-name="T53">def</text:span> requestDuration <text:span text:style-name="T1">=</text:span> Histogram<text:span text:style-name="T5">.</text:span><text:span text:style-name="T1">build</text:span><text:span text:style-name="T5">()</text:span></text:p>
      <text:p text:style-name="P48"><text:s text:c="4"/><text:span text:style-name="T6">.</text:span><text:span text:style-name="T2">name</text:span><text:span text:style-name="T6">(</text:span><text:span text:style-name="T4">"jmeter_request_duration_seconds"</text:span><text:span text:style-name="T6">)</text:span></text:p>
      <text:p text:style-name="P48"><text:s text:c="4"/><text:span text:style-name="T6">.</text:span><text:span text:style-name="T2">help</text:span><text:span text:style-name="T6">(</text:span><text:span text:style-name="T4">"Request duration in seconds"</text:span><text:span text:style-name="T6">)</text:span></text:p>
      <text:p text:style-name="P48"><text:s text:c="4"/><text:span text:style-name="T6">.</text:span><text:span text:style-name="T2">register</text:span><text:span text:style-name="T6">()</text:span></text:p>
      <text:p text:style-name="P52"/>
      <text:p text:style-name="P46">// Замер времени</text:p>
      <text:p text:style-name="P47"><text:span text:style-name="T53">def</text:span> startTime <text:span text:style-name="T1">=</text:span> System<text:span text:style-name="T5">.</text:span><text:span text:style-name="T1">currentTimeMillis</text:span><text:span text:style-name="T5">()</text:span></text:p>
      <text:p text:style-name="P52"/>
      <text:p text:style-name="P47"><text:span text:style-name="T53">try</text:span> <text:span text:style-name="T5">{</text:span></text:p>
      <text:p text:style-name="P48"><text:s text:c="4"/><text:span text:style-name="T48">// Ваш существующий код отправки в Kafka...</text:span></text:p>
      <text:p text:style-name="P48"><text:s text:c="4"/></text:p>
      <text:p text:style-name="P48"><text:s text:c="4"/><text:span text:style-name="T7">requestsTotal</text:span><text:span text:style-name="T6">.</text:span><text:span text:style-name="T2">inc</text:span><text:span text:style-name="T6">()</text:span></text:p>
      <text:p text:style-name="P48"><text:s text:c="4"/><text:span text:style-name="T7">SampleResult</text:span><text:span text:style-name="T6">.</text:span><text:span text:style-name="T2">setSuccessful</text:span><text:span text:style-name="T6">(</text:span><text:span text:style-name="T9">true</text:span><text:span text:style-name="T6">)</text:span></text:p>
      <text:p text:style-name="P47"><text:span text:style-name="T5">}</text:span> <text:span text:style-name="T53">catch</text:span> <text:span text:style-name="T5">(</text:span><text:span text:style-name="T8">Exception</text:span> e<text:span text:style-name="T5">)</text:span> <text:span text:style-name="T5">{</text:span></text:p>
      <text:p text:style-name="P48"><text:s text:c="4"/><text:span text:style-name="T7">SampleResult</text:span><text:span text:style-name="T6">.</text:span><text:span text:style-name="T2">setSuccessful</text:span><text:span text:style-name="T6">(</text:span><text:span text:style-name="T9">false</text:span><text:span text:style-name="T6">)</text:span></text:p>
      <text:p text:style-name="P47"><text:span text:style-name="T5">}</text:span> <text:span text:style-name="T53">finally</text:span> <text:span text:style-name="T5">{</text:span></text:p>
      <text:p text:style-name="P48"><text:s text:c="4"/><text:span text:style-name="T54">def</text:span><text:span text:style-name="T7"> duration </text:span><text:span text:style-name="T2">=</text:span><text:span text:style-name="T7"> </text:span><text:span text:style-name="T6">(</text:span><text:span text:style-name="T7">System</text:span><text:span text:style-name="T6">.</text:span><text:span text:style-name="T2">currentTimeMillis</text:span><text:span text:style-name="T6">()</text:span><text:span text:style-name="T7"> </text:span><text:span text:style-name="T2">-</text:span><text:span text:style-name="T7"> startTime</text:span><text:span text:style-name="T6">)</text:span><text:span text:style-name="T7"> </text:span><text:span text:style-name="T2">/</text:span><text:span text:style-name="T7"> </text:span><text:span text:style-name="T9">1000.0</text:span></text:p>
      <text:p text:style-name="P48"><text:s text:c="4"/><text:span text:style-name="T7">requestDuration</text:span><text:span text:style-name="T6">.</text:span><text:span text:style-name="T2">observe</text:span><text:span text:style-name="T6">(</text:span><text:span text:style-name="T7">duration</text:span><text:span text:style-name="T6">)</text:span></text:p>
      <text:p text:style-name="P49">}</text:p>
      <text:h text:style-name="P42" text:outline-level="2">6. Запуск и настройка</text:h>
      <text:h text:style-name="P43" text:outline-level="3">Запустите мониторинг:</text:h>
      <text:p text:style-name="P64">bash</text:p>
      <text:p text:style-name="P47"><text:span text:style-name="T1">docker-compose</text:span> <text:span text:style-name="T1">-f</text:span> docker-compose-monitoring.yml up <text:span text:style-name="T1">-d</text:span></text:p>
      <text:h text:style-name="P43" text:outline-level="3"><text:soft-page-break/>Настройте Grafana:</text:h>
      <text:list xml:id="list1150510838" text:style-name="L7">
        <text:list-item>
          <text:p text:style-name="P79"><text:span text:style-name="Strong_20_Emphasis"><text:span text:style-name="T22">Откройте </text:span></text:span><text:a xlink:type="simple" xlink:href="http://localhost:3000/" office:target-frame-name="_blank" xlink:show="new" text:style-name="Internet_20_link" text:visited-style-name="Visited_20_Internet_20_Link"><text:span text:style-name="Strong_20_Emphasis"><text:span text:style-name="T28">http://localhost:3000</text:span></text:span></text:a></text:p>
          <text:list>
            <text:list-item>
              <text:p text:style-name="P61">Логин: admin</text:p>
            </text:list-item>
            <text:list-item>
              <text:p text:style-name="P61">Пароль: admin</text:p>
            </text:list-item>
          </text:list>
        </text:list-item>
        <text:list-item>
          <text:p text:style-name="P80"><text:span text:style-name="Strong_20_Emphasis"><text:span text:style-name="T22">Импортируйте дашборды:</text:span></text:span></text:p>
          <text:list>
            <text:list-item>
              <text:p text:style-name="P81"><text:span text:style-name="Strong_20_Emphasis"><text:span text:style-name="T22">JVM Micrometer</text:span></text:span><text:span text:style-name="T23">: ID 4701</text:span></text:p>
            </text:list-item>
            <text:list-item>
              <text:p text:style-name="P81"><text:span text:style-name="Strong_20_Emphasis"><text:span text:style-name="T22">PostgreSQL Database</text:span></text:span><text:span text:style-name="T23">: ID 9628</text:span></text:p>
            </text:list-item>
            <text:list-item>
              <text:p text:style-name="P81"><text:span text:style-name="Strong_20_Emphasis"><text:span text:style-name="T22">JMeter</text:span></text:span><text:span text:style-name="T23">: ID 5496</text:span></text:p>
            </text:list-item>
          </text:list>
        </text:list-item>
        <text:list-item>
          <text:p text:style-name="P80"><text:span text:style-name="Strong_20_Emphasis"><text:span text:style-name="T22">Или создайте кастомный дашборд</text:span></text:span><text:span text:style-name="T23"> с метриками:</text:span></text:p>
          <text:list>
            <text:list-item>
              <text:p text:style-name="P69"><text:span text:style-name="Source_20_Text"><text:span text:style-name="T26">jvm_memory_used_bytes</text:span></text:span></text:p>
            </text:list-item>
            <text:list-item>
              <text:p text:style-name="P69"><text:span text:style-name="Source_20_Text"><text:span text:style-name="T26">jvm_gc_pause_seconds</text:span></text:span></text:p>
            </text:list-item>
            <text:list-item>
              <text:p text:style-name="P69"><text:span text:style-name="Source_20_Text"><text:span text:style-name="T26">messages_processed_total</text:span></text:span></text:p>
            </text:list-item>
            <text:list-item>
              <text:p text:style-name="P69"><text:span text:style-name="Source_20_Text"><text:span text:style-name="T26">postgresql_connections</text:span></text:span></text:p>
            </text:list-item>
            <text:list-item>
              <text:p text:style-name="P69"><text:span text:style-name="Source_20_Text"><text:span text:style-name="T26">jmeter_requests_total</text:span></text:span></text:p>
            </text:list-item>
          </text:list>
        </text:list-item>
      </text:list>
      <text:h text:style-name="P42" text:outline-level="2">7. Проверка работы</text:h>
      <text:h text:style-name="P43" text:outline-level="3">Проверьте endpoints:</text:h>
      <text:list xml:id="list850059105" text:style-name="L8">
        <text:list-item>
          <text:p text:style-name="P82"><text:span text:style-name="T23">Spring Boot metrics: </text:span><text:a xlink:type="simple" xlink:href="http://localhost:8080/actuator/prometheus" office:target-frame-name="_blank" xlink:show="new" text:style-name="Internet_20_link" text:visited-style-name="Visited_20_Internet_20_Link"><text:span text:style-name="T29">http://localhost:8080/actuator/prometheus</text:span></text:a></text:p>
        </text:list-item>
        <text:list-item>
          <text:p text:style-name="P82"><text:span text:style-name="T23">Prometheus: </text:span><text:a xlink:type="simple" xlink:href="http://localhost:9090/" office:target-frame-name="_blank" xlink:show="new" text:style-name="Internet_20_link" text:visited-style-name="Visited_20_Internet_20_Link"><text:span text:style-name="T29">http://localhost:9090</text:span></text:a></text:p>
        </text:list-item>
        <text:list-item>
          <text:p text:style-name="P82"><text:span text:style-name="T23">Grafana: </text:span><text:a xlink:type="simple" xlink:href="http://localhost:3000/" office:target-frame-name="_blank" xlink:show="new" text:style-name="Internet_20_link" text:visited-style-name="Visited_20_Internet_20_Link"><text:span text:style-name="T29">http://localhost:3000</text:span></text:a></text:p>
        </text:list-item>
        <text:list-item>
          <text:p text:style-name="P82"><text:span text:style-name="T23">PostgreSQL exporter: </text:span><text:a xlink:type="simple" xlink:href="http://localhost:9187/metrics" office:target-frame-name="_blank" xlink:show="new" text:style-name="Internet_20_link" text:visited-style-name="Visited_20_Internet_20_Link"><text:span text:style-name="T29">http://localhost:9187/metrics</text:span></text:a></text:p>
        </text:list-item>
      </text:list>
      <text:h text:style-name="P43" text:outline-level="3">Запустите нагрузочный тест и наблюдайте метрики в реальном времени!</text:h>
      <text:p text:style-name="P58">Это даст вам полную картину работы всей системы: JVM метрики приложения, метрики PostgreSQL, и результаты нагрузочного тестирования JMeter.</text:p>
      <text:p text:style-name="P65">что значит развернуть локально Grafana? если добавляем в docker-compose, это все равно считается локально?</text:p>
      <text:p text:style-name="P77"><text:span text:style-name="Strong_20_Emphasis"><text:span text:style-name="T22">Да, абсолютно правильно!</text:span></text:span><text:span text:style-name="T23"> Развертывание Grafana в Docker Compose полностью считается "локальным развертыванием".</text:span></text:p>
      <text:h text:style-name="P42" text:outline-level="2"><text:soft-page-break/>Что значит "локально" в контексте тестового задания:</text:h>
      <text:h text:style-name="P44" text:outline-level="3">✅ <text:span text:style-name="T52">Локальное развертывание (подходит):</text:span></text:h>
      <text:list xml:id="list2007062043" text:style-name="L9">
        <text:list-item>
          <text:p text:style-name="P83"><text:span text:style-name="Strong_20_Emphasis"><text:span text:style-name="T22">Docker/Docker Compose</text:span></text:span><text:span text:style-name="T23"> на вашей машине</text:span></text:p>
        </text:list-item>
        <text:list-item>
          <text:p text:style-name="P83"><text:span text:style-name="Strong_20_Emphasis"><text:span text:style-name="T22">Установка пакетом</text:span></text:span><text:span text:style-name="T23"> (apt, brew, chocolatey)</text:span></text:p>
        </text:list-item>
        <text:list-item>
          <text:p text:style-name="P83"><text:span text:style-name="Strong_20_Emphasis"><text:span text:style-name="T22">Запуск бинарного файла</text:span></text:span><text:span text:style-name="T23"> напрямую</text:span></text:p>
        </text:list-item>
        <text:list-item>
          <text:p text:style-name="P83"><text:span text:style-name="Strong_20_Emphasis"><text:span text:style-name="T22">Установка как службы</text:span></text:span><text:span text:style-name="T23"> Windows/Linux</text:span></text:p>
        </text:list-item>
      </text:list>
      <text:h text:style-name="P44" text:outline-level="3">❌ <text:span text:style-name="T52">Не локальное развертывание:</text:span></text:h>
      <text:list xml:id="list3646595003" text:style-name="L10">
        <text:list-item>
          <text:p text:style-name="P62">Облачные managed-сервисы (Grafana Cloud)</text:p>
        </text:list-item>
        <text:list-item>
          <text:p text:style-name="P62">Удаленные серверы/VPS</text:p>
        </text:list-item>
        <text:list-item>
          <text:p text:style-name="P62">Kubernetes в продакшн-кластере</text:p>
        </text:list-item>
      </text:list>
      <text:h text:style-name="P42" text:outline-level="2">Почему Docker Compose - отличный выбор:</text:h>
      <text:h text:style-name="P43" text:outline-level="3">Преимущества для тестового задания:</text:h>
      <text:list xml:id="list2230482115" text:style-name="L11">
        <text:list-item>
          <text:p text:style-name="P84"><text:span text:style-name="Strong_20_Emphasis"><text:span text:style-name="T22">Изолированность</text:span></text:span><text:span text:style-name="T23"> - не затрагивает основную систему</text:span></text:p>
        </text:list-item>
        <text:list-item>
          <text:p text:style-name="P84"><text:span text:style-name="Strong_20_Emphasis"><text:span text:style-name="T22">Воспроизводимость</text:span></text:span><text:span text:style-name="T23"> - легко перенести на другую машину</text:span></text:p>
        </text:list-item>
        <text:list-item>
          <text:p text:style-name="P84"><text:span text:style-name="Strong_20_Emphasis"><text:span text:style-name="T22">Простота</text:span></text:span><text:span text:style-name="T23"> - одна команда для запуска всего стека</text:span></text:p>
        </text:list-item>
        <text:list-item>
          <text:p text:style-name="P84"><text:span text:style-name="Strong_20_Emphasis"><text:span text:style-name="T22">Чистота</text:span></text:span><text:span text:style-name="T23"> - легко удалить без следов в системе</text:span></text:p>
        </text:list-item>
      </text:list>
      <text:h text:style-name="P43" text:outline-level="3">Как это выглядит в отчете:</text:h>
      <text:p text:style-name="P64">markdown</text:p>
      <text:p text:style-name="P51"><text:span text:style-name="T5">##</text:span> Задание 2: Мониторинг с Grafana</text:p>
      <text:p text:style-name="P52"/>
      <text:p text:style-name="P51"><text:span text:style-name="T5">###</text:span> Локальное развертывание Grafana</text:p>
      <text:p text:style-name="P47"><text:span text:style-name="T5">-</text:span> Grafana развернута локально с использованием Docker Compose</text:p>
      <text:p text:style-name="P47"><text:span text:style-name="T5">-</text:span> Порт: 3000</text:p>
      <text:p text:style-name="P47"><text:span text:style-name="T5">-</text:span> Доступ: http://localhost:3000</text:p>
      <text:p text:style-name="P47"><text:span text:style-name="T5">-</text:span> Логин/пароль: admin/admin</text:p>
      <text:p text:style-name="P52"/>
      <text:p text:style-name="P51"><text:span text:style-name="T5">###</text:span> Конфигурация мониторинга:</text:p>
      <text:p text:style-name="P47"><text:soft-page-break/><text:span text:style-name="T5">-</text:span> Prometheus как система сбора метрик</text:p>
      <text:p text:style-name="P47"><text:span text:style-name="T5">-</text:span> Spring Boot Actuator для JVM метрик</text:p>
      <text:p text:style-name="P47"><text:span text:style-name="T5">-</text:span> PostgreSQL Exporter для метрик БД</text:p>
      <text:p text:style-name="P47"><text:span text:style-name="T5">-</text:span> JMeter Prometheus plugin для метрик нагрузочного тестирования</text:p>
      <text:h text:style-name="P42" text:outline-level="2">Альтернативные варианты (если хотите показать разнообразие):</text:h>
      <text:h text:style-name="P43" text:outline-level="3">1. Установка через brew (macOS):</text:h>
      <text:p text:style-name="P64">bash</text:p>
      <text:p text:style-name="P47">brew <text:span text:style-name="T1">install</text:span> grafana</text:p>
      <text:p text:style-name="P47">brew services start grafana</text:p>
      <text:h text:style-name="P43" text:outline-level="3">2. Скачивание бинарного файла:</text:h>
      <text:p text:style-name="P64">bash</text:p>
      <text:p text:style-name="P47"><text:span text:style-name="T1">wget</text:span> https://dl.grafana.com/oss/release/grafana-10.0.0.linux-amd64.tar.gz</text:p>
      <text:p text:style-name="P47"><text:span text:style-name="T1">tar</text:span> <text:span text:style-name="T1">-zxvf</text:span> grafana-10.0.0.linux-amd64.tar.gz</text:p>
      <text:p text:style-name="P47"><text:span text:style-name="T3">cd</text:span> grafana-10.0.0</text:p>
      <text:p text:style-name="P47">./bin/grafana-server</text:p>
      <text:h text:style-name="P43" text:outline-level="3">3. Через package manager (Ubuntu):</text:h>
      <text:p text:style-name="P64">bash</text:p>
      <text:p text:style-name="P47"><text:span text:style-name="T1">sudo</text:span> <text:span text:style-name="T1">apt-get</text:span> <text:span text:style-name="T1">install</text:span> <text:span text:style-name="T1">-y</text:span> adduser libfontconfig1</text:p>
      <text:p text:style-name="P47"><text:span text:style-name="T1">wget</text:span> https://dl.grafana.com/oss/release/grafana_10.0.0_amd64.deb</text:p>
      <text:p text:style-name="P47"><text:span text:style-name="T1">sudo</text:span> dpkg <text:span text:style-name="T1">-i</text:span> grafana_10.0.0_amd64.deb</text:p>
      <text:p text:style-name="P47"><text:span text:style-name="T1">sudo</text:span> systemctl start grafana-server</text:p>
      <text:h text:style-name="P42" text:outline-level="2">Рекомендация:</text:h>
      <text:p text:style-name="P76"><text:span text:style-name="Strong_20_Emphasis"><text:span text:style-name="T22">Оставайтесь с Docker Compose подходом</text:span></text:span><text:span text:style-name="T23"> - это современно, профессионально и полностью соответствует требованию "локального развертывания".</text:span></text:p>
      <text:p text:style-name="P57"><text:soft-page-break/>В промышленной разработке Docker Compose - стандарт для локальных сред разработки и тестирования.</text:p>
      <text:p text:style-name="P57">Ваше решение абсолютно корректно и даже предпочтительно, так как демонстрирует:</text:p>
      <text:list xml:id="list3618710781" text:style-name="L12">
        <text:list-item>
          <text:p text:style-name="P63">Навыки работы с контейнеризацией</text:p>
        </text:list-item>
        <text:list-item>
          <text:p text:style-name="P63">Умение оркестрировать несколько сервисов</text:p>
        </text:list-item>
        <text:list-item>
          <text:p text:style-name="P63">Понимание инфраструктуры как кода</text:p>
        </text:list-item>
      </text:list>
      <text:p text:style-name="P58">Продолжайте в том же духе! 🚀</text:p>
      <text:p text:style-name="P65">вот мой Docker Compose version: '3.7' services: zookeeper: image: zookeeper:3.7.0 restart: always hostname: zookeeper container_name: zookeeper ports: - "2181:2181" environment: ZOO_MY_ID: 1 ZOO_PORT: 2181 ZOO_SERVERS: server.1=zookeeper:2888:3888;2181 kafka: image: confluentinc/cp-kafka:7.0.1 hostname: kafka container_name: kafka ports: - "9092:9092" environment: KAFKA_ADVERTISED_LISTENERS: LISTENER_DOCKER_INTERNAL://kafka:19092,LISTENER_DOCKER_EXTERNAL://localhost:9092 KAFKA_LISTENERS: LISTENER_DOCKER_INTERNAL://0.0.0.0:19092,LISTENER_DOCKER_EXTERNAL://0.0.0.0:9092 KAFKA_LISTENER_SECURITY_PROTOCOL_MAP: LISTENER_DOCKER_INTERNAL:PLAINTEXT,LISTENER_DOCKER_EXTERNAL:PLAINTEXT KAFKA_INTER_BROKER_LISTENER_NAME: LISTENER_DOCKER_INTERNAL KAFKA_ZOOKEEPER_CONNECT: "zookeeper:2181" KAFKA_BROKER_ID: 1 KAFKA_OFFSETS_TOPIC_REPLICATION_FACTOR: 1 KAFKA_AUTO_CREATE_TOPICS_ENABLE: "false" depends_on: - zookeeper postgres: image: postgres:13 hostname: postgres container_name: postgres environment: POSTGRES_DB: test_db POSTGRES_USER: test_user POSTGRES_PASSWORD: test_password ports: - "5432:5432" volumes: - postgres_data:/var/lib/postgresql/data kafka-ui: image: provectuslabs/kafka-ui:latest container_name: kafka-ui depends_on: - kafka environment: KAFKA_CLUSTERS_0_NAME: local KAFKA_CLUSTERS_0_BOOTSTRAPSERVERS: kafka:19092 KAFKA_CLUSTERS_0_ZOOKEEPER: zookeeper:2181 ports: - "8081:8080" volumes: postgres_data: а вот Docker Compose из моего старого проекта version: '3.7' services: zoo1: image: zookeeper:3.7.0 restart: always hostname: zoo1 container_name: zoo1 ports: - "2181:2181" environment: ZOO_MY_ID: 1 ZOO_PORT: <text:soft-page-break/>2181 ZOO_SERVERS: server.1=zoo1:2888:3888;2181 server.2=zoo2:2888:3888;2182 server.3=zoo3:2888:3888;2183 volumes: - zoo1-data:/data - zoo1-datalog:/datalog # networks: # - kafka_net zoo2: image: zookeeper:3.7.0 restart: always hostname: zoo2 container_name: zoo2 ports: - "2182:2182" environment: ZOO_MY_ID: 2 ZOO_PORT: 2182 ZOO_SERVERS: server.1=zoo1:2888:3888;2181 server.2=zoo2:2888:3888;2182 server.3=zoo3:2888:3888;2183 volumes: - zoo2-data:/data - zoo2-datalog:/datalog # networks: # - kafka_net zoo3: image: zookeeper:3.7.0 restart: always hostname: zoo3 container_name: zoo3 ports: - "2183:2183" environment: ZOO_MY_ID: 3 ZOO_PORT: 2183 ZOO_SERVERS: server.1=zoo1:2888:3888;2181 server.2=zoo2:2888:3888;2182 server.3=zoo3:2888:3888;2183 volumes: - zoo3-data:/data - zoo3-datalog:/datalog # networks: # - kafka_net kafka1: image: confluentinc/cp-kafka:7.0.1 hostname: kafka1 container_name: kafka1 ports: - "9092:9092" environment: KAFKA_ADVERTISED_LISTENERS: LISTENER_DOCKER_INTERNAL://kafka1:19092,LISTENER_DOCKER_EXTERNAL://localhost:9092 # KAFKA_ADVERTISED_LISTENERS: LISTENER_DOCKER_INTERNAL://kafka1:19092,LISTENER_DOCKER_EXTERNAL://kafka_net:9092 KAFKA_LISTENERS: LISTENER_DOCKER_INTERNAL://0.0.0.0:19092, LISTENER_DOCKER_EXTERNAL://0.0.0.0:9092 KAFKA_LISTENER_SECURITY_PROTOCOL_MAP: LISTENER_DOCKER_INTERNAL:PLAINTEXT,LISTENER_DOCKER_EXTERNAL:PLAINTEXT KAFKA_INTER_BROKER_LISTENER_NAME: LISTENER_DOCKER_INTERNAL KAFKA_ZOOKEEPER_CONNECT: "zoo1:2181,zoo2:2182,zoo3:2183" KAFKA_BROKER_ID: 1 KAFKA_LOG4J_LOGGERS: "kafka.controller=INFO,kafka.producer.async.DefaultEventHandler=INFO,state.change.logger=INFO" volumes: - kafka1-data:/var/lib/kafka/data depends_on: - zoo1 - zoo2 - zoo3 # networks: # - kafka_net kafka2: image: confluentinc/cp-kafka:7.0.1 hostname: kafka2 container_name: kafka2 ports: - "9093:9093" environment: KAFKA_ADVERTISED_LISTENERS: LISTENER_DOCKER_INTERNAL://kafka2:19093,LISTENER_DOCKER_EXTERNAL://localhost:9093 # KAFKA_ADVERTISED_LISTENERS: LISTENER_DOCKER_INTERNAL://kafka2:19093,LISTENER_DOCKER_EXTERNAL://kafka_net:9093 KAFKA_LISTENERS: LISTENER_DOCKER_INTERNAL://0.0.0.0:19093, <text:soft-page-break/>LISTENER_DOCKER_EXTERNAL://0.0.0.0:9093 KAFKA_LISTENER_SECURITY_PROTOCOL_MAP: LISTENER_DOCKER_INTERNAL:PLAINTEXT,LISTENER_DOCKER_EXTERNAL:PLAINTEXT KAFKA_INTER_BROKER_LISTENER_NAME: LISTENER_DOCKER_INTERNAL KAFKA_ZOOKEEPER_CONNECT: "zoo1:2181,zoo2:2182,zoo3:2183" KAFKA_BROKER_ID: 2 KAFKA_LOG4J_LOGGERS: "kafka.controller=INFO,kafka.producer.async.DefaultEventHandler=INFO,state.change.logger=INFO" volumes: - kafka2-data:/var/lib/kafka/data depends_on: - zoo1 - zoo2 - zoo3 # networks: # - kafka_net kafka3: image: confluentinc/cp-kafka:7.0.1 hostname: kafka3 container_name: kafka3 ports: - "9094:9094" environment: KAFKA_ADVERTISED_LISTENERS: LISTENER_DOCKER_INTERNAL://kafka3:19094,LISTENER_DOCKER_EXTERNAL://localhost:9094 # KAFKA_ADVERTISED_LISTENERS: LISTENER_DOCKER_INTERNAL://kafka3:19094,LISTENER_DOCKER_EXTERNAL://kafka_net:9094 KAFKA_LISTENERS: LISTENER_DOCKER_INTERNAL://0.0.0.0:19094, LISTENER_DOCKER_EXTERNAL://0.0.0.0:9094 KAFKA_LISTENER_SECURITY_PROTOCOL_MAP: LISTENER_DOCKER_INTERNAL:PLAINTEXT,LISTENER_DOCKER_EXTERNAL:PLAINTEXT KAFKA_INTER_BROKER_LISTENER_NAME: LISTENER_DOCKER_INTERNAL KAFKA_ZOOKEEPER_CONNECT: "zoo1:2181,zoo2:2182,zoo3:2183" KAFKA_BROKER_ID: 3 KAFKA_LOG4J_LOGGERS: "kafka.controller=INFO,kafka.producer.async.DefaultEventHandler=INFO,state.change.logger=INFO" volumes: - kafka3-data:/var/lib/kafka/data depends_on: - zoo1 - zoo2 - zoo3 # networks: # - kafka_net prometheus: image: 'prom/prometheus' # networks: # - app_network # networks: # - kafka_net healthcheck: test: [ "CMD", "wget", "--no-verbose", "--tries=1", "--spider", "http://localhost:9090" ] interval: 10s timeout: 15s retries: 10 ports: - '9090:9090' command: - '--config.file=/etc/prometheus/prometheus.yml' volumes: - ./prometheus/:/etc/prometheus/ app: build: context: . dockerfile: Dockerfile environment: - management.endpoints.web.exposure.include=* - management.endpoint.health.show.details=always - management.tracing.sampling.probability=1.0 # networks: # - app_network # networks: # - kafka_net depends_on: - prometheus - <text:soft-page-break/>kafka1 - kafka2 - kafka3 ports: - '8080:8080' grafana: image: grafana/grafana:latest container_name: grafana environment: - GF_AUTH_ANONYMOUS_ENABLED=true - GF_AUTH_ANONYMOUS_ORG_ROLE=Admin - GF_AUTH_BASIC_ENABLED=false - GF_USERS_DEFAULT_THEME=light healthcheck: test: [ "CMD", "wget", "--no-verbose", "--tries=1", "--spider", "http://localhost:3000/api/health" ] interval: 10s timeout: 15s retries: 10 ports: - "3000:3000" # networks: # - app_network # networks: # - kafka_net volumes: - ./grafana:/etc/grafana/provisioning depends_on: - prometheus #networks: # kafka_net: # driver: bridge volumes: zoo1-data: zoo1-datalog: zoo2-data: zoo2-datalog: zoo3-data: zoo3-datalog: kafka1-data: kafka2-data: kafka3-data: оттуда можно взять prometheus и grafana</text:p>
      <text:p text:style-name="P56">Отлично! У вас уже есть готовые конфигурации Prometheus и Grafana. Давайте интегрируем их в ваш текущий Docker Compose.</text:p>
      <text:h text:style-name="P42" text:outline-level="2">Обновленный Docker Compose</text:h>
      <text:p text:style-name="P66"><text:span text:style-name="T23">Создайте новый файл </text:span><text:span text:style-name="Source_20_Text"><text:span text:style-name="T26">docker-compose-full.yml</text:span></text:span><text:span text:style-name="T23"> или обновите существующий:</text:span></text:p>
      <text:p text:style-name="P64">yaml</text:p>
      <text:p text:style-name="P47"><text:span text:style-name="T8">version</text:span><text:span text:style-name="T5">:</text:span> <text:span text:style-name="T3">'3.7'</text:span></text:p>
      <text:p text:style-name="P52"/>
      <text:p text:style-name="P47"><text:span text:style-name="T8">services</text:span><text:span text:style-name="T5">:</text:span></text:p>
      <text:p text:style-name="P48"><text:s text:c="2"/><text:span text:style-name="T48"># Существующие сервисы из вашего первого compose</text:span></text:p>
      <text:p text:style-name="P48"><text:s text:c="2"/><text:span text:style-name="T9">zookeeper</text:span><text:span text:style-name="T6">:</text:span></text:p>
      <text:p text:style-name="P48"><text:s text:c="4"/><text:span text:style-name="T9">image</text:span><text:span text:style-name="T6">:</text:span><text:span text:style-name="T7"> zookeeper</text:span><text:span text:style-name="T6">:</text:span><text:span text:style-name="T7">3.7.0</text:span></text:p>
      <text:p text:style-name="P48"><text:s text:c="4"/><text:span text:style-name="T9">restart</text:span><text:span text:style-name="T6">:</text:span><text:span text:style-name="T7"> always</text:span></text:p>
      <text:p text:style-name="P48"><text:s text:c="4"/><text:span text:style-name="T9">hostname</text:span><text:span text:style-name="T6">:</text:span><text:span text:style-name="T7"> zookeeper</text:span></text:p>
      <text:p text:style-name="P48"><text:s text:c="4"/><text:span text:style-name="T9">container_name</text:span><text:span text:style-name="T6">:</text:span><text:span text:style-name="T7"> zookeeper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2181:2181"</text:span></text:p>
      <text:p text:style-name="P48"><text:s text:c="4"/><text:span text:style-name="T9">environment</text:span><text:span text:style-name="T6">:</text:span></text:p>
      <text:p text:style-name="P48"><text:s text:c="6"/><text:span text:style-name="T9">ZOO_MY_ID</text:span><text:span text:style-name="T6">:</text:span><text:span text:style-name="T7"> </text:span><text:span text:style-name="T9">1</text:span></text:p>
      <text:p text:style-name="P48"><text:s text:c="6"/><text:span text:style-name="T9">ZOO_PORT</text:span><text:span text:style-name="T6">:</text:span><text:span text:style-name="T7"> </text:span><text:span text:style-name="T9">2181</text:span></text:p>
      <text:p text:style-name="P48"><text:s text:c="6"/><text:span text:style-name="T9">ZOO_SERVERS</text:span><text:span text:style-name="T6">:</text:span><text:span text:style-name="T7"> server.1=zookeeper</text:span><text:span text:style-name="T6">:</text:span><text:span text:style-name="T7">2888</text:span><text:span text:style-name="T6">:</text:span><text:span text:style-name="T7">3888;2181</text:span></text:p>
      <text:p text:style-name="P52"/>
      <text:p text:style-name="P48"><text:soft-page-break/><text:s text:c="2"/><text:span text:style-name="T9">kafka</text:span><text:span text:style-name="T6">:</text:span></text:p>
      <text:p text:style-name="P48"><text:s text:c="4"/><text:span text:style-name="T9">image</text:span><text:span text:style-name="T6">:</text:span><text:span text:style-name="T7"> confluentinc/cp</text:span><text:span text:style-name="T6">-</text:span><text:span text:style-name="T7">kafka</text:span><text:span text:style-name="T6">:</text:span><text:span text:style-name="T7">7.0.1</text:span></text:p>
      <text:p text:style-name="P48"><text:s text:c="4"/><text:span text:style-name="T9">hostname</text:span><text:span text:style-name="T6">:</text:span><text:span text:style-name="T7"> kafka</text:span></text:p>
      <text:p text:style-name="P48"><text:s text:c="4"/><text:span text:style-name="T9">container_name</text:span><text:span text:style-name="T6">:</text:span><text:span text:style-name="T7"> kafka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092:9092"</text:span></text:p>
      <text:p text:style-name="P48"><text:s text:c="4"/><text:span text:style-name="T9">environment</text:span><text:span text:style-name="T6">:</text:span></text:p>
      <text:p text:style-name="P48"><text:s text:c="6"/><text:span text:style-name="T9">KAFKA_ADVERTISED_LISTENERS</text:span><text:span text:style-name="T6">:</text:span><text:span text:style-name="T7"> LISTENER_DOCKER_INTERNAL</text:span><text:span text:style-name="T6">:</text:span><text:span text:style-name="T7">//kafka</text:span><text:span text:style-name="T6">:</text:span><text:span text:style-name="T9">19092</text:span><text:span text:style-name="T6">,</text:span><text:span text:style-name="T7">LISTENER_DOCKER_EXTERNAL</text:span><text:span text:style-name="T6">:</text:span><text:span text:style-name="T7">//localhost</text:span><text:span text:style-name="T6">:</text:span><text:span text:style-name="T9">9092</text:span></text:p>
      <text:p text:style-name="P48"><text:s text:c="6"/><text:span text:style-name="T9">KAFKA_LISTENERS</text:span><text:span text:style-name="T6">:</text:span><text:span text:style-name="T7"> LISTENER_DOCKER_INTERNAL</text:span><text:span text:style-name="T6">:</text:span><text:span text:style-name="T7">//0.0.0.0</text:span><text:span text:style-name="T6">:</text:span><text:span text:style-name="T9">19092</text:span><text:span text:style-name="T6">,</text:span><text:span text:style-name="T7">LISTENER_DOCKER_EXTERNAL</text:span><text:span text:style-name="T6">:</text:span><text:span text:style-name="T7">//0.0.0.0</text:span><text:span text:style-name="T6">:</text:span><text:span text:style-name="T9">9092</text:span></text:p>
      <text:p text:style-name="P48"><text:s text:c="6"/><text:span text:style-name="T9">KAFKA_LISTENER_SECURITY_PROTOCOL_MAP</text:span><text:span text:style-name="T6">:</text:span><text:span text:style-name="T7"> LISTENER_DOCKER_INTERNAL</text:span><text:span text:style-name="T6">:</text:span><text:span text:style-name="T7">PLAINTEXT</text:span><text:span text:style-name="T6">,</text:span><text:span text:style-name="T7">LISTENER_DOCKER_EXTERNAL</text:span><text:span text:style-name="T6">:</text:span><text:span text:style-name="T7">PLAINTEXT</text:span></text:p>
      <text:p text:style-name="P48"><text:s text:c="6"/><text:span text:style-name="T9">KAFKA_INTER_BROKER_LISTENER_NAME</text:span><text:span text:style-name="T6">:</text:span><text:span text:style-name="T7"> LISTENER_DOCKER_INTERNAL</text:span></text:p>
      <text:p text:style-name="P48"><text:s text:c="6"/><text:span text:style-name="T9">KAFKA_ZOOKEEPER_CONNECT</text:span><text:span text:style-name="T6">:</text:span><text:span text:style-name="T7"> </text:span><text:span text:style-name="T4">"zookeeper:2181"</text:span></text:p>
      <text:p text:style-name="P48"><text:s text:c="6"/><text:span text:style-name="T9">KAFKA_BROKER_ID</text:span><text:span text:style-name="T6">:</text:span><text:span text:style-name="T7"> </text:span><text:span text:style-name="T9">1</text:span></text:p>
      <text:p text:style-name="P48"><text:s text:c="6"/><text:span text:style-name="T9">KAFKA_OFFSETS_TOPIC_REPLICATION_FACTOR</text:span><text:span text:style-name="T6">:</text:span><text:span text:style-name="T7"> </text:span><text:span text:style-name="T9">1</text:span></text:p>
      <text:p text:style-name="P48"><text:s text:c="6"/><text:span text:style-name="T9">KAFKA_AUTO_CREATE_TOPICS_ENABLE</text:span><text:span text:style-name="T6">:</text:span><text:span text:style-name="T7"> </text:span><text:span text:style-name="T4">"false"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zookeeper</text:span></text:p>
      <text:p text:style-name="P52"/>
      <text:p text:style-name="P48"><text:s text:c="2"/><text:span text:style-name="T9">postgres</text:span><text:span text:style-name="T6">:</text:span></text:p>
      <text:p text:style-name="P48"><text:s text:c="4"/><text:span text:style-name="T9">image</text:span><text:span text:style-name="T6">:</text:span><text:span text:style-name="T7"> postgres</text:span><text:span text:style-name="T6">:</text:span><text:span text:style-name="T9">13</text:span></text:p>
      <text:p text:style-name="P48"><text:s text:c="4"/><text:span text:style-name="T9">hostname</text:span><text:span text:style-name="T6">:</text:span><text:span text:style-name="T7"> postgres</text:span></text:p>
      <text:p text:style-name="P48"><text:s text:c="4"/><text:span text:style-name="T9">container_name</text:span><text:span text:style-name="T6">:</text:span><text:span text:style-name="T7"> postgres</text:span></text:p>
      <text:p text:style-name="P48"><text:s text:c="4"/><text:span text:style-name="T9">environment</text:span><text:span text:style-name="T6">:</text:span></text:p>
      <text:p text:style-name="P48"><text:s text:c="6"/><text:span text:style-name="T9">POSTGRES_DB</text:span><text:span text:style-name="T6">:</text:span><text:span text:style-name="T7"> test_db</text:span></text:p>
      <text:p text:style-name="P48"><text:s text:c="6"/><text:span text:style-name="T9">POSTGRES_USER</text:span><text:span text:style-name="T6">:</text:span><text:span text:style-name="T7"> test_user</text:span></text:p>
      <text:p text:style-name="P48"><text:s text:c="6"/><text:span text:style-name="T9">POSTGRES_PASSWORD</text:span><text:span text:style-name="T6">:</text:span><text:span text:style-name="T7"> test_password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5432:5432"</text:span></text:p>
      <text:p text:style-name="P48"><text:s text:c="4"/><text:span text:style-name="T9">volumes</text:span><text:span text:style-name="T6">:</text:span></text:p>
      <text:p text:style-name="P48"><text:s text:c="6"/><text:span text:style-name="T6">-</text:span><text:span text:style-name="T7"> postgres_data</text:span><text:span text:style-name="T6">:</text:span><text:span text:style-name="T7">/var/lib/postgresql/data</text:span></text:p>
      <text:p text:style-name="P52"/>
      <text:p text:style-name="P48"><text:s text:c="2"/><text:span text:style-name="T9">kafka-ui</text:span><text:span text:style-name="T6">:</text:span></text:p>
      <text:p text:style-name="P48"><text:s text:c="4"/><text:span text:style-name="T9">image</text:span><text:span text:style-name="T6">:</text:span><text:span text:style-name="T7"> provectuslabs/kafka</text:span><text:span text:style-name="T6">-</text:span><text:span text:style-name="T7">ui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kafka</text:span><text:span text:style-name="T6">-</text:span><text:span text:style-name="T7">ui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kafka</text:span></text:p>
      <text:p text:style-name="P48"><text:s text:c="4"/><text:span text:style-name="T9">environment</text:span><text:span text:style-name="T6">:</text:span></text:p>
      <text:p text:style-name="P48"><text:s text:c="6"/><text:span text:style-name="T9">KAFKA_CLUSTERS_0_NAME</text:span><text:span text:style-name="T6">:</text:span><text:span text:style-name="T7"> local</text:span></text:p>
      <text:p text:style-name="P48"><text:s text:c="6"/><text:span text:style-name="T9">KAFKA_CLUSTERS_0_BOOTSTRAPSERVERS</text:span><text:span text:style-name="T6">:</text:span><text:span text:style-name="T7"> kafka</text:span><text:span text:style-name="T6">:</text:span><text:span text:style-name="T9">19092</text:span></text:p>
      <text:p text:style-name="P48"><text:soft-page-break/><text:s text:c="6"/><text:span text:style-name="T9">KAFKA_CLUSTERS_0_ZOOKEEPER</text:span><text:span text:style-name="T6">:</text:span><text:span text:style-name="T7"> zookeeper</text:span><text:span text:style-name="T6">:</text:span><text:span text:style-name="T9">2181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8081:8080"</text:span></text:p>
      <text:p text:style-name="P52"/>
      <text:p text:style-name="P48"><text:s text:c="2"/><text:span text:style-name="T48"># Мониторинг из вашего старого проекта</text:span></text:p>
      <text:p text:style-name="P48"><text:s text:c="2"/><text:span text:style-name="T9">prometheus</text:span><text:span text:style-name="T6">:</text:span></text:p>
      <text:p text:style-name="P48"><text:s text:c="4"/><text:span text:style-name="T9">image</text:span><text:span text:style-name="T6">:</text:span><text:span text:style-name="T7"> prom/prometheus</text:span></text:p>
      <text:p text:style-name="P48"><text:s text:c="4"/><text:span text:style-name="T9">container_name</text:span><text:span text:style-name="T6">:</text:span><text:span text:style-name="T7"> prometheus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'9090:9090'</text:span></text:p>
      <text:p text:style-name="P48"><text:s text:c="4"/><text:span text:style-name="T9">command</text:span><text:span text:style-name="T6">:</text:span></text:p>
      <text:p text:style-name="P48"><text:s text:c="6"/><text:span text:style-name="T6">-</text:span><text:span text:style-name="T7"> </text:span><text:span text:style-name="T4">'--config.file=/etc/prometheus/prometheus.yml'</text:span></text:p>
      <text:p text:style-name="P48"><text:s text:c="6"/><text:span text:style-name="T6">-</text:span><text:span text:style-name="T7"> </text:span><text:span text:style-name="T4">'--web.enable-lifecycle'</text:span></text:p>
      <text:p text:style-name="P48"><text:s text:c="4"/><text:span text:style-name="T9">volumes</text:span><text:span text:style-name="T6">:</text:span></text:p>
      <text:p text:style-name="P48"><text:s text:c="6"/><text:span text:style-name="T6">-</text:span><text:span text:style-name="T7"> ./monitoring/prometheus.yml</text:span><text:span text:style-name="T6">:</text:span><text:span text:style-name="T7">/etc/prometheus/prometheus.yml</text:span></text:p>
      <text:p text:style-name="P48"><text:s text:c="6"/><text:span text:style-name="T6">-</text:span><text:span text:style-name="T7"> prometheus_data</text:span><text:span text:style-name="T6">:</text:span><text:span text:style-name="T7">/prometheus</text:span></text:p>
      <text:p text:style-name="P48"><text:s text:c="4"/><text:span text:style-name="T9">healthcheck</text:span><text:span text:style-name="T6">:</text:span></text:p>
      <text:p text:style-name="P48"><text:s text:c="6"/><text:span text:style-name="T9">test</text:span><text:span text:style-name="T6">:</text:span><text:span text:style-name="T7"> </text:span><text:span text:style-name="T6">[</text:span><text:span text:style-name="T4">"CMD"</text:span><text:span text:style-name="T6">,</text:span><text:span text:style-name="T7"> </text:span><text:span text:style-name="T4">"wget"</text:span><text:span text:style-name="T6">,</text:span><text:span text:style-name="T7"> </text:span><text:span text:style-name="T4">"--no-verbose"</text:span><text:span text:style-name="T6">,</text:span><text:span text:style-name="T7"> </text:span><text:span text:style-name="T4">"--tries=1"</text:span><text:span text:style-name="T6">,</text:span><text:span text:style-name="T7"> </text:span><text:span text:style-name="T4">"--spider"</text:span><text:span text:style-name="T6">,</text:span><text:span text:style-name="T7"> </text:span><text:span text:style-name="T4">"http://localhost:9090/-/healthy"</text:span><text:span text:style-name="T6">]</text:span></text:p>
      <text:p text:style-name="P48"><text:s text:c="6"/><text:span text:style-name="T9">interval</text:span><text:span text:style-name="T6">:</text:span><text:span text:style-name="T7"> 30s</text:span></text:p>
      <text:p text:style-name="P48"><text:s text:c="6"/><text:span text:style-name="T9">timeout</text:span><text:span text:style-name="T6">:</text:span><text:span text:style-name="T7"> 10s</text:span></text:p>
      <text:p text:style-name="P48"><text:s text:c="6"/><text:span text:style-name="T9">retries</text:span><text:span text:style-name="T6">:</text:span><text:span text:style-name="T7"> </text:span><text:span text:style-name="T9">3</text:span></text:p>
      <text:p text:style-name="P52"/>
      <text:p text:style-name="P48"><text:s text:c="2"/><text:span text:style-name="T9">grafana</text:span><text:span text:style-name="T6">:</text:span></text:p>
      <text:p text:style-name="P48"><text:s text:c="4"/><text:span text:style-name="T9">image</text:span><text:span text:style-name="T6">:</text:span><text:span text:style-name="T7"> grafana/grafana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grafana</text:span></text:p>
      <text:p text:style-name="P48"><text:s text:c="4"/><text:span text:style-name="T9">environment</text:span><text:span text:style-name="T6">:</text:span></text:p>
      <text:p text:style-name="P48"><text:s text:c="6"/><text:span text:style-name="T6">-</text:span><text:span text:style-name="T7"> GF_SECURITY_ADMIN_PASSWORD=admin</text:span></text:p>
      <text:p text:style-name="P48"><text:s text:c="6"/><text:span text:style-name="T6">-</text:span><text:span text:style-name="T7"> GF_AUTH_ANONYMOUS_ENABLED=true</text:span></text:p>
      <text:p text:style-name="P48"><text:s text:c="6"/><text:span text:style-name="T6">-</text:span><text:span text:style-name="T7"> GF_AUTH_ANONYMOUS_ORG_ROLE=Admin</text:span></text:p>
      <text:p text:style-name="P48"><text:s text:c="6"/><text:span text:style-name="T6">-</text:span><text:span text:style-name="T7"> GF_AUTH_BASIC_ENABLED=false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3000:3000"</text:span></text:p>
      <text:p text:style-name="P48"><text:s text:c="4"/><text:span text:style-name="T9">volumes</text:span><text:span text:style-name="T6">:</text:span></text:p>
      <text:p text:style-name="P48"><text:s text:c="6"/><text:span text:style-name="T6">-</text:span><text:span text:style-name="T7"> ./monitoring/grafana/provisioning</text:span><text:span text:style-name="T6">:</text:span><text:span text:style-name="T7">/etc/grafana/provisioning</text:span></text:p>
      <text:p text:style-name="P48"><text:s text:c="6"/><text:span text:style-name="T6">-</text:span><text:span text:style-name="T7"> grafana_data</text:span><text:span text:style-name="T6">:</text:span><text:span text:style-name="T7">/var/lib/grafana</text:span></text:p>
      <text:p text:style-name="P48"><text:s text:c="4"/><text:span text:style-name="T9">healthcheck</text:span><text:span text:style-name="T6">:</text:span></text:p>
      <text:p text:style-name="P48"><text:s text:c="6"/><text:span text:style-name="T9">test</text:span><text:span text:style-name="T6">:</text:span><text:span text:style-name="T7"> </text:span><text:span text:style-name="T6">[</text:span><text:span text:style-name="T4">"CMD"</text:span><text:span text:style-name="T6">,</text:span><text:span text:style-name="T7"> </text:span><text:span text:style-name="T4">"wget"</text:span><text:span text:style-name="T6">,</text:span><text:span text:style-name="T7"> </text:span><text:span text:style-name="T4">"--no-verbose"</text:span><text:span text:style-name="T6">,</text:span><text:span text:style-name="T7"> </text:span><text:span text:style-name="T4">"--tries=1"</text:span><text:span text:style-name="T6">,</text:span><text:span text:style-name="T7"> </text:span><text:span text:style-name="T4">"--spider"</text:span><text:span text:style-name="T6">,</text:span><text:span text:style-name="T7"> </text:span><text:span text:style-name="T4">"http://localhost:3000/api/health"</text:span><text:span text:style-name="T6">]</text:span></text:p>
      <text:p text:style-name="P48"><text:s text:c="6"/><text:span text:style-name="T9">interval</text:span><text:span text:style-name="T6">:</text:span><text:span text:style-name="T7"> 30s</text:span></text:p>
      <text:p text:style-name="P48"><text:s text:c="6"/><text:span text:style-name="T9">timeout</text:span><text:span text:style-name="T6">:</text:span><text:span text:style-name="T7"> 10s</text:span></text:p>
      <text:p text:style-name="P48"><text:s text:c="6"/><text:span text:style-name="T9">retries</text:span><text:span text:style-name="T6">:</text:span><text:span text:style-name="T7"> </text:span><text:span text:style-name="T9">3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prometheus</text:span></text:p>
      <text:p text:style-name="P52"><text:soft-page-break/></text:p>
      <text:p text:style-name="P48"><text:s text:c="2"/><text:span text:style-name="T48"># PostgreSQL Exporter для метрик БД</text:span></text:p>
      <text:p text:style-name="P48"><text:s text:c="2"/><text:span text:style-name="T9">postgres-exporter</text:span><text:span text:style-name="T6">:</text:span></text:p>
      <text:p text:style-name="P48"><text:s text:c="4"/><text:span text:style-name="T9">image</text:span><text:span text:style-name="T6">:</text:span><text:span text:style-name="T7"> prometheuscommunity/postgres</text:span><text:span text:style-name="T6">-</text:span><text:span text:style-name="T7">exporter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postgres</text:span><text:span text:style-name="T6">-</text:span><text:span text:style-name="T7">exporter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187:9187"</text:span></text:p>
      <text:p text:style-name="P48"><text:s text:c="4"/><text:span text:style-name="T9">environment</text:span><text:span text:style-name="T6">:</text:span></text:p>
      <text:p text:style-name="P48"><text:s text:c="6"/><text:span text:style-name="T9">DATA_SOURCE_NAME</text:span><text:span text:style-name="T6">:</text:span><text:span text:style-name="T7"> </text:span><text:span text:style-name="T4">"postgresql://test_user:test_password@postgres:5432/test_db?sslmode=disable"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postgres</text:span></text:p>
      <text:p text:style-name="P52"/>
      <text:p text:style-name="P47"><text:span text:style-name="T8">volumes</text:span><text:span text:style-name="T5">:</text:span></text:p>
      <text:p text:style-name="P48"><text:s text:c="2"/><text:span text:style-name="T9">postgres_data</text:span><text:span text:style-name="T6">:</text:span></text:p>
      <text:p text:style-name="P48"><text:s text:c="2"/><text:span text:style-name="T9">prometheus_data</text:span><text:span text:style-name="T6">:</text:span></text:p>
      <text:p text:style-name="P48"><text:s text:c="2"/><text:span text:style-name="T7">grafana_data</text:span><text:span text:style-name="T6">:</text:span></text:p>
      <text:h text:style-name="P42" text:outline-level="2">Конфигурация Prometheus</text:h>
      <text:p text:style-name="P66"><text:span text:style-name="T23">Создайте структуру папок и файл </text:span><text:span text:style-name="Source_20_Text"><text:span text:style-name="T26">monitoring/prometheus.yml</text:span></text:span><text:span text:style-name="T23">:</text:span></text:p>
      <text:p text:style-name="P64">yaml</text:p>
      <text:p text:style-name="P47"><text:span text:style-name="T8">global</text:span><text:span text:style-name="T5">:</text:span></text:p>
      <text:p text:style-name="P48"><text:s text:c="2"/><text:span text:style-name="T9">scrape_interval</text:span><text:span text:style-name="T6">:</text:span><text:span text:style-name="T7"> 15s</text:span></text:p>
      <text:p text:style-name="P48"><text:s text:c="2"/><text:span text:style-name="T9">evaluation_interval</text:span><text:span text:style-name="T6">:</text:span><text:span text:style-name="T7"> 15s</text:span></text:p>
      <text:p text:style-name="P52"/>
      <text:p text:style-name="P47"><text:span text:style-name="T8">scrape_configs</text:span><text:span text:style-name="T5">:</text:span></text:p>
      <text:p text:style-name="P48"><text:s text:c="2"/><text:span text:style-name="T48"># Prometheus itself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prometheus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localhost:9090'</text:span><text:span text:style-name="T6">]</text:span></text:p>
      <text:p text:style-name="P48"><text:s text:c="4"/><text:span text:style-name="T9">scrape_interval</text:span><text:span text:style-name="T6">:</text:span><text:span text:style-name="T7"> 5s</text:span></text:p>
      <text:p text:style-name="P52"/>
      <text:p text:style-name="P48"><text:s text:c="2"/><text:span text:style-name="T48"># Spring Boot Application (будет работать на хосте)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spring-boot-app'</text:span></text:p>
      <text:p text:style-name="P48"><text:s text:c="4"/><text:span text:style-name="T9">metrics_path</text:span><text:span text:style-name="T6">:</text:span><text:span text:style-name="T7"> </text:span><text:span text:style-name="T4">'/actuator/prometheus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host.docker.internal:8080'</text:span><text:span text:style-name="T6">]</text:span><text:span text:style-name="T7"> <text:s/></text:span><text:span text:style-name="T48"># для Docker Desktop</text:span></text:p>
      <text:p text:style-name="P48"><text:s text:c="4"/><text:span text:style-name="T9">scrape_interval</text:span><text:span text:style-name="T6">:</text:span><text:span text:style-name="T7"> 10s</text:span></text:p>
      <text:p text:style-name="P48"><text:s text:c="4"/><text:span text:style-name="T9">metrics_path</text:span><text:span text:style-name="T6">:</text:span><text:span text:style-name="T7"> /actuator/prometheus</text:span></text:p>
      <text:p text:style-name="P52"/>
      <text:p text:style-name="P48"><text:soft-page-break/><text:s text:c="2"/><text:span text:style-name="T48"># PostgreSQL Exporter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postgres-exporter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postgres-exporter:9187'</text:span><text:span text:style-name="T6">]</text:span></text:p>
      <text:p text:style-name="P48"><text:s text:c="4"/><text:span text:style-name="T9">scrape_interval</text:span><text:span text:style-name="T6">:</text:span><text:span text:style-name="T7"> 10s</text:span></text:p>
      <text:p text:style-name="P52"/>
      <text:p text:style-name="P48"><text:s text:c="2"/><text:span text:style-name="T48"># JMeter (будет работать на хосте)</text:span></text:p>
      <text:p text:style-name="P48"><text:s text:c="2"/><text:span text:style-name="T6">-</text:span><text:span text:style-name="T7"> </text:span><text:span text:style-name="T9">job_name</text:span><text:span text:style-name="T6">:</text:span><text:span text:style-name="T7"> </text:span><text:span text:style-name="T4">'jmeter'</text:span></text:p>
      <text:p text:style-name="P48"><text:s text:c="4"/><text:span text:style-name="T9">static_configs</text:span><text:span text:style-name="T6">:</text:span></text:p>
      <text:p text:style-name="P48"><text:s text:c="6"/><text:span text:style-name="T6">-</text:span><text:span text:style-name="T7"> </text:span><text:span text:style-name="T9">targets</text:span><text:span text:style-name="T6">:</text:span><text:span text:style-name="T7"> </text:span><text:span text:style-name="T6">[</text:span><text:span text:style-name="T4">'host.docker.internal:9270'</text:span><text:span text:style-name="T6">]</text:span></text:p>
      <text:p text:style-name="P48"><text:s text:c="4"/><text:span text:style-name="T9">scrape_interval</text:span><text:span text:style-name="T6">:</text:span><text:span text:style-name="T7"> 5s</text:span></text:p>
      <text:h text:style-name="P42" text:outline-level="2">Конфигурация Grafana</text:h>
      <text:p text:style-name="P66"><text:span text:style-name="T23">Создайте структуру папок </text:span><text:span text:style-name="Source_20_Text"><text:span text:style-name="T26">monitoring/grafana/provisioning</text:span></text:span><text:span text:style-name="T23"> с файлами:</text:span></text:p>
      <text:h text:style-name="P45" text:outline-level="3"><text:span text:style-name="Source_20_Text"><text:span text:style-name="T27">monitoring/grafana/provisioning/datasources/datasource.yml</text:span></text:span><text:span text:style-name="T24">:</text:span></text:h>
      <text:p text:style-name="P64">yaml</text:p>
      <text:p text:style-name="P47"><text:span text:style-name="T8">apiVersion</text:span><text:span text:style-name="T5">:</text:span> <text:span text:style-name="T8">1</text:span></text:p>
      <text:p text:style-name="P52"/>
      <text:p text:style-name="P47"><text:span text:style-name="T8">datasources</text:span><text:span text:style-name="T5">:</text:span></text:p>
      <text:p text:style-name="P48"><text:s text:c="2"/><text:span text:style-name="T6">-</text:span><text:span text:style-name="T7"> </text:span><text:span text:style-name="T9">name</text:span><text:span text:style-name="T6">:</text:span><text:span text:style-name="T7"> Prometheus</text:span></text:p>
      <text:p text:style-name="P48"><text:s text:c="4"/><text:span text:style-name="T9">type</text:span><text:span text:style-name="T6">:</text:span><text:span text:style-name="T7"> prometheus</text:span></text:p>
      <text:p text:style-name="P48"><text:s text:c="4"/><text:span text:style-name="T9">access</text:span><text:span text:style-name="T6">:</text:span><text:span text:style-name="T7"> proxy</text:span></text:p>
      <text:p text:style-name="P48"><text:s text:c="4"/><text:span text:style-name="T9">url</text:span><text:span text:style-name="T6">:</text:span><text:span text:style-name="T7"> http</text:span><text:span text:style-name="T6">:</text:span><text:span text:style-name="T7">//prometheus</text:span><text:span text:style-name="T6">:</text:span><text:span text:style-name="T9">9090</text:span></text:p>
      <text:p text:style-name="P48"><text:s text:c="4"/><text:span text:style-name="T9">isDefault</text:span><text:span text:style-name="T6">:</text:span><text:span text:style-name="T7"> </text:span><text:span text:style-name="T51">true</text:span></text:p>
      <text:p text:style-name="P48"><text:s text:c="4"/><text:span text:style-name="T9">editable</text:span><text:span text:style-name="T6">:</text:span><text:span text:style-name="T7"> </text:span><text:span text:style-name="T51">true</text:span></text:p>
      <text:h text:style-name="P45" text:outline-level="3"><text:span text:style-name="Source_20_Text"><text:span text:style-name="T27">monitoring/grafana/provisioning/dashboards/dashboard.yml</text:span></text:span><text:span text:style-name="T24">:</text:span></text:h>
      <text:p text:style-name="P64">yaml</text:p>
      <text:p text:style-name="P47"><text:span text:style-name="T8">apiVersion</text:span><text:span text:style-name="T5">:</text:span> <text:span text:style-name="T8">1</text:span></text:p>
      <text:p text:style-name="P52"/>
      <text:p text:style-name="P47"><text:span text:style-name="T8">providers</text:span><text:span text:style-name="T5">:</text:span></text:p>
      <text:p text:style-name="P48"><text:s text:c="2"/><text:span text:style-name="T6">-</text:span><text:span text:style-name="T7"> </text:span><text:span text:style-name="T9">name</text:span><text:span text:style-name="T6">:</text:span><text:span text:style-name="T7"> </text:span><text:span text:style-name="T4">'default'</text:span></text:p>
      <text:p text:style-name="P48"><text:soft-page-break/><text:s text:c="4"/><text:span text:style-name="T9">orgId</text:span><text:span text:style-name="T6">:</text:span><text:span text:style-name="T7"> </text:span><text:span text:style-name="T9">1</text:span></text:p>
      <text:p text:style-name="P48"><text:s text:c="4"/><text:span text:style-name="T9">folder</text:span><text:span text:style-name="T6">:</text:span><text:span text:style-name="T7"> </text:span><text:span text:style-name="T4">''</text:span></text:p>
      <text:p text:style-name="P48"><text:s text:c="4"/><text:span text:style-name="T9">type</text:span><text:span text:style-name="T6">:</text:span><text:span text:style-name="T7"> file</text:span></text:p>
      <text:p text:style-name="P48"><text:s text:c="4"/><text:span text:style-name="T9">disableDeletion</text:span><text:span text:style-name="T6">:</text:span><text:span text:style-name="T7"> </text:span><text:span text:style-name="T51">false</text:span></text:p>
      <text:p text:style-name="P48"><text:s text:c="4"/><text:span text:style-name="T9">editable</text:span><text:span text:style-name="T6">:</text:span><text:span text:style-name="T7"> </text:span><text:span text:style-name="T51">true</text:span></text:p>
      <text:p text:style-name="P48"><text:s text:c="4"/><text:span text:style-name="T9">options</text:span><text:span text:style-name="T6">:</text:span></text:p>
      <text:p text:style-name="P48"><text:s text:c="6"/><text:span text:style-name="T9">path</text:span><text:span text:style-name="T6">:</text:span><text:span text:style-name="T7"> /etc/grafana/provisioning/dashboards</text:span></text:p>
      <text:h text:style-name="P42" text:outline-level="2">Запуск</text:h>
      <text:list xml:id="list3750738010" text:style-name="L13">
        <text:list-item>
          <text:p text:style-name="P85"><text:span text:style-name="Strong_20_Emphasis"><text:span text:style-name="T22">Создайте структуру папок:</text:span></text:span></text:p>
        </text:list-item>
      </text:list>
      <text:p text:style-name="P64">bash</text:p>
      <text:p text:style-name="P47"><text:span text:style-name="T1">mkdir</text:span> <text:span text:style-name="T1">-p</text:span> monitoring/grafana/provisioning/datasources</text:p>
      <text:p text:style-name="P47"><text:span text:style-name="T1">mkdir</text:span> <text:span text:style-name="T1">-p</text:span> monitoring/grafana/provisioning/dashboards</text:p>
      <text:list xml:id="list1966441963" text:style-name="L14">
        <text:list-item>
          <text:p text:style-name="P86"><text:span text:style-name="Strong_20_Emphasis"><text:span text:style-name="T22">Запустите полный стек:</text:span></text:span></text:p>
        </text:list-item>
      </text:list>
      <text:p text:style-name="P64">bash</text:p>
      <text:p text:style-name="P47"><text:span text:style-name="T1">docker-compose</text:span> <text:span text:style-name="T1">-f</text:span> docker-compose-full.yml up <text:span text:style-name="T1">-d</text:span></text:p>
      <text:list xml:id="list3877469130" text:style-name="L15">
        <text:list-item>
          <text:p text:style-name="P87"><text:span text:style-name="Strong_20_Emphasis"><text:span text:style-name="T22">Проверьте сервисы:</text:span></text:span></text:p>
          <text:list>
            <text:list-item>
              <text:p text:style-name="P88"><text:span text:style-name="T23">Grafana: </text:span><text:a xlink:type="simple" xlink:href="http://localhost:3000/" office:target-frame-name="_blank" xlink:show="new" text:style-name="Internet_20_link" text:visited-style-name="Visited_20_Internet_20_Link"><text:span text:style-name="T29">http://localhost:3000</text:span></text:a><text:span text:style-name="T23"> (admin/admin)</text:span></text:p>
            </text:list-item>
            <text:list-item>
              <text:p text:style-name="P88"><text:span text:style-name="T23">Prometheus: </text:span><text:a xlink:type="simple" xlink:href="http://localhost:9090/" office:target-frame-name="_blank" xlink:show="new" text:style-name="Internet_20_link" text:visited-style-name="Visited_20_Internet_20_Link"><text:span text:style-name="T29">http://localhost:9090</text:span></text:a></text:p>
            </text:list-item>
            <text:list-item>
              <text:p text:style-name="P88"><text:span text:style-name="T23">Kafka UI: </text:span><text:a xlink:type="simple" xlink:href="http://localhost:8081/" office:target-frame-name="_blank" xlink:show="new" text:style-name="Internet_20_link" text:visited-style-name="Visited_20_Internet_20_Link"><text:span text:style-name="T29">http://localhost:8081</text:span></text:a></text:p>
            </text:list-item>
          </text:list>
        </text:list-item>
      </text:list>
      <text:h text:style-name="P42" text:outline-level="2">Импорт дашбордов в Grafana</text:h>
      <text:p text:style-name="P57">После запуска зайдите в Grafana и импортируйте дашборды:</text:p>
      <text:list xml:id="list3115804692" text:style-name="L16">
        <text:list-item>
          <text:p text:style-name="P70"><text:span text:style-name="Strong_20_Emphasis"><text:span text:style-name="T22">JVM Micrometer</text:span></text:span><text:span text:style-name="T23"> - ID: </text:span><text:span text:style-name="Source_20_Text"><text:span text:style-name="T26">4701</text:span></text:span></text:p>
        </text:list-item>
        <text:list-item>
          <text:p text:style-name="P70"><text:span text:style-name="Strong_20_Emphasis"><text:span text:style-name="T22">PostgreSQL Database</text:span></text:span><text:span text:style-name="T23"> - ID: </text:span><text:span text:style-name="Source_20_Text"><text:span text:style-name="T26">9628</text:span></text:span></text:p>
        </text:list-item>
        <text:list-item>
          <text:p text:style-name="P70"><text:span text:style-name="Strong_20_Emphasis"><text:span text:style-name="T22">JMeter</text:span></text:span><text:span text:style-name="T23"> - ID: </text:span><text:span text:style-name="Source_20_Text"><text:span text:style-name="T26">5496</text:span></text:span></text:p>
        </text:list-item>
      </text:list>
      <text:h text:style-name="P42" text:outline-level="2">Для JMeter метрик</text:h>
      <text:p text:style-name="P76"><text:span text:style-name="T23">Добавьте в ваш JMeter тест </text:span><text:span text:style-name="Strong_20_Emphasis"><text:span text:style-name="T22">Backend Listener</text:span></text:span><text:span text:style-name="T23"> с настройками:</text:span></text:p>
      <text:list xml:id="list539275503" text:style-name="L17">
        <text:list-item>
          <text:p text:style-name="P71"><text:span text:style-name="Strong_20_Emphasis"><text:span text:style-name="T22">Class:</text:span></text:span><text:span text:style-name="T23"> </text:span><text:span text:style-name="Source_20_Text"><text:span text:style-name="T26">kg.apc.jmeter.reporters.InfluxDBBackendListenerClient</text:span></text:span></text:p>
        </text:list-item>
        <text:list-item>
          <text:p text:style-name="P71"><text:span text:style-name="Strong_20_Emphasis"><text:span text:style-name="T22">InfluxDB URL:</text:span></text:span><text:span text:style-name="T23"> </text:span><text:span text:style-name="Source_20_Text"><text:span text:style-name="T26">http://localhost:8086</text:span></text:span></text:p>
        </text:list-item>
        <text:list-item>
          <text:p text:style-name="P71"><text:span text:style-name="Strong_20_Emphasis"><text:span text:style-name="T22">Application:</text:span></text:span><text:span text:style-name="T23"> </text:span><text:span text:style-name="Source_20_Text"><text:span text:style-name="T26">jmeter</text:span></text:span></text:p>
        </text:list-item>
        <text:list-item>
          <text:p text:style-name="P71"><text:span text:style-name="Strong_20_Emphasis"><text:span text:style-name="T22">Measurement:</text:span></text:span><text:span text:style-name="T23"> </text:span><text:span text:style-name="Source_20_Text"><text:span text:style-name="T26">jmeter</text:span></text:span></text:p>
        </text:list-item>
      </text:list>
      <text:p text:style-name="P57"><text:soft-page-break/>Или используйте Prometheus Listener если найдете подходящий плагин.</text:p>
      <text:p text:style-name="P58">Теперь у вас будет полная система мониторинга! 🎯</text:p>
      <text:p text:style-name="P65">объясни очень подробно, что описано в docker-compose-full.yml повтори его с объяснениями у каждой строки</text:p>
      <text:p text:style-name="P67"><text:span text:style-name="T23">Конечно! Разберу </text:span><text:span text:style-name="Strong_20_Emphasis"><text:span text:style-name="T22">каждую строку</text:span></text:span><text:span text:style-name="T23"> вашего </text:span><text:span text:style-name="Source_20_Text"><text:span text:style-name="T26">docker-compose-full.yml</text:span></text:span><text:span text:style-name="T23"> с подробными объяснениями:</text:span></text:p>
      <text:p text:style-name="P64">yaml</text:p>
      <text:p text:style-name="P46"># Версия формата Docker Compose файла</text:p>
      <text:p text:style-name="P46"># 3.7 - одна из последних стабильных версий, поддерживает большинство функций</text:p>
      <text:p text:style-name="P47"><text:span text:style-name="T8">version</text:span><text:span text:style-name="T5">:</text:span> <text:span text:style-name="T3">'3.7'</text:span></text:p>
      <text:p text:style-name="P52"/>
      <text:p text:style-name="P46"># Блок определения всех сервисов (контейнеров)</text:p>
      <text:p text:style-name="P47"><text:span text:style-name="T8">services</text:span><text:span text:style-name="T5">:</text:span></text:p>
      <text:p text:style-name="P52"/>
      <text:p text:style-name="P48"><text:s text:c="2"/><text:span text:style-name="T48"># СЕРВИС: Apache Zookeeper</text:span></text:p>
      <text:p text:style-name="P48"><text:s text:c="2"/><text:span text:style-name="T48"># Zookeeper - система координации для распределенных систем, требуется для работы Kafka</text:span></text:p>
      <text:p text:style-name="P48"><text:s text:c="2"/><text:span text:style-name="T9">zookeeper</text:span><text:span text:style-name="T6">:</text:span></text:p>
      <text:p text:style-name="P48"><text:s text:c="4"/><text:span text:style-name="T48"># Официальный образ Zookeeper версии 3.7.0</text:span></text:p>
      <text:p text:style-name="P48"><text:s text:c="4"/><text:span text:style-name="T9">image</text:span><text:span text:style-name="T6">:</text:span><text:span text:style-name="T7"> zookeeper</text:span><text:span text:style-name="T6">:</text:span><text:span text:style-name="T7">3.7.0</text:span></text:p>
      <text:p text:style-name="P48"><text:s text:c="4"/><text:span text:style-name="T48"># Всегда перезапускать контейнер при падении</text:span></text:p>
      <text:p text:style-name="P48"><text:s text:c="4"/><text:span text:style-name="T9">restart</text:span><text:span text:style-name="T6">:</text:span><text:span text:style-name="T7"> always</text:span></text:p>
      <text:p text:style-name="P48"><text:s text:c="4"/><text:span text:style-name="T48"># Имя хоста внутри Docker сети</text:span></text:p>
      <text:p text:style-name="P48"><text:s text:c="4"/><text:span text:style-name="T9">hostname</text:span><text:span text:style-name="T6">:</text:span><text:span text:style-name="T7"> zookeeper</text:span></text:p>
      <text:p text:style-name="P48"><text:s text:c="4"/><text:span text:style-name="T48"># Имя контейнера (для удобства управления)</text:span></text:p>
      <text:p text:style-name="P48"><text:s text:c="4"/><text:span text:style-name="T9">container_name</text:span><text:span text:style-name="T6">:</text:span><text:span text:style-name="T7"> zookeeper</text:span></text:p>
      <text:p text:style-name="P48"><text:s text:c="4"/><text:span text:style-name="T48"># Проброс портов: внешний порт 2181 -&gt; внутренний порт 2181 контейнера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2181:2181"</text:span></text:p>
      <text:p text:style-name="P48"><text:s text:c="4"/><text:span text:style-name="T48"># Переменные окружения для настройки Zookeeper</text:span></text:p>
      <text:p text:style-name="P48"><text:s text:c="4"/><text:span text:style-name="T9">environment</text:span><text:span text:style-name="T6">:</text:span></text:p>
      <text:p text:style-name="P48"><text:s text:c="6"/><text:span text:style-name="T48"># Уникальный ID этого экземпляра Zookeeper в кластере</text:span></text:p>
      <text:p text:style-name="P48"><text:s text:c="6"/><text:span text:style-name="T9">ZOO_MY_ID</text:span><text:span text:style-name="T6">:</text:span><text:span text:style-name="T7"> </text:span><text:span text:style-name="T9">1</text:span></text:p>
      <text:p text:style-name="P48"><text:s text:c="6"/><text:span text:style-name="T48"># Порт, который слушает Zookeeper</text:span></text:p>
      <text:p text:style-name="P48"><text:s text:c="6"/><text:span text:style-name="T9">ZOO_PORT</text:span><text:span text:style-name="T6">:</text:span><text:span text:style-name="T7"> </text:span><text:span text:style-name="T9">2181</text:span></text:p>
      <text:p text:style-name="P48"><text:s text:c="6"/><text:span text:style-name="T48"># Конфигурация кластера (здесь только 1 узел)</text:span></text:p>
      <text:p text:style-name="P48"><text:s text:c="6"/><text:span text:style-name="T9">ZOO_SERVERS</text:span><text:span text:style-name="T6">:</text:span><text:span text:style-name="T7"> server.1=zookeeper</text:span><text:span text:style-name="T6">:</text:span><text:span text:style-name="T7">2888</text:span><text:span text:style-name="T6">:</text:span><text:span text:style-name="T7">3888;2181</text:span></text:p>
      <text:p text:style-name="P52"/>
      <text:p text:style-name="P48"><text:soft-page-break/><text:s text:c="2"/><text:span text:style-name="T48"># СЕРВИС: Apache Kafka</text:span></text:p>
      <text:p text:style-name="P48"><text:s text:c="2"/><text:span text:style-name="T48"># Kafka - брокер сообщений для обработки потоков данных</text:span></text:p>
      <text:p text:style-name="P48"><text:s text:c="2"/><text:span text:style-name="T9">kafka</text:span><text:span text:style-name="T6">:</text:span></text:p>
      <text:p text:style-name="P48"><text:s text:c="4"/><text:span text:style-name="T48"># Официальный образ от Confluent (компания-основатель Kafka)</text:span></text:p>
      <text:p text:style-name="P48"><text:s text:c="4"/><text:span text:style-name="T9">image</text:span><text:span text:style-name="T6">:</text:span><text:span text:style-name="T7"> confluentinc/cp</text:span><text:span text:style-name="T6">-</text:span><text:span text:style-name="T7">kafka</text:span><text:span text:style-name="T6">:</text:span><text:span text:style-name="T7">7.0.1</text:span></text:p>
      <text:p text:style-name="P48"><text:s text:c="4"/><text:span text:style-name="T9">hostname</text:span><text:span text:style-name="T6">:</text:span><text:span text:style-name="T7"> kafka</text:span></text:p>
      <text:p text:style-name="P48"><text:s text:c="4"/><text:span text:style-name="T9">container_name</text:span><text:span text:style-name="T6">:</text:span><text:span text:style-name="T7"> kafka</text:span></text:p>
      <text:p text:style-name="P48"><text:s text:c="4"/><text:span text:style-name="T48"># Kafka доступна на порту 9092 снаружи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092:9092"</text:span></text:p>
      <text:p text:style-name="P48"><text:s text:c="4"/><text:span text:style-name="T9">environment</text:span><text:span text:style-name="T6">:</text:span></text:p>
      <text:p text:style-name="P48"><text:s text:c="6"/><text:span text:style-name="T48"># Настройки listeners для внутреннего и внешнего доступа</text:span></text:p>
      <text:p text:style-name="P48"><text:s text:c="6"/><text:span text:style-name="T48"># LISTENER_DOCKER_INTERNAL - для связи между контейнерами</text:span></text:p>
      <text:p text:style-name="P48"><text:s text:c="6"/><text:span text:style-name="T48"># LISTENER_DOCKER_EXTERNAL - для доступа с хостовой машины</text:span></text:p>
      <text:p text:style-name="P48"><text:s text:c="6"/><text:span text:style-name="T9">KAFKA_ADVERTISED_LISTENERS</text:span><text:span text:style-name="T6">:</text:span><text:span text:style-name="T7"> LISTENER_DOCKER_INTERNAL</text:span><text:span text:style-name="T6">:</text:span><text:span text:style-name="T7">//kafka</text:span><text:span text:style-name="T6">:</text:span><text:span text:style-name="T9">19092</text:span><text:span text:style-name="T6">,</text:span><text:span text:style-name="T7">LISTENER_DOCKER_EXTERNAL</text:span><text:span text:style-name="T6">:</text:span><text:span text:style-name="T7">//localhost</text:span><text:span text:style-name="T6">:</text:span><text:span text:style-name="T9">9092</text:span></text:p>
      <text:p text:style-name="P48"><text:s text:c="6"/><text:span text:style-name="T48"># Определение каких портов слушает Kafka</text:span></text:p>
      <text:p text:style-name="P48"><text:s text:c="6"/><text:span text:style-name="T9">KAFKA_LISTENERS</text:span><text:span text:style-name="T6">:</text:span><text:span text:style-name="T7"> LISTENER_DOCKER_INTERNAL</text:span><text:span text:style-name="T6">:</text:span><text:span text:style-name="T7">//0.0.0.0</text:span><text:span text:style-name="T6">:</text:span><text:span text:style-name="T9">19092</text:span><text:span text:style-name="T6">,</text:span><text:span text:style-name="T7">LISTENER_DOCKER_EXTERNAL</text:span><text:span text:style-name="T6">:</text:span><text:span text:style-name="T7">//0.0.0.0</text:span><text:span text:style-name="T6">:</text:span><text:span text:style-name="T9">9092</text:span></text:p>
      <text:p text:style-name="P48"><text:s text:c="6"/><text:span text:style-name="T48"># Указание протоколов для каждого listener (здесь PLAINTEXT - без шифрования)</text:span></text:p>
      <text:p text:style-name="P48"><text:s text:c="6"/><text:span text:style-name="T9">KAFKA_LISTENER_SECURITY_PROTOCOL_MAP</text:span><text:span text:style-name="T6">:</text:span><text:span text:style-name="T7"> LISTENER_DOCKER_INTERNAL</text:span><text:span text:style-name="T6">:</text:span><text:span text:style-name="T7">PLAINTEXT</text:span><text:span text:style-name="T6">,</text:span><text:span text:style-name="T7">LISTENER_DOCKER_EXTERNAL</text:span><text:span text:style-name="T6">:</text:span><text:span text:style-name="T7">PLAINTEXT</text:span></text:p>
      <text:p text:style-name="P48"><text:s text:c="6"/><text:span text:style-name="T48"># Какой listener использовать для связи между брокерами Kafka</text:span></text:p>
      <text:p text:style-name="P48"><text:s text:c="6"/><text:span text:style-name="T9">KAFKA_INTER_BROKER_LISTENER_NAME</text:span><text:span text:style-name="T6">:</text:span><text:span text:style-name="T7"> LISTENER_DOCKER_INTERNAL</text:span></text:p>
      <text:p text:style-name="P48"><text:s text:c="6"/><text:span text:style-name="T48"># Подключение к Zookeeper (обязательное для работы Kafka)</text:span></text:p>
      <text:p text:style-name="P48"><text:s text:c="6"/><text:span text:style-name="T9">KAFKA_ZOOKEEPER_CONNECT</text:span><text:span text:style-name="T6">:</text:span><text:span text:style-name="T7"> </text:span><text:span text:style-name="T4">"zookeeper:2181"</text:span></text:p>
      <text:p text:style-name="P48"><text:s text:c="6"/><text:span text:style-name="T48"># Уникальный ID брокера в кластере</text:span></text:p>
      <text:p text:style-name="P48"><text:s text:c="6"/><text:span text:style-name="T9">KAFKA_BROKER_ID</text:span><text:span text:style-name="T6">:</text:span><text:span text:style-name="T7"> </text:span><text:span text:style-name="T9">1</text:span></text:p>
      <text:p text:style-name="P48"><text:s text:c="6"/><text:span text:style-name="T48"># Фактор репликации для внутренних топиков Kafka</text:span></text:p>
      <text:p text:style-name="P48"><text:s text:c="6"/><text:span text:style-name="T9">KAFKA_OFFSETS_TOPIC_REPLICATION_FACTOR</text:span><text:span text:style-name="T6">:</text:span><text:span text:style-name="T7"> </text:span><text:span text:style-name="T9">1</text:span></text:p>
      <text:p text:style-name="P48"><text:s text:c="6"/><text:span text:style-name="T48"># Запрет автоматического создания топиков (только вручную)</text:span></text:p>
      <text:p text:style-name="P48"><text:s text:c="6"/><text:span text:style-name="T9">KAFKA_AUTO_CREATE_TOPICS_ENABLE</text:span><text:span text:style-name="T6">:</text:span><text:span text:style-name="T7"> </text:span><text:span text:style-name="T4">"false"</text:span></text:p>
      <text:p text:style-name="P48"><text:s text:c="4"/><text:span text:style-name="T48"># Зависимости: Kafka запустится только после Zookeeper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zookeeper</text:span></text:p>
      <text:p text:style-name="P52"/>
      <text:p text:style-name="P48"><text:s text:c="2"/><text:span text:style-name="T48"># СЕРВИС: PostgreSQL</text:span></text:p>
      <text:p text:style-name="P48"><text:s text:c="2"/><text:span text:style-name="T48"># Реляционная база данных для хранения сообщений</text:span></text:p>
      <text:p text:style-name="P48"><text:s text:c="2"/><text:span text:style-name="T9">postgres</text:span><text:span text:style-name="T6">:</text:span></text:p>
      <text:p text:style-name="P48"><text:s text:c="4"/><text:span text:style-name="T9">image</text:span><text:span text:style-name="T6">:</text:span><text:span text:style-name="T7"> postgres</text:span><text:span text:style-name="T6">:</text:span><text:span text:style-name="T9">13</text:span></text:p>
      <text:p text:style-name="P48"><text:s text:c="4"/><text:span text:style-name="T9">hostname</text:span><text:span text:style-name="T6">:</text:span><text:span text:style-name="T7"> postgres</text:span></text:p>
      <text:p text:style-name="P48"><text:soft-page-break/><text:s text:c="4"/><text:span text:style-name="T9">container_name</text:span><text:span text:style-name="T6">:</text:span><text:span text:style-name="T7"> postgres</text:span></text:p>
      <text:p text:style-name="P48"><text:s text:c="4"/><text:span text:style-name="T9">environment</text:span><text:span text:style-name="T6">:</text:span></text:p>
      <text:p text:style-name="P48"><text:s text:c="6"/><text:span text:style-name="T48"># Имя базы данных, которая создается при первом запуске</text:span></text:p>
      <text:p text:style-name="P48"><text:s text:c="6"/><text:span text:style-name="T9">POSTGRES_DB</text:span><text:span text:style-name="T6">:</text:span><text:span text:style-name="T7"> test_db</text:span></text:p>
      <text:p text:style-name="P48"><text:s text:c="6"/><text:span text:style-name="T48"># Пользователь БД</text:span></text:p>
      <text:p text:style-name="P48"><text:s text:c="6"/><text:span text:style-name="T9">POSTGRES_USER</text:span><text:span text:style-name="T6">:</text:span><text:span text:style-name="T7"> test_user</text:span></text:p>
      <text:p text:style-name="P48"><text:s text:c="6"/><text:span text:style-name="T48"># Пароль пользователя</text:span></text:p>
      <text:p text:style-name="P48"><text:s text:c="6"/><text:span text:style-name="T9">POSTGRES_PASSWORD</text:span><text:span text:style-name="T6">:</text:span><text:span text:style-name="T7"> test_password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5432:5432"</text:span></text:p>
      <text:p text:style-name="P48"><text:s text:c="4"/><text:span text:style-name="T48"># Том для сохранения данных БД (чтобы не потерять при перезапуске контейнера)</text:span></text:p>
      <text:p text:style-name="P48"><text:s text:c="4"/><text:span text:style-name="T9">volumes</text:span><text:span text:style-name="T6">:</text:span></text:p>
      <text:p text:style-name="P48"><text:s text:c="6"/><text:span text:style-name="T6">-</text:span><text:span text:style-name="T7"> postgres_data</text:span><text:span text:style-name="T6">:</text:span><text:span text:style-name="T7">/var/lib/postgresql/data</text:span></text:p>
      <text:p text:style-name="P52"/>
      <text:p text:style-name="P48"><text:s text:c="2"/><text:span text:style-name="T48"># СЕРВИС: Kafka UI</text:span></text:p>
      <text:p text:style-name="P48"><text:s text:c="2"/><text:span text:style-name="T48"># Веб-интерфейс для мониторинга и управления Kafka</text:span></text:p>
      <text:p text:style-name="P48"><text:s text:c="2"/><text:span text:style-name="T9">kafka-ui</text:span><text:span text:style-name="T6">:</text:span></text:p>
      <text:p text:style-name="P48"><text:s text:c="4"/><text:span text:style-name="T9">image</text:span><text:span text:style-name="T6">:</text:span><text:span text:style-name="T7"> provectuslabs/kafka</text:span><text:span text:style-name="T6">-</text:span><text:span text:style-name="T7">ui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kafka</text:span><text:span text:style-name="T6">-</text:span><text:span text:style-name="T7">ui</text:span></text:p>
      <text:p text:style-name="P48"><text:s text:c="4"/><text:span text:style-name="T48"># Зависит от Kafka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kafka</text:span></text:p>
      <text:p text:style-name="P48"><text:s text:c="4"/><text:span text:style-name="T9">environment</text:span><text:span text:style-name="T6">:</text:span></text:p>
      <text:p text:style-name="P48"><text:s text:c="6"/><text:span text:style-name="T48"># Имя кластера Kafka</text:span></text:p>
      <text:p text:style-name="P48"><text:s text:c="6"/><text:span text:style-name="T9">KAFKA_CLUSTERS_0_NAME</text:span><text:span text:style-name="T6">:</text:span><text:span text:style-name="T7"> local</text:span></text:p>
      <text:p text:style-name="P48"><text:s text:c="6"/><text:span text:style-name="T48"># Адреса брокеров Kafka для подключения</text:span></text:p>
      <text:p text:style-name="P48"><text:s text:c="6"/><text:span text:style-name="T9">KAFKA_CLUSTERS_0_BOOTSTRAPSERVERS</text:span><text:span text:style-name="T6">:</text:span><text:span text:style-name="T7"> kafka</text:span><text:span text:style-name="T6">:</text:span><text:span text:style-name="T9">19092</text:span></text:p>
      <text:p text:style-name="P48"><text:s text:c="6"/><text:span text:style-name="T48"># Адрес Zookeeper</text:span></text:p>
      <text:p text:style-name="P48"><text:s text:c="6"/><text:span text:style-name="T9">KAFKA_CLUSTERS_0_ZOOKEEPER</text:span><text:span text:style-name="T6">:</text:span><text:span text:style-name="T7"> zookeeper</text:span><text:span text:style-name="T6">:</text:span><text:span text:style-name="T9">2181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8081:8080"</text:span></text:p>
      <text:p text:style-name="P52"/>
      <text:p text:style-name="P48"><text:s text:c="2"/><text:span text:style-name="T48"># СЕРВИС: Prometheus</text:span></text:p>
      <text:p text:style-name="P48"><text:s text:c="2"/><text:span text:style-name="T48"># Система мониторинга и сбора метрик</text:span></text:p>
      <text:p text:style-name="P48"><text:s text:c="2"/><text:span text:style-name="T9">prometheus</text:span><text:span text:style-name="T6">:</text:span></text:p>
      <text:p text:style-name="P48"><text:s text:c="4"/><text:span text:style-name="T9">image</text:span><text:span text:style-name="T6">:</text:span><text:span text:style-name="T7"> prom/prometheus</text:span></text:p>
      <text:p text:style-name="P48"><text:s text:c="4"/><text:span text:style-name="T9">container_name</text:span><text:span text:style-name="T6">:</text:span><text:span text:style-name="T7"> prometheus</text:span></text:p>
      <text:p text:style-name="P48"><text:s text:c="4"/><text:span text:style-name="T48"># Prometheus доступен на порту 9090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'9090:9090'</text:span></text:p>
      <text:p text:style-name="P48"><text:s text:c="4"/><text:span text:style-name="T48"># Аргументы командной строки для запуска Prometheus</text:span></text:p>
      <text:p text:style-name="P48"><text:s text:c="4"/><text:span text:style-name="T9">command</text:span><text:span text:style-name="T6">:</text:span></text:p>
      <text:p text:style-name="P48"><text:s text:c="6"/><text:span text:style-name="T48"># Указание конфигурационного файла</text:span></text:p>
      <text:p text:style-name="P48"><text:soft-page-break/><text:s text:c="6"/><text:span text:style-name="T6">-</text:span><text:span text:style-name="T7"> </text:span><text:span text:style-name="T4">'--config.file=/etc/prometheus/prometheus.yml'</text:span></text:p>
      <text:p text:style-name="P48"><text:s text:c="6"/><text:span text:style-name="T48"># Включение API для управления (перезагрузка конфига без перезапуска)</text:span></text:p>
      <text:p text:style-name="P48"><text:s text:c="6"/><text:span text:style-name="T6">-</text:span><text:span text:style-name="T7"> </text:span><text:span text:style-name="T4">'--web.enable-lifecycle'</text:span></text:p>
      <text:p text:style-name="P48"><text:s text:c="4"/><text:span text:style-name="T48"># Подключение файлов и томов</text:span></text:p>
      <text:p text:style-name="P48"><text:s text:c="4"/><text:span text:style-name="T9">volumes</text:span><text:span text:style-name="T6">:</text:span></text:p>
      <text:p text:style-name="P48"><text:s text:c="6"/><text:span text:style-name="T48"># Подключение конфигурационного файла с хоста в контейнер</text:span></text:p>
      <text:p text:style-name="P48"><text:s text:c="6"/><text:span text:style-name="T6">-</text:span><text:span text:style-name="T7"> ./monitoring/prometheus.yml</text:span><text:span text:style-name="T6">:</text:span><text:span text:style-name="T7">/etc/prometheus/prometheus.yml</text:span></text:p>
      <text:p text:style-name="P48"><text:s text:c="6"/><text:span text:style-name="T48"># Том для хранения данных метрик (сохраняются между перезапусками)</text:span></text:p>
      <text:p text:style-name="P48"><text:s text:c="6"/><text:span text:style-name="T6">-</text:span><text:span text:style-name="T7"> prometheus_data</text:span><text:span text:style-name="T6">:</text:span><text:span text:style-name="T7">/prometheus</text:span></text:p>
      <text:p text:style-name="P48"><text:s text:c="4"/><text:span text:style-name="T48"># Healthcheck для проверки работоспособности</text:span></text:p>
      <text:p text:style-name="P48"><text:s text:c="4"/><text:span text:style-name="T9">healthcheck</text:span><text:span text:style-name="T6">:</text:span></text:p>
      <text:p text:style-name="P48"><text:s text:c="6"/><text:span text:style-name="T48"># Команда проверки: попытка доступа к health endpoint</text:span></text:p>
      <text:p text:style-name="P48"><text:s text:c="6"/><text:span text:style-name="T9">test</text:span><text:span text:style-name="T6">:</text:span><text:span text:style-name="T7"> </text:span><text:span text:style-name="T6">[</text:span><text:span text:style-name="T4">"CMD"</text:span><text:span text:style-name="T6">,</text:span><text:span text:style-name="T7"> </text:span><text:span text:style-name="T4">"wget"</text:span><text:span text:style-name="T6">,</text:span><text:span text:style-name="T7"> </text:span><text:span text:style-name="T4">"--no-verbose"</text:span><text:span text:style-name="T6">,</text:span><text:span text:style-name="T7"> </text:span><text:span text:style-name="T4">"--tries=1"</text:span><text:span text:style-name="T6">,</text:span><text:span text:style-name="T7"> </text:span><text:span text:style-name="T4">"--spider"</text:span><text:span text:style-name="T6">,</text:span><text:span text:style-name="T7"> </text:span><text:span text:style-name="T4">"http://localhost:9090/-/healthy"</text:span><text:span text:style-name="T6">]</text:span></text:p>
      <text:p text:style-name="P48"><text:s text:c="6"/><text:span text:style-name="T48"># Интервал проверки: каждые 30 секунд</text:span></text:p>
      <text:p text:style-name="P48"><text:s text:c="6"/><text:span text:style-name="T9">interval</text:span><text:span text:style-name="T6">:</text:span><text:span text:style-name="T7"> 30s</text:span></text:p>
      <text:p text:style-name="P48"><text:s text:c="6"/><text:span text:style-name="T48"># Таймаут одной проверки: 10 секунд</text:span></text:p>
      <text:p text:style-name="P48"><text:s text:c="6"/><text:span text:style-name="T9">timeout</text:span><text:span text:style-name="T6">:</text:span><text:span text:style-name="T7"> 10s</text:span></text:p>
      <text:p text:style-name="P48"><text:s text:c="6"/><text:span text:style-name="T48"># Количество попыток перед пометкой как unhealthy</text:span></text:p>
      <text:p text:style-name="P48"><text:s text:c="6"/><text:span text:style-name="T9">retries</text:span><text:span text:style-name="T6">:</text:span><text:span text:style-name="T7"> </text:span><text:span text:style-name="T9">3</text:span></text:p>
      <text:p text:style-name="P52"/>
      <text:p text:style-name="P48"><text:s text:c="2"/><text:span text:style-name="T48"># СЕРВИС: Grafana</text:span></text:p>
      <text:p text:style-name="P48"><text:s text:c="2"/><text:span text:style-name="T48"># Платформа для визуализации метрик и дашбордов</text:span></text:p>
      <text:p text:style-name="P48"><text:s text:c="2"/><text:span text:style-name="T9">grafana</text:span><text:span text:style-name="T6">:</text:span></text:p>
      <text:p text:style-name="P48"><text:s text:c="4"/><text:span text:style-name="T9">image</text:span><text:span text:style-name="T6">:</text:span><text:span text:style-name="T7"> grafana/grafana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grafana</text:span></text:p>
      <text:p text:style-name="P48"><text:s text:c="4"/><text:span text:style-name="T9">environment</text:span><text:span text:style-name="T6">:</text:span></text:p>
      <text:p text:style-name="P48"><text:s text:c="6"/><text:span text:style-name="T48"># Пароль администратора по умолчанию</text:span></text:p>
      <text:p text:style-name="P48"><text:s text:c="6"/><text:span text:style-name="T6">-</text:span><text:span text:style-name="T7"> GF_SECURITY_ADMIN_PASSWORD=admin</text:span></text:p>
      <text:p text:style-name="P48"><text:s text:c="6"/><text:span text:style-name="T48"># Разрешение анонимного доступа (для тестирования)</text:span></text:p>
      <text:p text:style-name="P48"><text:s text:c="6"/><text:span text:style-name="T6">-</text:span><text:span text:style-name="T7"> GF_AUTH_ANONYMOUS_ENABLED=true</text:span></text:p>
      <text:p text:style-name="P48"><text:s text:c="6"/><text:span text:style-name="T48"># Роль анонимных пользователей - Admin</text:span></text:p>
      <text:p text:style-name="P48"><text:s text:c="6"/><text:span text:style-name="T6">-</text:span><text:span text:style-name="T7"> GF_AUTH_ANONYMOUS_ORG_ROLE=Admin</text:span></text:p>
      <text:p text:style-name="P48"><text:s text:c="6"/><text:span text:style-name="T48"># Отключение базовой аутентификации</text:span></text:p>
      <text:p text:style-name="P48"><text:s text:c="6"/><text:span text:style-name="T6">-</text:span><text:span text:style-name="T7"> GF_AUTH_BASIC_ENABLED=false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3000:3000"</text:span></text:p>
      <text:p text:style-name="P48"><text:s text:c="4"/><text:span text:style-name="T9">volumes</text:span><text:span text:style-name="T6">:</text:span></text:p>
      <text:p text:style-name="P48"><text:s text:c="6"/><text:span text:style-name="T48"># Подключение папки с конфигурацией Grafana</text:span></text:p>
      <text:p text:style-name="P48"><text:s text:c="6"/><text:span text:style-name="T6">-</text:span><text:span text:style-name="T7"> ./monitoring/grafana/provisioning</text:span><text:span text:style-name="T6">:</text:span><text:span text:style-name="T7">/etc/grafana/provisioning</text:span></text:p>
      <text:p text:style-name="P48"><text:s text:c="6"/><text:span text:style-name="T48"># Том для хранения данных Grafana (дашборды, пользователи и т.д.)</text:span></text:p>
      <text:p text:style-name="P48"><text:s text:c="6"/><text:span text:style-name="T6">-</text:span><text:span text:style-name="T7"> grafana_data</text:span><text:span text:style-name="T6">:</text:span><text:span text:style-name="T7">/var/lib/grafana</text:span></text:p>
      <text:p text:style-name="P48"><text:soft-page-break/><text:s text:c="4"/><text:span text:style-name="T9">healthcheck</text:span><text:span text:style-name="T6">:</text:span></text:p>
      <text:p text:style-name="P48"><text:s text:c="6"/><text:span text:style-name="T48"># Проверка здоровья через API Grafana</text:span></text:p>
      <text:p text:style-name="P48"><text:s text:c="6"/><text:span text:style-name="T9">test</text:span><text:span text:style-name="T6">:</text:span><text:span text:style-name="T7"> </text:span><text:span text:style-name="T6">[</text:span><text:span text:style-name="T4">"CMD"</text:span><text:span text:style-name="T6">,</text:span><text:span text:style-name="T7"> </text:span><text:span text:style-name="T4">"wget"</text:span><text:span text:style-name="T6">,</text:span><text:span text:style-name="T7"> </text:span><text:span text:style-name="T4">"--no-verbose"</text:span><text:span text:style-name="T6">,</text:span><text:span text:style-name="T7"> </text:span><text:span text:style-name="T4">"--tries=1"</text:span><text:span text:style-name="T6">,</text:span><text:span text:style-name="T7"> </text:span><text:span text:style-name="T4">"--spider"</text:span><text:span text:style-name="T6">,</text:span><text:span text:style-name="T7"> </text:span><text:span text:style-name="T4">"http://localhost:3000/api/health"</text:span><text:span text:style-name="T6">]</text:span></text:p>
      <text:p text:style-name="P48"><text:s text:c="6"/><text:span text:style-name="T9">interval</text:span><text:span text:style-name="T6">:</text:span><text:span text:style-name="T7"> 30s</text:span></text:p>
      <text:p text:style-name="P48"><text:s text:c="6"/><text:span text:style-name="T9">timeout</text:span><text:span text:style-name="T6">:</text:span><text:span text:style-name="T7"> 10s</text:span></text:p>
      <text:p text:style-name="P48"><text:s text:c="6"/><text:span text:style-name="T9">retries</text:span><text:span text:style-name="T6">:</text:span><text:span text:style-name="T7"> </text:span><text:span text:style-name="T9">3</text:span></text:p>
      <text:p text:style-name="P48"><text:s text:c="4"/><text:span text:style-name="T48"># Grafana зависит от Prometheus (чтобы не запускалась раньше)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prometheus</text:span></text:p>
      <text:p text:style-name="P52"/>
      <text:p text:style-name="P48"><text:s text:c="2"/><text:span text:style-name="T48"># СЕРВИС: PostgreSQL Exporter</text:span></text:p>
      <text:p text:style-name="P48"><text:s text:c="2"/><text:span text:style-name="T48"># Специальный экспортер для сбора метрик из PostgreSQL в формате Prometheus</text:span></text:p>
      <text:p text:style-name="P48"><text:s text:c="2"/><text:span text:style-name="T9">postgres-exporter</text:span><text:span text:style-name="T6">:</text:span></text:p>
      <text:p text:style-name="P48"><text:s text:c="4"/><text:span text:style-name="T9">image</text:span><text:span text:style-name="T6">:</text:span><text:span text:style-name="T7"> prometheuscommunity/postgres</text:span><text:span text:style-name="T6">-</text:span><text:span text:style-name="T7">exporter</text:span><text:span text:style-name="T6">:</text:span><text:span text:style-name="T7">latest</text:span></text:p>
      <text:p text:style-name="P48"><text:s text:c="4"/><text:span text:style-name="T9">container_name</text:span><text:span text:style-name="T6">:</text:span><text:span text:style-name="T7"> postgres</text:span><text:span text:style-name="T6">-</text:span><text:span text:style-name="T7">exporter</text:span></text:p>
      <text:p text:style-name="P48"><text:s text:c="4"/><text:span text:style-name="T9">ports</text:span><text:span text:style-name="T6">:</text:span></text:p>
      <text:p text:style-name="P48"><text:s text:c="6"/><text:span text:style-name="T6">-</text:span><text:span text:style-name="T7"> </text:span><text:span text:style-name="T4">"9187:9187"</text:span></text:p>
      <text:p text:style-name="P48"><text:s text:c="4"/><text:span text:style-name="T9">environment</text:span><text:span text:style-name="T6">:</text:span></text:p>
      <text:p text:style-name="P48"><text:s text:c="6"/><text:span text:style-name="T48"># Строка подключения к PostgreSQL</text:span></text:p>
      <text:p text:style-name="P48"><text:s text:c="6"/><text:span text:style-name="T48"># Формат: postgresql://username:password@host:port/database?params</text:span></text:p>
      <text:p text:style-name="P48"><text:s text:c="6"/><text:span text:style-name="T9">DATA_SOURCE_NAME</text:span><text:span text:style-name="T6">:</text:span><text:span text:style-name="T7"> </text:span><text:span text:style-name="T4">"postgresql://test_user:test_password@postgres:5432/test_db?sslmode=disable"</text:span></text:p>
      <text:p text:style-name="P48"><text:s text:c="4"/><text:span text:style-name="T48"># Зависит от PostgreSQL</text:span></text:p>
      <text:p text:style-name="P48"><text:s text:c="4"/><text:span text:style-name="T9">depends_on</text:span><text:span text:style-name="T6">:</text:span></text:p>
      <text:p text:style-name="P48"><text:s text:c="6"/><text:span text:style-name="T6">-</text:span><text:span text:style-name="T7"> postgres</text:span></text:p>
      <text:p text:style-name="P52"/>
      <text:p text:style-name="P46"># ОПРЕДЕЛЕНИЕ ТОМОВ (VOLUMES)</text:p>
      <text:p text:style-name="P46"># Томы - это механизм Docker для сохранения данных между перезапусками контейнеров</text:p>
      <text:p text:style-name="P47"><text:span text:style-name="T8">volumes</text:span><text:span text:style-name="T5">:</text:span></text:p>
      <text:p text:style-name="P48"><text:s text:c="2"/><text:span text:style-name="T48"># Том для данных PostgreSQL</text:span></text:p>
      <text:p text:style-name="P48"><text:s text:c="2"/><text:span text:style-name="T9">postgres_data</text:span><text:span text:style-name="T6">:</text:span></text:p>
      <text:p text:style-name="P48"><text:s text:c="2"/><text:span text:style-name="T48"># Том для данных Prometheus (метрики)</text:span></text:p>
      <text:p text:style-name="P48"><text:s text:c="2"/><text:span text:style-name="T9">prometheus_data</text:span><text:span text:style-name="T6">:</text:span></text:p>
      <text:p text:style-name="P48"><text:s text:c="2"/><text:span text:style-name="T48"># Том для данных Grafana (дашборды, настройки)</text:span></text:p>
      <text:p text:style-name="P48"><text:s text:c="2"/><text:span text:style-name="T7">grafana_data</text:span><text:span text:style-name="T6">:</text:span></text:p>
      <text:h text:style-name="P42" text:outline-level="2"><text:soft-page-break/>Ключевые моменты архитектуры:</text:h>
      <text:h text:style-name="P45" text:outline-level="3"><text:span text:style-name="Strong_20_Emphasis"><text:span text:style-name="T24">Сетевые взаимодействия:</text:span></text:span></text:h>
      <text:list xml:id="list2710781122" text:style-name="L18">
        <text:list-item>
          <text:p text:style-name="P89"><text:span text:style-name="Strong_20_Emphasis"><text:span text:style-name="T22">Zookeeper (2181)</text:span></text:span><text:span text:style-name="T23"> → используется Kafka для координации</text:span></text:p>
        </text:list-item>
        <text:list-item>
          <text:p text:style-name="P89"><text:span text:style-name="Strong_20_Emphasis"><text:span text:style-name="T22">Kafka (9092)</text:span></text:span><text:span text:style-name="T23"> → для продюсеров/консьюмеров, (19092) → для внутренней связи</text:span></text:p>
        </text:list-item>
        <text:list-item>
          <text:p text:style-name="P89"><text:span text:style-name="Strong_20_Emphasis"><text:span text:style-name="T22">PostgreSQL (5432)</text:span></text:span><text:span text:style-name="T23"> → для приложения Spring Boot</text:span></text:p>
        </text:list-item>
        <text:list-item>
          <text:p text:style-name="P89"><text:span text:style-name="Strong_20_Emphasis"><text:span text:style-name="T22">Prometheus (9090)</text:span></text:span><text:span text:style-name="T23"> → сбор метрик</text:span></text:p>
        </text:list-item>
        <text:list-item>
          <text:p text:style-name="P89"><text:span text:style-name="Strong_20_Emphasis"><text:span text:style-name="T22">Grafana (3000)</text:span></text:span><text:span text:style-name="T23"> → веб-интерфейс</text:span></text:p>
        </text:list-item>
        <text:list-item>
          <text:p text:style-name="P89"><text:span text:style-name="Strong_20_Emphasis"><text:span text:style-name="T22">Kafka UI (8081)</text:span></text:span><text:span text:style-name="T23"> → управление Kafka</text:span></text:p>
        </text:list-item>
        <text:list-item>
          <text:p text:style-name="P89"><text:span text:style-name="Strong_20_Emphasis"><text:span text:style-name="T22">Postgres Exporter (9187)</text:span></text:span><text:span text:style-name="T23"> → метрики БД</text:span></text:p>
        </text:list-item>
      </text:list>
      <text:h text:style-name="P45" text:outline-level="3"><text:span text:style-name="Strong_20_Emphasis"><text:span text:style-name="T24">Зависимости запуска:</text:span></text:span></text:h>
      <text:list xml:id="list851988241" text:style-name="L19">
        <text:list-item>
          <text:p text:style-name="P90"><text:span text:style-name="Strong_20_Emphasis"><text:span text:style-name="T22">Zookeeper</text:span></text:span><text:span text:style-name="T23"> ← первый сервис</text:span></text:p>
        </text:list-item>
        <text:list-item>
          <text:p text:style-name="P90"><text:span text:style-name="Strong_20_Emphasis"><text:span text:style-name="T22">Kafka</text:span></text:span><text:span text:style-name="T23"> ← зависит от Zookeeper</text:span></text:p>
        </text:list-item>
        <text:list-item>
          <text:p text:style-name="P90"><text:span text:style-name="Strong_20_Emphasis"><text:span text:style-name="T22">PostgreSQL</text:span></text:span><text:span text:style-name="T23"> ← независимый сервис</text:span></text:p>
        </text:list-item>
        <text:list-item>
          <text:p text:style-name="P90"><text:span text:style-name="Strong_20_Emphasis"><text:span text:style-name="T22">Postgres Exporter</text:span></text:span><text:span text:style-name="T23"> ← зависит от PostgreSQL</text:span></text:p>
        </text:list-item>
        <text:list-item>
          <text:p text:style-name="P90"><text:span text:style-name="Strong_20_Emphasis"><text:span text:style-name="T22">Prometheus</text:span></text:span><text:span text:style-name="T23"> ← может запускаться параллельно</text:span></text:p>
        </text:list-item>
        <text:list-item>
          <text:p text:style-name="P90"><text:span text:style-name="Strong_20_Emphasis"><text:span text:style-name="T22">Grafana</text:span></text:span><text:span text:style-name="T23"> ← зависит от Prometheus</text:span></text:p>
        </text:list-item>
        <text:list-item>
          <text:p text:style-name="P90"><text:span text:style-name="Strong_20_Emphasis"><text:span text:style-name="T22">Kafka UI</text:span></text:span><text:span text:style-name="T23"> ← зависит от Kafka</text:span></text:p>
        </text:list-item>
      </text:list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Courier1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21:08:40.593401685</dc:date>
    <meta:editing-duration>PT4H7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8" meta:paragraph-count="1290" meta:word-count="7001" meta:character-count="81596" meta:non-whitespace-character-count="71581"/>
  </office:meta>
</office:document-meta>
</file>